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693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22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7429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0.3571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T.places</text:p>
          </table:table-cell>
          <table:table-cell office:value-type="string" calcext:value-type="string">
            <text:p>PT.transitions</text:p>
          </table:table-cell>
          <table:table-cell office:value-type="string" calcext:value-type="string">
            <text:p>PT.arcs</text:p>
          </table:table-cell>
          <table:table-cell office:value-type="string" calcext:value-type="string">
            <text:p>PT.safeplaces</text:p>
          </table:table-cell>
          <table:table-cell office:value-type="string" calcext:value-type="string">
            <text:p>state.vector.length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statespace.states</text:p>
          </table:table-cell>
          <table:table-cell office:value-type="string" calcext:value-type="string">
            <text:p>statespace.nodes</text:p>
          </table:table-cell>
          <table:table-cell office:value-type="string" calcext:value-type="string">
            <text:p>group.next</text:p>
          </table:table-cell>
          <table:table-cell office:value-type="string" calcext:value-type="string">
            <text:p>group.explored.nodes</text:p>
          </table:table-cell>
          <table:table-cell office:value-type="string" calcext:value-type="string">
            <text:p>group.explored.vectors</text:p>
          </table:table-cell>
          <table:table-cell office:value-type="string" calcext:value-type="string">
            <text:p>max.tokens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average.wavefront</text:p>
          </table:table-cell>
          <table:table-cell office:value-type="string" calcext:value-type="string">
            <text:p>RMS.wavefront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string" calcext:value-type="string">
            <text:p>10-10_phaseVariation.pnml</text:p>
          </table:table-cell>
          <table:table-cell office:value-type="float" office:value="302" calcext:value-type="float">
            <text:p>302</text:p>
          </table:table-cell>
          <table:table-cell office:value-type="float" office:value="3137" calcext:value-type="float">
            <text:p>3137</text:p>
          </table:table-cell>
          <table:table-cell office:value-type="float" office:value="21755" calcext:value-type="float">
            <text:p>2175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137" calcext:value-type="float">
            <text:p>3137</text:p>
          </table:table-cell>
          <table:table-cell table:number-columns-repeated="6"/>
          <table:table-cell office:value-type="float" office:value="18909" calcext:value-type="float">
            <text:p>18909</text:p>
          </table:table-cell>
          <table:table-cell office:value-type="float" office:value="121916909" calcext:value-type="float">
            <text:p>121916909</text:p>
          </table:table-cell>
          <table:table-cell office:value-type="float" office:value="126498451" calcext:value-type="float">
            <text:p>126498451</text:p>
          </table:table-cell>
          <table:table-cell office:value-type="float" office:value="445.15" calcext:value-type="float">
            <text:p>445.15</text:p>
          </table:table-cell>
          <table:table-cell office:value-type="float" office:value="480.24" calcext:value-type="float">
            <text:p>480.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-100_phaseVariation.pnml</text:p>
          </table:table-cell>
          <table:table-cell office:value-type="float" office:value="302" calcext:value-type="float">
            <text:p>302</text:p>
          </table:table-cell>
          <table:table-cell office:value-type="float" office:value="3137" calcext:value-type="float">
            <text:p>3137</text:p>
          </table:table-cell>
          <table:table-cell office:value-type="float" office:value="21755" calcext:value-type="float">
            <text:p>2175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137" calcext:value-type="float">
            <text:p>3137</text:p>
          </table:table-cell>
          <table:table-cell table:number-columns-repeated="6"/>
          <table:table-cell office:value-type="float" office:value="18909" calcext:value-type="float">
            <text:p>18909</text:p>
          </table:table-cell>
          <table:table-cell office:value-type="float" office:value="121916909" calcext:value-type="float">
            <text:p>121916909</text:p>
          </table:table-cell>
          <table:table-cell office:value-type="float" office:value="126498451" calcext:value-type="float">
            <text:p>126498451</text:p>
          </table:table-cell>
          <table:table-cell office:value-type="float" office:value="445.15" calcext:value-type="float">
            <text:p>445.15</text:p>
          </table:table-cell>
          <table:table-cell office:value-type="float" office:value="480.24" calcext:value-type="float">
            <text:p>480.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-10_phaseVariation.pnml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8254" calcext:value-type="float">
            <text:p>98254</text:p>
          </table:table-cell>
          <table:table-cell office:value-type="float" office:value="5453" calcext:value-type="float">
            <text:p>5453</text:p>
          </table:table-cell>
          <table:table-cell office:value-type="float" office:value="4354" calcext:value-type="float">
            <text:p>4354</text:p>
          </table:table-cell>
          <table:table-cell office:value-type="float" office:value="4698" calcext:value-type="float">
            <text:p>4698</text:p>
          </table:table-cell>
          <table:table-cell office:value-type="float" office:value="28572" calcext:value-type="float">
            <text:p>28572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71234" calcext:value-type="float">
            <text:p>71234</text:p>
          </table:table-cell>
          <table:table-cell office:value-type="float" office:value="76580" calcext:value-type="float">
            <text:p>76580</text:p>
          </table:table-cell>
          <table:table-cell office:value-type="float" office:value="29.8" calcext:value-type="float">
            <text:p>29.8</text:p>
          </table:table-cell>
          <table:table-cell office:value-type="float" office:value="30.9" calcext:value-type="float">
            <text:p>30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-100_phaseVariation.pnml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71234" calcext:value-type="float">
            <text:p>71234</text:p>
          </table:table-cell>
          <table:table-cell office:value-type="float" office:value="76580" calcext:value-type="float">
            <text:p>76580</text:p>
          </table:table-cell>
          <table:table-cell office:value-type="float" office:value="29.8" calcext:value-type="float">
            <text:p>29.8</text:p>
          </table:table-cell>
          <table:table-cell office:value-type="float" office:value="30.9" calcext:value-type="float">
            <text:p>30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-10_phaseVariation.pnml</text:p>
          </table:table-cell>
          <table:table-cell office:value-type="float" office:value="1202" calcext:value-type="float">
            <text:p>1202</text:p>
          </table:table-cell>
          <table:table-cell office:value-type="float" office:value="13457" calcext:value-type="float">
            <text:p>13457</text:p>
          </table:table-cell>
          <table:table-cell office:value-type="float" office:value="93395" calcext:value-type="float">
            <text:p>93395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13457" calcext:value-type="float">
            <text:p>13457</text:p>
          </table:table-cell>
          <table:table-cell table:number-columns-repeated="6"/>
          <table:table-cell office:value-type="float" office:value="81119" calcext:value-type="float">
            <text:p>81119</text:p>
          </table:table-cell>
          <table:table-cell office:value-type="float" office:value="2702367022" calcext:value-type="float">
            <text:p>2702367022</text:p>
          </table:table-cell>
          <table:table-cell office:value-type="float" office:value="2726376637" calcext:value-type="float">
            <text:p>2726376637</text:p>
          </table:table-cell>
          <table:table-cell office:value-type="float" office:value="1491.5" calcext:value-type="float">
            <text:p>1491.5</text:p>
          </table:table-cell>
          <table:table-cell office:value-type="float" office:value="1645.9" calcext:value-type="float">
            <text:p>164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-100_phaseVariation.pnml</text:p>
          </table:table-cell>
          <table:table-cell office:value-type="float" office:value="1202" calcext:value-type="float">
            <text:p>1202</text:p>
          </table:table-cell>
          <table:table-cell office:value-type="float" office:value="13457" calcext:value-type="float">
            <text:p>13457</text:p>
          </table:table-cell>
          <table:table-cell office:value-type="float" office:value="93395" calcext:value-type="float">
            <text:p>93395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13457" calcext:value-type="float">
            <text:p>13457</text:p>
          </table:table-cell>
          <table:table-cell table:number-columns-repeated="6"/>
          <table:table-cell office:value-type="float" office:value="81119" calcext:value-type="float">
            <text:p>81119</text:p>
          </table:table-cell>
          <table:table-cell office:value-type="float" office:value="2702367022" calcext:value-type="float">
            <text:p>2702367022</text:p>
          </table:table-cell>
          <table:table-cell office:value-type="float" office:value="2726376637" calcext:value-type="float">
            <text:p>2726376637</text:p>
          </table:table-cell>
          <table:table-cell office:value-type="float" office:value="1491.5" calcext:value-type="float">
            <text:p>1491.5</text:p>
          </table:table-cell>
          <table:table-cell office:value-type="float" office:value="1645.9" calcext:value-type="float">
            <text:p>164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D8_gradient_10x10_1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42634215112710" calcext:value-type="float">
            <text:p>42634215112710</text:p>
          </table:table-cell>
          <table:table-cell office:value-type="float" office:value="6490" calcext:value-type="float">
            <text:p>6490</text:p>
          </table:table-cell>
          <table:table-cell office:value-type="float" office:value="58140" calcext:value-type="float">
            <text:p>58140</text:p>
          </table:table-cell>
          <table:table-cell office:value-type="float" office:value="52668" calcext:value-type="float">
            <text:p>52668</text:p>
          </table:table-cell>
          <table:table-cell office:value-type="float" office:value="45144" calcext:value-type="float">
            <text:p>45144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10x10_10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4.52742573280516E+058" calcext:value-type="float">
            <text:p>45274257328051600000000000000000000000000000000000000000000</text:p>
          </table:table-cell>
          <table:table-cell office:value-type="float" office:value="505000" calcext:value-type="float">
            <text:p>505000</text:p>
          </table:table-cell>
          <table:table-cell office:value-type="float" office:value="3659400" calcext:value-type="float">
            <text:p>3659400</text:p>
          </table:table-cell>
          <table:table-cell office:value-type="float" office:value="3592368" calcext:value-type="float">
            <text:p>3592368</text:p>
          </table:table-cell>
          <table:table-cell office:value-type="float" office:value="3523284" calcext:value-type="float">
            <text:p>3523284</text:p>
          </table:table-cell>
          <table:table-cell office:value-type="float" office:value="100" calcext:value-type="float">
            <text:p>100</text:p>
          </table:table-cell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D8_gradient_10x10_15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10x10_20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10x10_50.pnml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.34191072731546E+040" calcext:value-type="float">
            <text:p>13419107273154600000000000000000000000000</text:p>
          </table:table-cell>
          <table:table-cell office:value-type="float" office:value="130050" calcext:value-type="float">
            <text:p>130050</text:p>
          </table:table-cell>
          <table:table-cell office:value-type="float" office:value="974700" calcext:value-type="float">
            <text:p>974700</text:p>
          </table:table-cell>
          <table:table-cell office:value-type="float" office:value="941868" calcext:value-type="float">
            <text:p>941868</text:p>
          </table:table-cell>
          <table:table-cell office:value-type="float" office:value="906984" calcext:value-type="float">
            <text:p>906984</text:p>
          </table:table-cell>
          <table:table-cell office:value-type="float" office:value="50" calcext:value-type="float">
            <text:p>50</text:p>
          </table:table-cell>
          <table:table-cell office:value-type="float" office:value="690" calcext:value-type="float">
            <text:p>690</text:p>
          </table:table-cell>
          <table:table-cell office:value-type="float" office:value="416815" calcext:value-type="float">
            <text:p>416815</text:p>
          </table:table-cell>
          <table:table-cell office:value-type="float" office:value="452605" calcext:value-type="float">
            <text:p>452605</text:p>
          </table:table-cell>
          <table:table-cell office:value-type="float" office:value="45.01" calcext:value-type="float">
            <text:p>45.01</text:p>
          </table:table-cell>
          <table:table-cell office:value-type="float" office:value="47.84" calcext:value-type="float">
            <text:p>47.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D8_gradient_20x20_10.pnml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3.23081977575776E+019" calcext:value-type="float">
            <text:p>32308197757577600000</text:p>
          </table:table-cell>
          <table:table-cell office:value-type="float" office:value="26290" calcext:value-type="float">
            <text:p>26290</text:p>
          </table:table-cell>
          <table:table-cell office:value-type="float" office:value="251940" calcext:value-type="float">
            <text:p>251940</text:p>
          </table:table-cell>
          <table:table-cell office:value-type="float" office:value="228228" calcext:value-type="float">
            <text:p>228228</text:p>
          </table:table-cell>
          <table:table-cell office:value-type="float" office:value="195624" calcext:value-type="float">
            <text:p>195624</text:p>
          </table:table-cell>
          <table:table-cell office:value-type="float" office:value="10" calcext:value-type="float">
            <text:p>10</text:p>
          </table:table-cell>
          <table:table-cell office:value-type="float" office:value="1261" calcext:value-type="float">
            <text:p>1261</text:p>
          </table:table-cell>
          <table:table-cell office:value-type="float" office:value="3808882" calcext:value-type="float">
            <text:p>3808882</text:p>
          </table:table-cell>
          <table:table-cell office:value-type="float" office:value="4068552" calcext:value-type="float">
            <text:p>4068552</text:p>
          </table:table-cell>
          <table:table-cell office:value-type="float" office:value="87.78" calcext:value-type="float">
            <text:p>87.78</text:p>
          </table:table-cell>
          <table:table-cell office:value-type="float" office:value="92.75" calcext:value-type="float">
            <text:p>92.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D8_gradient_20x20_100.pnml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table:number-columns-repeated="6"/>
          <table:table-cell office:value-type="float" office:value="1261" calcext:value-type="float">
            <text:p>1261</text:p>
          </table:table-cell>
          <table:table-cell office:value-type="float" office:value="3808882" calcext:value-type="float">
            <text:p>3808882</text:p>
          </table:table-cell>
          <table:table-cell office:value-type="float" office:value="4068552" calcext:value-type="float">
            <text:p>4068552</text:p>
          </table:table-cell>
          <table:table-cell office:value-type="float" office:value="87.78" calcext:value-type="float">
            <text:p>87.78</text:p>
          </table:table-cell>
          <table:table-cell office:value-type="float" office:value="92.75" calcext:value-type="float">
            <text:p>92.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20x20_150.pnml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table:number-columns-repeated="6"/>
          <table:table-cell office:value-type="float" office:value="1261" calcext:value-type="float">
            <text:p>1261</text:p>
          </table:table-cell>
          <table:table-cell office:value-type="float" office:value="3808882" calcext:value-type="float">
            <text:p>3808882</text:p>
          </table:table-cell>
          <table:table-cell office:value-type="float" office:value="4068552" calcext:value-type="float">
            <text:p>4068552</text:p>
          </table:table-cell>
          <table:table-cell office:value-type="float" office:value="87.78" calcext:value-type="float">
            <text:p>87.78</text:p>
          </table:table-cell>
          <table:table-cell office:value-type="float" office:value="92.75" calcext:value-type="float">
            <text:p>92.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20x20_50.pnml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7.91132791291165E+066" calcext:value-type="float">
            <text:p>7911327912911650000000000000000000000000000000000000000000000000000</text:p>
          </table:table-cell>
          <table:table-cell office:value-type="float" office:value="527850" calcext:value-type="float">
            <text:p>527850</text:p>
          </table:table-cell>
          <table:table-cell office:value-type="float" office:value="4223700" calcext:value-type="float">
            <text:p>4223700</text:p>
          </table:table-cell>
          <table:table-cell office:value-type="float" office:value="4081428" calcext:value-type="float">
            <text:p>4081428</text:p>
          </table:table-cell>
          <table:table-cell office:value-type="float" office:value="3930264" calcext:value-type="float">
            <text:p>3930264</text:p>
          </table:table-cell>
          <table:table-cell office:value-type="float" office:value="50" calcext:value-type="float">
            <text:p>50</text:p>
          </table:table-cell>
          <table:table-cell office:value-type="float" office:value="1261" calcext:value-type="float">
            <text:p>1261</text:p>
          </table:table-cell>
          <table:table-cell office:value-type="float" office:value="3808882" calcext:value-type="float">
            <text:p>3808882</text:p>
          </table:table-cell>
          <table:table-cell office:value-type="float" office:value="4068552" calcext:value-type="float">
            <text:p>4068552</text:p>
          </table:table-cell>
          <table:table-cell office:value-type="float" office:value="87.78" calcext:value-type="float">
            <text:p>87.78</text:p>
          </table:table-cell>
          <table:table-cell office:value-type="float" office:value="92.75" calcext:value-type="float">
            <text:p>92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D8_gradient_30x30_10.pnml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3688" calcext:value-type="float">
            <text:p>136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.00995211163134E+023" calcext:value-type="float">
            <text:p>100995211163134000000000</text:p>
          </table:table-cell>
          <table:table-cell office:value-type="float" office:value="59290" calcext:value-type="float">
            <text:p>59290</text:p>
          </table:table-cell>
          <table:table-cell office:value-type="float" office:value="581740" calcext:value-type="float">
            <text:p>581740</text:p>
          </table:table-cell>
          <table:table-cell office:value-type="float" office:value="526988" calcext:value-type="float">
            <text:p>526988</text:p>
          </table:table-cell>
          <table:table-cell office:value-type="float" office:value="451704" calcext:value-type="float">
            <text:p>451704</text:p>
          </table:table-cell>
          <table:table-cell office:value-type="float" office:value="10" calcext:value-type="float">
            <text:p>10</text:p>
          </table:table-cell>
          <table:table-cell office:value-type="float" office:value="1820" calcext:value-type="float">
            <text:p>1820</text:p>
          </table:table-cell>
          <table:table-cell office:value-type="float" office:value="13356953" calcext:value-type="float">
            <text:p>13356953</text:p>
          </table:table-cell>
          <table:table-cell office:value-type="float" office:value="14274069" calcext:value-type="float">
            <text:p>14274069</text:p>
          </table:table-cell>
          <table:table-cell office:value-type="float" office:value="136.23" calcext:value-type="float">
            <text:p>136.23</text:p>
          </table:table-cell>
          <table:table-cell office:value-type="float" office:value="143.03" calcext:value-type="float">
            <text:p>143.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D8_gradient_30x30_100.pnml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3688" calcext:value-type="float">
            <text:p>136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table:number-columns-repeated="6"/>
          <table:table-cell office:value-type="float" office:value="1820" calcext:value-type="float">
            <text:p>1820</text:p>
          </table:table-cell>
          <table:table-cell office:value-type="float" office:value="13356953" calcext:value-type="float">
            <text:p>13356953</text:p>
          </table:table-cell>
          <table:table-cell office:value-type="float" office:value="14274069" calcext:value-type="float">
            <text:p>14274069</text:p>
          </table:table-cell>
          <table:table-cell office:value-type="float" office:value="136.23" calcext:value-type="float">
            <text:p>136.23</text:p>
          </table:table-cell>
          <table:table-cell office:value-type="float" office:value="143.03" calcext:value-type="float">
            <text:p>143.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30x30_150.pnml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3688" calcext:value-type="float">
            <text:p>136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table:number-columns-repeated="6"/>
          <table:table-cell office:value-type="float" office:value="1820" calcext:value-type="float">
            <text:p>1820</text:p>
          </table:table-cell>
          <table:table-cell office:value-type="float" office:value="13356953" calcext:value-type="float">
            <text:p>13356953</text:p>
          </table:table-cell>
          <table:table-cell office:value-type="float" office:value="14274069" calcext:value-type="float">
            <text:p>14274069</text:p>
          </table:table-cell>
          <table:table-cell office:value-type="float" office:value="136.23" calcext:value-type="float">
            <text:p>136.23</text:p>
          </table:table-cell>
          <table:table-cell office:value-type="float" office:value="143.03" calcext:value-type="float">
            <text:p>143.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30x30_50.pnml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office:value-type="float" office:value="13688" calcext:value-type="float">
            <text:p>136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844" calcext:value-type="float">
            <text:p>6844</text:p>
          </table:table-cell>
          <table:table-cell table:number-columns-repeated="6"/>
          <table:table-cell office:value-type="float" office:value="1820" calcext:value-type="float">
            <text:p>1820</text:p>
          </table:table-cell>
          <table:table-cell office:value-type="float" office:value="13356953" calcext:value-type="float">
            <text:p>13356953</text:p>
          </table:table-cell>
          <table:table-cell office:value-type="float" office:value="14274069" calcext:value-type="float">
            <text:p>14274069</text:p>
          </table:table-cell>
          <table:table-cell office:value-type="float" office:value="136.23" calcext:value-type="float">
            <text:p>136.23</text:p>
          </table:table-cell>
          <table:table-cell office:value-type="float" office:value="143.03" calcext:value-type="float">
            <text:p>143.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40x40_10.pnml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24648" calcext:value-type="float">
            <text:p>246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3.11621362935612E+025" calcext:value-type="float">
            <text:p>31162136293561200000000000</text:p>
          </table:table-cell>
          <table:table-cell office:value-type="float" office:value="105490" calcext:value-type="float">
            <text:p>105490</text:p>
          </table:table-cell>
          <table:table-cell office:value-type="float" office:value="1047540" calcext:value-type="float">
            <text:p>1047540</text:p>
          </table:table-cell>
          <table:table-cell office:value-type="float" office:value="948948" calcext:value-type="float">
            <text:p>948948</text:p>
          </table:table-cell>
          <table:table-cell office:value-type="float" office:value="813384" calcext:value-type="float">
            <text:p>813384</text:p>
          </table:table-cell>
          <table:table-cell office:value-type="float" office:value="10" calcext:value-type="float">
            <text:p>10</text:p>
          </table:table-cell>
          <table:table-cell office:value-type="float" office:value="2680" calcext:value-type="float">
            <text:p>2680</text:p>
          </table:table-cell>
          <table:table-cell office:value-type="float" office:value="32948755" calcext:value-type="float">
            <text:p>32948755</text:p>
          </table:table-cell>
          <table:table-cell office:value-type="float" office:value="35614414" calcext:value-type="float">
            <text:p>35614414</text:p>
          </table:table-cell>
          <table:table-cell office:value-type="float" office:value="197.08" calcext:value-type="float">
            <text:p>197.08</text:p>
          </table:table-cell>
          <table:table-cell office:value-type="float" office:value="209.85" calcext:value-type="float">
            <text:p>209.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D8_gradient_40x40_100.pnml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24648" calcext:value-type="float">
            <text:p>246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table:number-columns-repeated="6"/>
          <table:table-cell office:value-type="float" office:value="2680" calcext:value-type="float">
            <text:p>2680</text:p>
          </table:table-cell>
          <table:table-cell office:value-type="float" office:value="32948755" calcext:value-type="float">
            <text:p>32948755</text:p>
          </table:table-cell>
          <table:table-cell office:value-type="float" office:value="35614414" calcext:value-type="float">
            <text:p>35614414</text:p>
          </table:table-cell>
          <table:table-cell office:value-type="float" office:value="197.08" calcext:value-type="float">
            <text:p>197.08</text:p>
          </table:table-cell>
          <table:table-cell office:value-type="float" office:value="209.85" calcext:value-type="float">
            <text:p>209.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40x40_150.pnml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24648" calcext:value-type="float">
            <text:p>246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table:number-columns-repeated="6"/>
          <table:table-cell office:value-type="float" office:value="2680" calcext:value-type="float">
            <text:p>2680</text:p>
          </table:table-cell>
          <table:table-cell office:value-type="float" office:value="32948755" calcext:value-type="float">
            <text:p>32948755</text:p>
          </table:table-cell>
          <table:table-cell office:value-type="float" office:value="35614414" calcext:value-type="float">
            <text:p>35614414</text:p>
          </table:table-cell>
          <table:table-cell office:value-type="float" office:value="197.08" calcext:value-type="float">
            <text:p>197.08</text:p>
          </table:table-cell>
          <table:table-cell office:value-type="float" office:value="209.85" calcext:value-type="float">
            <text:p>209.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40x40_50.pnml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office:value-type="float" office:value="24648" calcext:value-type="float">
            <text:p>24648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2324" calcext:value-type="float">
            <text:p>12324</text:p>
          </table:table-cell>
          <table:table-cell table:number-columns-repeated="6"/>
          <table:table-cell office:value-type="float" office:value="2680" calcext:value-type="float">
            <text:p>2680</text:p>
          </table:table-cell>
          <table:table-cell office:value-type="float" office:value="32948755" calcext:value-type="float">
            <text:p>32948755</text:p>
          </table:table-cell>
          <table:table-cell office:value-type="float" office:value="35614414" calcext:value-type="float">
            <text:p>35614414</text:p>
          </table:table-cell>
          <table:table-cell office:value-type="float" office:value="197.08" calcext:value-type="float">
            <text:p>197.08</text:p>
          </table:table-cell>
          <table:table-cell office:value-type="float" office:value="209.85" calcext:value-type="float">
            <text:p>209.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0x50_10.pnml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38808" calcext:value-type="float">
            <text:p>38808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2.6757434520944E+027" calcext:value-type="float">
            <text:p>2675743452094400000000000000</text:p>
          </table:table-cell>
          <table:table-cell office:value-type="float" office:value="164890" calcext:value-type="float">
            <text:p>164890</text:p>
          </table:table-cell>
          <table:table-cell office:value-type="float" office:value="1649340" calcext:value-type="float">
            <text:p>1649340</text:p>
          </table:table-cell>
          <table:table-cell office:value-type="float" office:value="1494108" calcext:value-type="float">
            <text:p>1494108</text:p>
          </table:table-cell>
          <table:table-cell office:value-type="float" office:value="1280664" calcext:value-type="float">
            <text:p>1280664</text:p>
          </table:table-cell>
          <table:table-cell office:value-type="float" office:value="10" calcext:value-type="float">
            <text:p>10</text:p>
          </table:table-cell>
          <table:table-cell office:value-type="float" office:value="3540" calcext:value-type="float">
            <text:p>3540</text:p>
          </table:table-cell>
          <table:table-cell office:value-type="float" office:value="66243354" calcext:value-type="float">
            <text:p>66243354</text:p>
          </table:table-cell>
          <table:table-cell office:value-type="float" office:value="72222634" calcext:value-type="float">
            <text:p>72222634</text:p>
          </table:table-cell>
          <table:table-cell office:value-type="float" office:value="262.49" calcext:value-type="float">
            <text:p>262.49</text:p>
          </table:table-cell>
          <table:table-cell office:value-type="float" office:value="281.52" calcext:value-type="float">
            <text:p>281.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D8_gradient_50x50_100.pnml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38808" calcext:value-type="float">
            <text:p>38808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table:number-columns-repeated="6"/>
          <table:table-cell office:value-type="float" office:value="3540" calcext:value-type="float">
            <text:p>3540</text:p>
          </table:table-cell>
          <table:table-cell office:value-type="float" office:value="66243354" calcext:value-type="float">
            <text:p>66243354</text:p>
          </table:table-cell>
          <table:table-cell office:value-type="float" office:value="72222634" calcext:value-type="float">
            <text:p>72222634</text:p>
          </table:table-cell>
          <table:table-cell office:value-type="float" office:value="262.49" calcext:value-type="float">
            <text:p>262.49</text:p>
          </table:table-cell>
          <table:table-cell office:value-type="float" office:value="281.52" calcext:value-type="float">
            <text:p>281.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0x50_150.pnml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38808" calcext:value-type="float">
            <text:p>38808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table:number-columns-repeated="6"/>
          <table:table-cell office:value-type="float" office:value="3540" calcext:value-type="float">
            <text:p>3540</text:p>
          </table:table-cell>
          <table:table-cell office:value-type="float" office:value="66243354" calcext:value-type="float">
            <text:p>66243354</text:p>
          </table:table-cell>
          <table:table-cell office:value-type="float" office:value="72222634" calcext:value-type="float">
            <text:p>72222634</text:p>
          </table:table-cell>
          <table:table-cell office:value-type="float" office:value="262.49" calcext:value-type="float">
            <text:p>262.49</text:p>
          </table:table-cell>
          <table:table-cell office:value-type="float" office:value="281.52" calcext:value-type="float">
            <text:p>281.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0x50_50.pnml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office:value-type="float" office:value="38808" calcext:value-type="float">
            <text:p>38808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9404" calcext:value-type="float">
            <text:p>19404</text:p>
          </table:table-cell>
          <table:table-cell table:number-columns-repeated="6"/>
          <table:table-cell office:value-type="float" office:value="3540" calcext:value-type="float">
            <text:p>3540</text:p>
          </table:table-cell>
          <table:table-cell office:value-type="float" office:value="66243354" calcext:value-type="float">
            <text:p>66243354</text:p>
          </table:table-cell>
          <table:table-cell office:value-type="float" office:value="72222634" calcext:value-type="float">
            <text:p>72222634</text:p>
          </table:table-cell>
          <table:table-cell office:value-type="float" office:value="262.49" calcext:value-type="float">
            <text:p>262.49</text:p>
          </table:table-cell>
          <table:table-cell office:value-type="float" office:value="281.52" calcext:value-type="float">
            <text:p>281.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x5_1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31128140" calcext:value-type="float">
            <text:p>131128140</text:p>
          </table:table-cell>
          <table:table-cell office:value-type="float" office:value="1540" calcext:value-type="float">
            <text:p>1540</text:p>
          </table:table-cell>
          <table:table-cell office:value-type="float" office:value="12240" calcext:value-type="float">
            <text:p>12240</text:p>
          </table:table-cell>
          <table:table-cell office:value-type="float" office:value="11088" calcext:value-type="float">
            <text:p>11088</text:p>
          </table:table-cell>
          <table:table-cell office:value-type="float" office:value="9504" calcext:value-type="float">
            <text:p>9504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x5_10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.6010968307696E+025" calcext:value-type="float">
            <text:p>26010968307696000000000000</text:p>
          </table:table-cell>
          <table:table-cell office:value-type="float" office:value="118675" calcext:value-type="float">
            <text:p>118675</text:p>
          </table:table-cell>
          <table:table-cell office:value-type="float" office:value="770400" calcext:value-type="float">
            <text:p>770400</text:p>
          </table:table-cell>
          <table:table-cell office:value-type="float" office:value="756288" calcext:value-type="float">
            <text:p>756288</text:p>
          </table:table-cell>
          <table:table-cell office:value-type="float" office:value="741744" calcext:value-type="float">
            <text:p>741744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D8_gradient_5x5_15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.81260353423611E+029" calcext:value-type="float">
            <text:p>181260353423611000000000000000</text:p>
          </table:table-cell>
          <table:table-cell office:value-type="float" office:value="264250" calcext:value-type="float">
            <text:p>264250</text:p>
          </table:table-cell>
          <table:table-cell office:value-type="float" office:value="1695600" calcext:value-type="float">
            <text:p>1695600</text:p>
          </table:table-cell>
          <table:table-cell office:value-type="float" office:value="1674288" calcext:value-type="float">
            <text:p>1674288</text:p>
          </table:table-cell>
          <table:table-cell office:value-type="float" office:value="1652544" calcext:value-type="float">
            <text:p>1652544</text:p>
          </table:table-cell>
          <table:table-cell office:value-type="float" office:value="150" calcext:value-type="float">
            <text:p>15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D8_gradient_5x5_20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.14386128575629E+032" calcext:value-type="float">
            <text:p>114386128575629000000000000000000</text:p>
          </table:table-cell>
          <table:table-cell office:value-type="float" office:value="467325" calcext:value-type="float">
            <text:p>467325</text:p>
          </table:table-cell>
          <table:table-cell office:value-type="float" office:value="2980800" calcext:value-type="float">
            <text:p>2980800</text:p>
          </table:table-cell>
          <table:table-cell office:value-type="float" office:value="2952288" calcext:value-type="float">
            <text:p>2952288</text:p>
          </table:table-cell>
          <table:table-cell office:value-type="float" office:value="2923344" calcext:value-type="float">
            <text:p>2923344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D8_gradient_5x5_25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.83135022394534E+034" calcext:value-type="float">
            <text:p>18313502239453400000000000000000000</text:p>
          </table:table-cell>
          <table:table-cell office:value-type="float" office:value="727900" calcext:value-type="float">
            <text:p>727900</text:p>
          </table:table-cell>
          <table:table-cell office:value-type="float" office:value="4626000" calcext:value-type="float">
            <text:p>4626000</text:p>
          </table:table-cell>
          <table:table-cell office:value-type="float" office:value="4590288" calcext:value-type="float">
            <text:p>4590288</text:p>
          </table:table-cell>
          <table:table-cell office:value-type="float" office:value="4554144" calcext:value-type="float">
            <text:p>4554144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D8_gradient_5x5_30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x5_35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D8_gradient_5x5_50.pnml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.75295157137163E+019" calcext:value-type="float">
            <text:p>17529515713716300000</text:p>
          </table:table-cell>
          <table:table-cell office:value-type="float" office:value="30600" calcext:value-type="float">
            <text:p>30600</text:p>
          </table:table-cell>
          <table:table-cell office:value-type="float" office:value="205200" calcext:value-type="float">
            <text:p>205200</text:p>
          </table:table-cell>
          <table:table-cell office:value-type="float" office:value="198288" calcext:value-type="float">
            <text:p>198288</text:p>
          </table:table-cell>
          <table:table-cell office:value-type="float" office:value="190944" calcext:value-type="float">
            <text:p>190944</text:p>
          </table:table-cell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office:value-type="float" office:value="36030" calcext:value-type="float">
            <text:p>36030</text:p>
          </table:table-cell>
          <table:table-cell office:value-type="float" office:value="38877" calcext:value-type="float">
            <text:p>38877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30-10_phaseVariation.pnml</text:p>
          </table:table-cell>
          <table:table-cell office:value-type="float" office:value="2702" calcext:value-type="float">
            <text:p>2702</text:p>
          </table:table-cell>
          <table:table-cell office:value-type="float" office:value="30977" calcext:value-type="float">
            <text:p>30977</text:p>
          </table:table-cell>
          <table:table-cell office:value-type="float" office:value="215035" calcext:value-type="float">
            <text:p>21503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86741" calcext:value-type="float">
            <text:p>186741</text:p>
          </table:table-cell>
          <table:table-cell office:value-type="float" office:value="12751423074" calcext:value-type="float">
            <text:p>12751423074</text:p>
          </table:table-cell>
          <table:table-cell office:value-type="float" office:value="12914866557" calcext:value-type="float">
            <text:p>12914866557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0-100_phaseVariation.pnml</text:p>
          </table:table-cell>
          <table:table-cell office:value-type="float" office:value="2702" calcext:value-type="float">
            <text:p>2702</text:p>
          </table:table-cell>
          <table:table-cell office:value-type="float" office:value="30977" calcext:value-type="float">
            <text:p>30977</text:p>
          </table:table-cell>
          <table:table-cell office:value-type="float" office:value="215035" calcext:value-type="float">
            <text:p>21503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86741" calcext:value-type="float">
            <text:p>186741</text:p>
          </table:table-cell>
          <table:table-cell office:value-type="float" office:value="12751423074" calcext:value-type="float">
            <text:p>12751423074</text:p>
          </table:table-cell>
          <table:table-cell office:value-type="float" office:value="12914866557" calcext:value-type="float">
            <text:p>12914866557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5-10_phaseVariation.pnml</text:p>
          </table:table-cell>
          <table:table-cell office:value-type="float" office:value="77" calcext:value-type="float">
            <text:p>77</text:p>
          </table:table-cell>
          <table:table-cell office:value-type="float" office:value="677" calcext:value-type="float">
            <text:p>677</text:p>
          </table:table-cell>
          <table:table-cell office:value-type="float" office:value="4685" calcext:value-type="float">
            <text:p>468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7" calcext:value-type="float">
            <text:p>677</text:p>
          </table:table-cell>
          <table:table-cell office:value-type="float" office:value="476429500890" calcext:value-type="float">
            <text:p>476429500890</text:p>
          </table:table-cell>
          <table:table-cell office:value-type="float" office:value="33465" calcext:value-type="float">
            <text:p>33465</text:p>
          </table:table-cell>
          <table:table-cell office:value-type="float" office:value="27556" calcext:value-type="float">
            <text:p>27556</text:p>
          </table:table-cell>
          <table:table-cell office:value-type="float" office:value="41685" calcext:value-type="float">
            <text:p>41685</text:p>
          </table:table-cell>
          <table:table-cell office:value-type="float" office:value="161242" calcext:value-type="float">
            <text:p>161242</text:p>
          </table:table-cell>
          <table:table-cell office:value-type="float" office:value="25" calcext:value-type="float">
            <text:p>25</text:p>
          </table:table-cell>
          <table:table-cell office:value-type="float" office:value="4074" calcext:value-type="float">
            <text:p>4074</text:p>
          </table:table-cell>
          <table:table-cell office:value-type="float" office:value="6756238" calcext:value-type="float">
            <text:p>6756238</text:p>
          </table:table-cell>
          <table:table-cell office:value-type="float" office:value="7028284" calcext:value-type="float">
            <text:p>7028284</text:p>
          </table:table-cell>
          <table:table-cell office:value-type="float" office:value="125.6" calcext:value-type="float">
            <text:p>125.6</text:p>
          </table:table-cell>
          <table:table-cell office:value-type="float" office:value="134.5" calcext:value-type="float">
            <text:p>134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5-100_phaseVariation.pnml</text:p>
          </table:table-cell>
          <table:table-cell office:value-type="float" office:value="77" calcext:value-type="float">
            <text:p>77</text:p>
          </table:table-cell>
          <table:table-cell office:value-type="float" office:value="677" calcext:value-type="float">
            <text:p>677</text:p>
          </table:table-cell>
          <table:table-cell office:value-type="float" office:value="4685" calcext:value-type="float">
            <text:p>468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4074" calcext:value-type="float">
            <text:p>4074</text:p>
          </table:table-cell>
          <table:table-cell office:value-type="float" office:value="6756238" calcext:value-type="float">
            <text:p>6756238</text:p>
          </table:table-cell>
          <table:table-cell office:value-type="float" office:value="7028284" calcext:value-type="float">
            <text:p>7028284</text:p>
          </table:table-cell>
          <table:table-cell office:value-type="float" office:value="125.6" calcext:value-type="float">
            <text:p>125.6</text:p>
          </table:table-cell>
          <table:table-cell office:value-type="float" office:value="134.5" calcext:value-type="float">
            <text:p>134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01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462" calcext:value-type="float">
            <text:p>462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05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2734935" calcext:value-type="float">
            <text:p>42734935</text:p>
          </table:table-cell>
          <table:table-cell office:value-type="float" office:value="11992" calcext:value-type="float">
            <text:p>11992</text:p>
          </table:table-cell>
          <table:table-cell office:value-type="float" office:value="2999" calcext:value-type="float">
            <text:p>2999</text:p>
          </table:table-cell>
          <table:table-cell office:value-type="float" office:value="2744" calcext:value-type="float">
            <text:p>2744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10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822645885495" calcext:value-type="float">
            <text:p>822645885495</text:p>
          </table:table-cell>
          <table:table-cell office:value-type="float" office:value="138328" calcext:value-type="float">
            <text:p>138328</text:p>
          </table:table-cell>
          <table:table-cell office:value-type="float" office:value="9424" calcext:value-type="float">
            <text:p>9424</text:p>
          </table:table-cell>
          <table:table-cell office:value-type="float" office:value="8132" calcext:value-type="float">
            <text:p>8132</text:p>
          </table:table-cell>
          <table:table-cell office:value-type="float" office:value="21446" calcext:value-type="float">
            <text:p>21446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ngiogenesis-15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.11553896666911E+015" calcext:value-type="float">
            <text:p>1115538966669110</text:p>
          </table:table-cell>
          <table:table-cell office:value-type="float" office:value="691385" calcext:value-type="float">
            <text:p>691385</text:p>
          </table:table-cell>
          <table:table-cell office:value-type="float" office:value="19209" calcext:value-type="float">
            <text:p>19209</text:p>
          </table:table-cell>
          <table:table-cell office:value-type="float" office:value="16324" calcext:value-type="float">
            <text:p>16324</text:p>
          </table:table-cell>
          <table:table-cell office:value-type="float" office:value="62421" calcext:value-type="float">
            <text:p>62421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giogenesis-20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25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giogenesis-50.pn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4587" calcext:value-type="float">
            <text:p>14587</text:p>
          </table:table-cell>
          <table:table-cell office:value-type="float" office:value="16457" calcext:value-type="float">
            <text:p>16457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RMCacheCoherence.pnml</text:p>
          </table:table-cell>
          <table:table-cell office:value-type="float" office:value="87" calcext:value-type="float">
            <text:p>87</text:p>
          </table:table-cell>
          <table:table-cell office:value-type="float" office:value="33676" calcext:value-type="float">
            <text:p>33676</text:p>
          </table:table-cell>
          <table:table-cell office:value-type="float" office:value="246935" calcext:value-type="float">
            <text:p>246935</text:p>
          </table:table-cell>
          <table:table-cell office:value-type="float" office:value="87" calcext:value-type="float">
            <text:p>87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04-P05-N02-unfolded.pnml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0658" calcext:value-type="float">
            <text:p>10658</text:p>
          </table:table-cell>
          <table:table-cell office:value-type="float" office:value="5199" calcext:value-type="float">
            <text:p>5199</text:p>
          </table:table-cell>
          <table:table-cell office:value-type="float" office:value="719" calcext:value-type="float">
            <text:p>719</text:p>
          </table:table-cell>
          <table:table-cell office:value-type="float" office:value="1449" calcext:value-type="float">
            <text:p>1449</text:p>
          </table:table-cell>
          <table:table-cell office:value-type="float" office:value="2430" calcext:value-type="float">
            <text:p>2430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35424" calcext:value-type="float">
            <text:p>35424</text:p>
          </table:table-cell>
          <table:table-cell office:value-type="float" office:value="39027" calcext:value-type="float">
            <text:p>39027</text:p>
          </table:table-cell>
          <table:table-cell office:value-type="float" office:value="31.2" calcext:value-type="float">
            <text:p>31.2</text:p>
          </table:table-cell>
          <table:table-cell office:value-type="float" office:value="33.6" calcext:value-type="float">
            <text:p>33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10-P10-N10-unfolded.pnml</text:p>
          </table:table-cell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office:value-type="float" office:value="1770956" calcext:value-type="float">
            <text:p>1770956</text:p>
          </table:table-cell>
          <table:table-cell office:value-type="float" office:value="113875" calcext:value-type="float">
            <text:p>113875</text:p>
          </table:table-cell>
          <table:table-cell office:value-type="float" office:value="4954" calcext:value-type="float">
            <text:p>4954</text:p>
          </table:table-cell>
          <table:table-cell office:value-type="float" office:value="10564" calcext:value-type="float">
            <text:p>10564</text:p>
          </table:table-cell>
          <table:table-cell office:value-type="float" office:value="37734" calcext:value-type="float">
            <text:p>37734</text:p>
          </table:table-cell>
          <table:table-cell office:value-type="float" office:value="10" calcext:value-type="float">
            <text:p>10</text:p>
          </table:table-cell>
          <table:table-cell office:value-type="float" office:value="1882" calcext:value-type="float">
            <text:p>1882</text:p>
          </table:table-cell>
          <table:table-cell office:value-type="float" office:value="1351587" calcext:value-type="float">
            <text:p>1351587</text:p>
          </table:table-cell>
          <table:table-cell office:value-type="float" office:value="1392332" calcext:value-type="float">
            <text:p>1392332</text:p>
          </table:table-cell>
          <table:table-cell office:value-type="float" office:value="55.18" calcext:value-type="float">
            <text:p>55.18</text:p>
          </table:table-cell>
          <table:table-cell office:value-type="float" office:value="56.86" calcext:value-type="float">
            <text:p>56.8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20-P10-N10-unfolded.pnml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58718346" calcext:value-type="float">
            <text:p>58718346</text:p>
          </table:table-cell>
          <table:table-cell office:value-type="float" office:value="628778" calcext:value-type="float">
            <text:p>628778</text:p>
          </table:table-cell>
          <table:table-cell office:value-type="float" office:value="11189" calcext:value-type="float">
            <text:p>11189</text:p>
          </table:table-cell>
          <table:table-cell office:value-type="float" office:value="32941" calcext:value-type="float">
            <text:p>32941</text:p>
          </table:table-cell>
          <table:table-cell office:value-type="float" office:value="160762" calcext:value-type="float">
            <text:p>160762</text:p>
          </table:table-cell>
          <table:table-cell office:value-type="float" office:value="20" calcext:value-type="float">
            <text:p>20</text:p>
          </table:table-cell>
          <table:table-cell office:value-type="float" office:value="3622" calcext:value-type="float">
            <text:p>3622</text:p>
          </table:table-cell>
          <table:table-cell office:value-type="float" office:value="5018385" calcext:value-type="float">
            <text:p>5018385</text:p>
          </table:table-cell>
          <table:table-cell office:value-type="float" office:value="5143012" calcext:value-type="float">
            <text:p>5143012</text:p>
          </table:table-cell>
          <table:table-cell office:value-type="float" office:value="100.7" calcext:value-type="float">
            <text:p>100.7</text:p>
          </table:table-cell>
          <table:table-cell office:value-type="float" office:value="104.5" calcext:value-type="float">
            <text:p>104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idgeAndVehicles-V20-P10-N20-unfolded.pnml</text:p>
          </table:table-cell>
          <table:table-cell office:value-type="float" office:value="78" calcext:value-type="float">
            <text:p>78</text:p>
          </table:table-cell>
          <table:table-cell office:value-type="float" office:value="968" calcext:value-type="float">
            <text:p>968</text:p>
          </table:table-cell>
          <table:table-cell office:value-type="float" office:value="7350" calcext:value-type="float">
            <text:p>73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68" calcext:value-type="float">
            <text:p>968</text:p>
          </table:table-cell>
          <table:table-cell office:value-type="float" office:value="69238866" calcext:value-type="float">
            <text:p>69238866</text:p>
          </table:table-cell>
          <table:table-cell office:value-type="float" office:value="1098938" calcext:value-type="float">
            <text:p>1098938</text:p>
          </table:table-cell>
          <table:table-cell office:value-type="float" office:value="15954" calcext:value-type="float">
            <text:p>15954</text:p>
          </table:table-cell>
          <table:table-cell office:value-type="float" office:value="39162" calcext:value-type="float">
            <text:p>39162</text:p>
          </table:table-cell>
          <table:table-cell office:value-type="float" office:value="170494" calcext:value-type="float">
            <text:p>170494</text:p>
          </table:table-cell>
          <table:table-cell office:value-type="float" office:value="20" calcext:value-type="float">
            <text:p>20</text:p>
          </table:table-cell>
          <table:table-cell office:value-type="float" office:value="6532" calcext:value-type="float">
            <text:p>6532</text:p>
          </table:table-cell>
          <table:table-cell office:value-type="float" office:value="16706067" calcext:value-type="float">
            <text:p>16706067</text:p>
          </table:table-cell>
          <table:table-cell office:value-type="float" office:value="16910459" calcext:value-type="float">
            <text:p>16910459</text:p>
          </table:table-cell>
          <table:table-cell office:value-type="float" office:value="88.49" calcext:value-type="float">
            <text:p>88.49</text:p>
          </table:table-cell>
          <table:table-cell office:value-type="float" office:value="90.5" calcext:value-type="float">
            <text:p>90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idgeAndVehicles-V20-P10-N50-unfolded.pnml</text:p>
          </table:table-cell>
          <table:table-cell office:value-type="float" office:value="108" calcext:value-type="float">
            <text:p>108</text:p>
          </table:table-cell>
          <table:table-cell office:value-type="float" office:value="2228" calcext:value-type="float">
            <text:p>2228</text:p>
          </table:table-cell>
          <table:table-cell office:value-type="float" office:value="17190" calcext:value-type="float">
            <text:p>1719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228" calcext:value-type="float">
            <text:p>2228</text:p>
          </table:table-cell>
          <table:table-cell table:number-columns-repeated="6"/>
          <table:table-cell office:value-type="float" office:value="15262" calcext:value-type="float">
            <text:p>15262</text:p>
          </table:table-cell>
          <table:table-cell office:value-type="float" office:value="94357635" calcext:value-type="float">
            <text:p>94357635</text:p>
          </table:table-cell>
          <table:table-cell office:value-type="float" office:value="95204546" calcext:value-type="float">
            <text:p>95204546</text:p>
          </table:table-cell>
          <table:table-cell office:value-type="float" office:value="165.8" calcext:value-type="float">
            <text:p>165.8</text:p>
          </table:table-cell>
          <table:table-cell office:value-type="float" office:value="172.19" calcext:value-type="float">
            <text:p>172.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20-P20-N10-unfolded.pnml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105062382" calcext:value-type="float">
            <text:p>105062382</text:p>
          </table:table-cell>
          <table:table-cell office:value-type="float" office:value="729239" calcext:value-type="float">
            <text:p>729239</text:p>
          </table:table-cell>
          <table:table-cell office:value-type="float" office:value="16894" calcext:value-type="float">
            <text:p>16894</text:p>
          </table:table-cell>
          <table:table-cell office:value-type="float" office:value="46210" calcext:value-type="float">
            <text:p>46210</text:p>
          </table:table-cell>
          <table:table-cell office:value-type="float" office:value="422512" calcext:value-type="float">
            <text:p>422512</text:p>
          </table:table-cell>
          <table:table-cell office:value-type="float" office:value="20" calcext:value-type="float">
            <text:p>20</text:p>
          </table:table-cell>
          <table:table-cell office:value-type="float" office:value="3622" calcext:value-type="float">
            <text:p>3622</text:p>
          </table:table-cell>
          <table:table-cell office:value-type="float" office:value="5018385" calcext:value-type="float">
            <text:p>5018385</text:p>
          </table:table-cell>
          <table:table-cell office:value-type="float" office:value="5143012" calcext:value-type="float">
            <text:p>5143012</text:p>
          </table:table-cell>
          <table:table-cell office:value-type="float" office:value="100.7" calcext:value-type="float">
            <text:p>100.7</text:p>
          </table:table-cell>
          <table:table-cell office:value-type="float" office:value="104.5" calcext:value-type="float">
            <text:p>104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idgeAndVehicles-V20-P20-N20-unfolded.pnml</text:p>
          </table:table-cell>
          <table:table-cell office:value-type="float" office:value="78" calcext:value-type="float">
            <text:p>78</text:p>
          </table:table-cell>
          <table:table-cell office:value-type="float" office:value="968" calcext:value-type="float">
            <text:p>968</text:p>
          </table:table-cell>
          <table:table-cell office:value-type="float" office:value="7350" calcext:value-type="float">
            <text:p>73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68" calcext:value-type="float">
            <text:p>968</text:p>
          </table:table-cell>
          <table:table-cell office:value-type="float" office:value="128945260" calcext:value-type="float">
            <text:p>128945260</text:p>
          </table:table-cell>
          <table:table-cell office:value-type="float" office:value="1443932" calcext:value-type="float">
            <text:p>1443932</text:p>
          </table:table-cell>
          <table:table-cell office:value-type="float" office:value="20784" calcext:value-type="float">
            <text:p>20784</text:p>
          </table:table-cell>
          <table:table-cell office:value-type="float" office:value="51413" calcext:value-type="float">
            <text:p>51413</text:p>
          </table:table-cell>
          <table:table-cell office:value-type="float" office:value="432244" calcext:value-type="float">
            <text:p>432244</text:p>
          </table:table-cell>
          <table:table-cell office:value-type="float" office:value="20" calcext:value-type="float">
            <text:p>20</text:p>
          </table:table-cell>
          <table:table-cell office:value-type="float" office:value="6532" calcext:value-type="float">
            <text:p>6532</text:p>
          </table:table-cell>
          <table:table-cell office:value-type="float" office:value="16706067" calcext:value-type="float">
            <text:p>16706067</text:p>
          </table:table-cell>
          <table:table-cell office:value-type="float" office:value="16910459" calcext:value-type="float">
            <text:p>16910459</text:p>
          </table:table-cell>
          <table:table-cell office:value-type="float" office:value="88.49" calcext:value-type="float">
            <text:p>88.49</text:p>
          </table:table-cell>
          <table:table-cell office:value-type="float" office:value="90.5" calcext:value-type="float">
            <text:p>90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idgeAndVehicles-V20-P20-N50-unfolded.pnml</text:p>
          </table:table-cell>
          <table:table-cell office:value-type="float" office:value="108" calcext:value-type="float">
            <text:p>108</text:p>
          </table:table-cell>
          <table:table-cell office:value-type="float" office:value="2228" calcext:value-type="float">
            <text:p>2228</text:p>
          </table:table-cell>
          <table:table-cell office:value-type="float" office:value="17190" calcext:value-type="float">
            <text:p>1719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228" calcext:value-type="float">
            <text:p>2228</text:p>
          </table:table-cell>
          <table:table-cell table:number-columns-repeated="6"/>
          <table:table-cell office:value-type="float" office:value="15262" calcext:value-type="float">
            <text:p>15262</text:p>
          </table:table-cell>
          <table:table-cell office:value-type="float" office:value="94357635" calcext:value-type="float">
            <text:p>94357635</text:p>
          </table:table-cell>
          <table:table-cell office:value-type="float" office:value="95204546" calcext:value-type="float">
            <text:p>95204546</text:p>
          </table:table-cell>
          <table:table-cell office:value-type="float" office:value="165.8" calcext:value-type="float">
            <text:p>165.8</text:p>
          </table:table-cell>
          <table:table-cell office:value-type="float" office:value="172.19" calcext:value-type="float">
            <text:p>172.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20-N10-unfolded.pnml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table:number-columns-repeated="6"/>
          <table:table-cell office:value-type="float" office:value="8842" calcext:value-type="float">
            <text:p>8842</text:p>
          </table:table-cell>
          <table:table-cell office:value-type="float" office:value="29492284" calcext:value-type="float">
            <text:p>29492284</text:p>
          </table:table-cell>
          <table:table-cell office:value-type="float" office:value="30052470" calcext:value-type="float">
            <text:p>30052470</text:p>
          </table:table-cell>
          <table:table-cell office:value-type="float" office:value="199.4" calcext:value-type="float">
            <text:p>199.4</text:p>
          </table:table-cell>
          <table:table-cell office:value-type="float" office:value="206.6" calcext:value-type="float">
            <text:p>206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20-N20-unfolded.pnml</text:p>
          </table:table-cell>
          <table:table-cell office:value-type="float" office:value="138" calcext:value-type="float">
            <text:p>138</text:p>
          </table:table-cell>
          <table:table-cell office:value-type="float" office:value="2348" calcext:value-type="float">
            <text:p>2348</text:p>
          </table:table-cell>
          <table:table-cell office:value-type="float" office:value="18090" calcext:value-type="float">
            <text:p>1809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48" calcext:value-type="float">
            <text:p>2348</text:p>
          </table:table-cell>
          <table:table-cell table:number-columns-repeated="6"/>
          <table:table-cell office:value-type="float" office:value="15952" calcext:value-type="float">
            <text:p>15952</text:p>
          </table:table-cell>
          <table:table-cell office:value-type="float" office:value="98418957" calcext:value-type="float">
            <text:p>98418957</text:p>
          </table:table-cell>
          <table:table-cell office:value-type="float" office:value="98953454" calcext:value-type="float">
            <text:p>98953454</text:p>
          </table:table-cell>
          <table:table-cell office:value-type="float" office:value="128" calcext:value-type="float">
            <text:p>128</text:p>
          </table:table-cell>
          <table:table-cell office:value-type="float" office:value="133.44" calcext:value-type="float">
            <text:p>1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20-N50-unfolded.pnml</text:p>
          </table:table-cell>
          <table:table-cell office:value-type="float" office:value="168" calcext:value-type="float">
            <text:p>168</text:p>
          </table:table-cell>
          <table:table-cell office:value-type="float" office:value="5408" calcext:value-type="float">
            <text:p>5408</text:p>
          </table:table-cell>
          <table:table-cell office:value-type="float" office:value="42330" calcext:value-type="float">
            <text:p>4233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408" calcext:value-type="float">
            <text:p>5408</text:p>
          </table:table-cell>
          <table:table-cell table:number-columns-repeated="6"/>
          <table:table-cell office:value-type="float" office:value="37282" calcext:value-type="float">
            <text:p>37282</text:p>
          </table:table-cell>
          <table:table-cell office:value-type="float" office:value="557637012" calcext:value-type="float">
            <text:p>557637012</text:p>
          </table:table-cell>
          <table:table-cell office:value-type="float" office:value="559908164" calcext:value-type="float">
            <text:p>559908164</text:p>
          </table:table-cell>
          <table:table-cell office:value-type="float" office:value="186.32" calcext:value-type="float">
            <text:p>186.32</text:p>
          </table:table-cell>
          <table:table-cell office:value-type="float" office:value="190.53" calcext:value-type="float">
            <text:p>190.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50-N10-unfolded.pnml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table:number-columns-repeated="6"/>
          <table:table-cell office:value-type="float" office:value="8842" calcext:value-type="float">
            <text:p>8842</text:p>
          </table:table-cell>
          <table:table-cell office:value-type="float" office:value="29492284" calcext:value-type="float">
            <text:p>29492284</text:p>
          </table:table-cell>
          <table:table-cell office:value-type="float" office:value="30052470" calcext:value-type="float">
            <text:p>30052470</text:p>
          </table:table-cell>
          <table:table-cell office:value-type="float" office:value="199.4" calcext:value-type="float">
            <text:p>199.4</text:p>
          </table:table-cell>
          <table:table-cell office:value-type="float" office:value="206.6" calcext:value-type="float">
            <text:p>206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50-N20-unfolded.pnml</text:p>
          </table:table-cell>
          <table:table-cell office:value-type="float" office:value="138" calcext:value-type="float">
            <text:p>138</text:p>
          </table:table-cell>
          <table:table-cell office:value-type="float" office:value="2348" calcext:value-type="float">
            <text:p>2348</text:p>
          </table:table-cell>
          <table:table-cell office:value-type="float" office:value="18090" calcext:value-type="float">
            <text:p>1809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48" calcext:value-type="float">
            <text:p>2348</text:p>
          </table:table-cell>
          <table:table-cell table:number-columns-repeated="6"/>
          <table:table-cell office:value-type="float" office:value="15952" calcext:value-type="float">
            <text:p>15952</text:p>
          </table:table-cell>
          <table:table-cell office:value-type="float" office:value="98418957" calcext:value-type="float">
            <text:p>98418957</text:p>
          </table:table-cell>
          <table:table-cell office:value-type="float" office:value="98953454" calcext:value-type="float">
            <text:p>98953454</text:p>
          </table:table-cell>
          <table:table-cell office:value-type="float" office:value="128" calcext:value-type="float">
            <text:p>128</text:p>
          </table:table-cell>
          <table:table-cell office:value-type="float" office:value="133.44" calcext:value-type="float">
            <text:p>1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50-P50-N50-unfolded.pnml</text:p>
          </table:table-cell>
          <table:table-cell office:value-type="float" office:value="168" calcext:value-type="float">
            <text:p>168</text:p>
          </table:table-cell>
          <table:table-cell office:value-type="float" office:value="5408" calcext:value-type="float">
            <text:p>5408</text:p>
          </table:table-cell>
          <table:table-cell office:value-type="float" office:value="42330" calcext:value-type="float">
            <text:p>4233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408" calcext:value-type="float">
            <text:p>5408</text:p>
          </table:table-cell>
          <table:table-cell table:number-columns-repeated="6"/>
          <table:table-cell office:value-type="float" office:value="37282" calcext:value-type="float">
            <text:p>37282</text:p>
          </table:table-cell>
          <table:table-cell office:value-type="float" office:value="557637012" calcext:value-type="float">
            <text:p>557637012</text:p>
          </table:table-cell>
          <table:table-cell office:value-type="float" office:value="559908164" calcext:value-type="float">
            <text:p>559908164</text:p>
          </table:table-cell>
          <table:table-cell office:value-type="float" office:value="186.32" calcext:value-type="float">
            <text:p>186.32</text:p>
          </table:table-cell>
          <table:table-cell office:value-type="float" office:value="190.53" calcext:value-type="float">
            <text:p>190.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20-N10-unfolded.pnml</text:p>
          </table:table-cell>
          <table:table-cell office:value-type="float" office:value="188" calcext:value-type="float">
            <text:p>188</text:p>
          </table:table-cell>
          <table:table-cell office:value-type="float" office:value="2108" calcext:value-type="float">
            <text:p>2108</text:p>
          </table:table-cell>
          <table:table-cell office:value-type="float" office:value="15950" calcext:value-type="float">
            <text:p>1595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108" calcext:value-type="float">
            <text:p>2108</text:p>
          </table:table-cell>
          <table:table-cell table:number-columns-repeated="6"/>
          <table:table-cell office:value-type="float" office:value="14062" calcext:value-type="float">
            <text:p>14062</text:p>
          </table:table-cell>
          <table:table-cell office:value-type="float" office:value="72509918" calcext:value-type="float">
            <text:p>72509918</text:p>
          </table:table-cell>
          <table:table-cell office:value-type="float" office:value="72929531" calcext:value-type="float">
            <text:p>72929531</text:p>
          </table:table-cell>
          <table:table-cell office:value-type="float" office:value="149.77" calcext:value-type="float">
            <text:p>149.77</text:p>
          </table:table-cell>
          <table:table-cell office:value-type="float" office:value="161.43" calcext:value-type="float">
            <text:p>161.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20-N20-unfolded.pnml</text:p>
          </table:table-cell>
          <table:table-cell office:value-type="float" office:value="198" calcext:value-type="float">
            <text:p>198</text:p>
          </table:table-cell>
          <table:table-cell office:value-type="float" office:value="3728" calcext:value-type="float">
            <text:p>3728</text:p>
          </table:table-cell>
          <table:table-cell office:value-type="float" office:value="28830" calcext:value-type="float">
            <text:p>2883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728" calcext:value-type="float">
            <text:p>3728</text:p>
          </table:table-cell>
          <table:table-cell table:number-columns-repeated="6"/>
          <table:table-cell office:value-type="float" office:value="25372" calcext:value-type="float">
            <text:p>25372</text:p>
          </table:table-cell>
          <table:table-cell office:value-type="float" office:value="251141673" calcext:value-type="float">
            <text:p>251141673</text:p>
          </table:table-cell>
          <table:table-cell office:value-type="float" office:value="253654200" calcext:value-type="float">
            <text:p>253654200</text:p>
          </table:table-cell>
          <table:table-cell office:value-type="float" office:value="321.63" calcext:value-type="float">
            <text:p>321.63</text:p>
          </table:table-cell>
          <table:table-cell office:value-type="float" office:value="330.66" calcext:value-type="float">
            <text:p>330.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20-N50-unfolded.pnml</text:p>
          </table:table-cell>
          <table:table-cell office:value-type="float" office:value="228" calcext:value-type="float">
            <text:p>228</text:p>
          </table:table-cell>
          <table:table-cell office:value-type="float" office:value="8588" calcext:value-type="float">
            <text:p>8588</text:p>
          </table:table-cell>
          <table:table-cell office:value-type="float" office:value="67470" calcext:value-type="float">
            <text:p>6747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588" calcext:value-type="float">
            <text:p>8588</text:p>
          </table:table-cell>
          <table:table-cell table:number-columns-repeated="6"/>
          <table:table-cell office:value-type="float" office:value="59302" calcext:value-type="float">
            <text:p>59302</text:p>
          </table:table-cell>
          <table:table-cell office:value-type="float" office:value="1413159445" calcext:value-type="float">
            <text:p>1413159445</text:p>
          </table:table-cell>
          <table:table-cell office:value-type="float" office:value="1419985500" calcext:value-type="float">
            <text:p>1419985500</text:p>
          </table:table-cell>
          <table:table-cell office:value-type="float" office:value="372.79" calcext:value-type="float">
            <text:p>372.79</text:p>
          </table:table-cell>
          <table:table-cell office:value-type="float" office:value="382.28" calcext:value-type="float">
            <text:p>382.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50-N10-unfolded.pnml</text:p>
          </table:table-cell>
          <table:table-cell office:value-type="float" office:value="188" calcext:value-type="float">
            <text:p>188</text:p>
          </table:table-cell>
          <table:table-cell office:value-type="float" office:value="2108" calcext:value-type="float">
            <text:p>2108</text:p>
          </table:table-cell>
          <table:table-cell office:value-type="float" office:value="15950" calcext:value-type="float">
            <text:p>1595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108" calcext:value-type="float">
            <text:p>2108</text:p>
          </table:table-cell>
          <table:table-cell table:number-columns-repeated="6"/>
          <table:table-cell office:value-type="float" office:value="14062" calcext:value-type="float">
            <text:p>14062</text:p>
          </table:table-cell>
          <table:table-cell office:value-type="float" office:value="74319776" calcext:value-type="float">
            <text:p>74319776</text:p>
          </table:table-cell>
          <table:table-cell office:value-type="float" office:value="75618600" calcext:value-type="float">
            <text:p>75618600</text:p>
          </table:table-cell>
          <table:table-cell office:value-type="float" office:value="298.18" calcext:value-type="float">
            <text:p>298.18</text:p>
          </table:table-cell>
          <table:table-cell office:value-type="float" office:value="308.72" calcext:value-type="float">
            <text:p>308.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50-N20-unfolded.pnml</text:p>
          </table:table-cell>
          <table:table-cell office:value-type="float" office:value="198" calcext:value-type="float">
            <text:p>198</text:p>
          </table:table-cell>
          <table:table-cell office:value-type="float" office:value="3728" calcext:value-type="float">
            <text:p>3728</text:p>
          </table:table-cell>
          <table:table-cell office:value-type="float" office:value="28830" calcext:value-type="float">
            <text:p>2883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728" calcext:value-type="float">
            <text:p>3728</text:p>
          </table:table-cell>
          <table:table-cell table:number-columns-repeated="6"/>
          <table:table-cell office:value-type="float" office:value="25372" calcext:value-type="float">
            <text:p>25372</text:p>
          </table:table-cell>
          <table:table-cell office:value-type="float" office:value="251141673" calcext:value-type="float">
            <text:p>251141673</text:p>
          </table:table-cell>
          <table:table-cell office:value-type="float" office:value="253654200" calcext:value-type="float">
            <text:p>253654200</text:p>
          </table:table-cell>
          <table:table-cell office:value-type="float" office:value="321.63" calcext:value-type="float">
            <text:p>321.63</text:p>
          </table:table-cell>
          <table:table-cell office:value-type="float" office:value="330.66" calcext:value-type="float">
            <text:p>330.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idgeAndVehicles-V80-P50-N50-unfolded.pnml</text:p>
          </table:table-cell>
          <table:table-cell office:value-type="float" office:value="228" calcext:value-type="float">
            <text:p>228</text:p>
          </table:table-cell>
          <table:table-cell office:value-type="float" office:value="8588" calcext:value-type="float">
            <text:p>8588</text:p>
          </table:table-cell>
          <table:table-cell office:value-type="float" office:value="67470" calcext:value-type="float">
            <text:p>6747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588" calcext:value-type="float">
            <text:p>8588</text:p>
          </table:table-cell>
          <table:table-cell table:number-columns-repeated="6"/>
          <table:table-cell office:value-type="float" office:value="59302" calcext:value-type="float">
            <text:p>59302</text:p>
          </table:table-cell>
          <table:table-cell office:value-type="float" office:value="1413159445" calcext:value-type="float">
            <text:p>1413159445</text:p>
          </table:table-cell>
          <table:table-cell office:value-type="float" office:value="1419985500" calcext:value-type="float">
            <text:p>1419985500</text:p>
          </table:table-cell>
          <table:table-cell office:value-type="float" office:value="372.79" calcext:value-type="float">
            <text:p>372.79</text:p>
          </table:table-cell>
          <table:table-cell office:value-type="float" office:value="382.28" calcext:value-type="float">
            <text:p>382.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00001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0001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4204" calcext:value-type="float">
            <text:p>644204</text:p>
          </table:table-cell>
          <table:table-cell office:value-type="float" office:value="118" calcext:value-type="float">
            <text:p>118</text:p>
          </table:table-cell>
          <table:table-cell office:value-type="float" office:value="824" calcext:value-type="float">
            <text:p>824</text:p>
          </table:table-cell>
          <table:table-cell office:value-type="float" office:value="464" calcext:value-type="float">
            <text:p>464</text:p>
          </table:table-cell>
          <table:table-cell office:value-type="float" office:value="1914" calcext:value-type="float">
            <text:p>19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0010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040402004" calcext:value-type="float">
            <text:p>42040402004</text:p>
          </table:table-cell>
          <table:table-cell office:value-type="float" office:value="1018" calcext:value-type="float">
            <text:p>1018</text:p>
          </table:table-cell>
          <table:table-cell office:value-type="float" office:value="8024" calcext:value-type="float">
            <text:p>8024</text:p>
          </table:table-cell>
          <table:table-cell office:value-type="float" office:value="4064" calcext:value-type="float">
            <text:p>4064</text:p>
          </table:table-cell>
          <table:table-cell office:value-type="float" office:value="1062924" calcext:value-type="float">
            <text:p>106292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0100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01000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adian_clock-100000.pn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1382" calcext:value-type="float">
            <text:p>1382</text:p>
          </table:table-cell>
          <table:table-cell office:value-type="float" office:value="8.3" calcext:value-type="float">
            <text:p>8.3</text:p>
          </table:table-cell>
          <table:table-cell office:value-type="float" office:value="8.6" calcext:value-type="float">
            <text:p>8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ircularTrain-012.pnml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249" calcext:value-type="float">
            <text:p>249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445" calcext:value-type="float">
            <text:p>1445</text:p>
          </table:table-cell>
          <table:table-cell office:value-type="float" office:value="1727" calcext:value-type="float">
            <text:p>1727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ircularTrain-024.pnml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6515" calcext:value-type="float">
            <text:p>86515</text:p>
          </table:table-cell>
          <table:table-cell office:value-type="float" office:value="993" calcext:value-type="float">
            <text:p>993</text:p>
          </table:table-cell>
          <table:table-cell office:value-type="float" office:value="224" calcext:value-type="float">
            <text:p>224</text:p>
          </table:table-cell>
          <table:table-cell office:value-type="float" office:value="284" calcext:value-type="float">
            <text:p>284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039" calcext:value-type="float">
            <text:p>3039</text:p>
          </table:table-cell>
          <table:table-cell office:value-type="float" office:value="3680" calcext:value-type="float">
            <text:p>3680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ircularTrain-048.pnml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3973456915" calcext:value-type="float">
            <text:p>23973456915</text:p>
          </table:table-cell>
          <table:table-cell office:value-type="float" office:value="4025" calcext:value-type="float">
            <text:p>4025</text:p>
          </table:table-cell>
          <table:table-cell office:value-type="float" office:value="448" calcext:value-type="float">
            <text:p>448</text:p>
          </table:table-cell>
          <table:table-cell office:value-type="float" office:value="555" calcext:value-type="float">
            <text:p>555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66" calcext:value-type="float">
            <text:p>6066</text:p>
          </table:table-cell>
          <table:table-cell office:value-type="float" office:value="7574" calcext:value-type="float">
            <text:p>7574</text:p>
          </table:table-cell>
          <table:table-cell office:value-type="float" office:value="10.3" calcext:value-type="float">
            <text:p>10.3</text:p>
          </table:table-cell>
          <table:table-cell office:value-type="float" office:value="10.4" calcext:value-type="float">
            <text:p>10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ircularTrain-096.pnml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2.59130027829661E+021" calcext:value-type="float">
            <text:p>2591300278296610000000</text:p>
          </table:table-cell>
          <table:table-cell office:value-type="float" office:value="16297" calcext:value-type="float">
            <text:p>16297</text:p>
          </table:table-cell>
          <table:table-cell office:value-type="float" office:value="896" calcext:value-type="float">
            <text:p>896</text:p>
          </table:table-cell>
          <table:table-cell office:value-type="float" office:value="1102" calcext:value-type="float">
            <text:p>1102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453" calcext:value-type="float">
            <text:p>12453</text:p>
          </table:table-cell>
          <table:table-cell office:value-type="float" office:value="15318" calcext:value-type="float">
            <text:p>15318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ircularTrain-192.pnml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float" office:value="4.270230527943E+043" calcext:value-type="float">
            <text:p>42702305279430000000000000000000000000000000</text:p>
          </table:table-cell>
          <table:table-cell office:value-type="float" office:value="65770" calcext:value-type="float">
            <text:p>65770</text:p>
          </table:table-cell>
          <table:table-cell office:value-type="float" office:value="1792" calcext:value-type="float">
            <text:p>1792</text:p>
          </table:table-cell>
          <table:table-cell office:value-type="float" office:value="2195" calcext:value-type="float">
            <text:p>2195</text:p>
          </table:table-cell>
          <table:table-cell office:value-type="float" office:value="1856" calcext:value-type="float">
            <text:p>185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5175" calcext:value-type="float">
            <text:p>25175</text:p>
          </table:table-cell>
          <table:table-cell office:value-type="float" office:value="30926" calcext:value-type="float">
            <text:p>30926</text:p>
          </table:table-cell>
          <table:table-cell office:value-type="float" office:value="10.42" calcext:value-type="float">
            <text:p>10.42</text:p>
          </table:table-cell>
          <table:table-cell office:value-type="float" office:value="10.47" calcext:value-type="float">
            <text:p>10.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ircularTrain-384.pnml</text:p>
          </table:table-cell>
          <table:table-cell office:value-type="float" office:value="768" calcext:value-type="float">
            <text:p>768</text:p>
          </table:table-cell>
          <table:table-cell office:value-type="float" office:value="384" calcext:value-type="float">
            <text:p>384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384" calcext:value-type="float">
            <text:p>384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614" calcext:value-type="float">
            <text:p>50614</text:p>
          </table:table-cell>
          <table:table-cell office:value-type="float" office:value="62376" calcext:value-type="float">
            <text:p>62376</text:p>
          </table:table-cell>
          <table:table-cell office:value-type="float" office:value="10.53" calcext:value-type="float">
            <text:p>10.53</text:p>
          </table:table-cell>
          <table:table-cell office:value-type="float" office:value="10.57" calcext:value-type="float">
            <text:p>10.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ircularTrain-768.pnml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101397" calcext:value-type="float">
            <text:p>101397</text:p>
          </table:table-cell>
          <table:table-cell office:value-type="float" office:value="124722" calcext:value-type="float">
            <text:p>12472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55" calcext:value-type="float">
            <text:p>10.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1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5632" calcext:value-type="float">
            <text:p>25632</text:p>
          </table:table-cell>
          <table:table-cell office:value-type="float" office:value="4349" calcext:value-type="float">
            <text:p>4349</text:p>
          </table:table-cell>
          <table:table-cell office:value-type="float" office:value="1158" calcext:value-type="float">
            <text:p>1158</text:p>
          </table:table-cell>
          <table:table-cell office:value-type="float" office:value="1838" calcext:value-type="float">
            <text:p>1838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2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349874" calcext:value-type="float">
            <text:p>349874</text:p>
          </table:table-cell>
          <table:table-cell office:value-type="float" office:value="8904" calcext:value-type="float">
            <text:p>8904</text:p>
          </table:table-cell>
          <table:table-cell office:value-type="float" office:value="1446" calcext:value-type="float">
            <text:p>1446</text:p>
          </table:table-cell>
          <table:table-cell office:value-type="float" office:value="1944" calcext:value-type="float">
            <text:p>1944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3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1465206" calcext:value-type="float">
            <text:p>1465206</text:p>
          </table:table-cell>
          <table:table-cell office:value-type="float" office:value="10779" calcext:value-type="float">
            <text:p>10779</text:p>
          </table:table-cell>
          <table:table-cell office:value-type="float" office:value="1446" calcext:value-type="float">
            <text:p>1446</text:p>
          </table:table-cell>
          <table:table-cell office:value-type="float" office:value="1944" calcext:value-type="float">
            <text:p>1944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4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2409739" calcext:value-type="float">
            <text:p>2409739</text:p>
          </table:table-cell>
          <table:table-cell office:value-type="float" office:value="11055" calcext:value-type="float">
            <text:p>11055</text:p>
          </table:table-cell>
          <table:table-cell office:value-type="float" office:value="1446" calcext:value-type="float">
            <text:p>1446</text:p>
          </table:table-cell>
          <table:table-cell office:value-type="float" office:value="1944" calcext:value-type="float">
            <text:p>1944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osed_system5.pnml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1657242" calcext:value-type="float">
            <text:p>1657242</text:p>
          </table:table-cell>
          <table:table-cell office:value-type="float" office:value="10287" calcext:value-type="float">
            <text:p>10287</text:p>
          </table:table-cell>
          <table:table-cell office:value-type="float" office:value="1446" calcext:value-type="float">
            <text:p>1446</text:p>
          </table:table-cell>
          <table:table-cell office:value-type="float" office:value="1944" calcext:value-type="float">
            <text:p>1944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66279" calcext:value-type="float">
            <text:p>66279</text:p>
          </table:table-cell>
          <table:table-cell office:value-type="float" office:value="77742" calcext:value-type="float">
            <text:p>77742</text:p>
          </table:table-cell>
          <table:table-cell office:value-type="float" office:value="23.19" calcext:value-type="float">
            <text:p>23.19</text:p>
          </table:table-cell>
          <table:table-cell office:value-type="float" office:value="24.97" calcext:value-type="float">
            <text:p>24.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s_repetitions-10-unfolded.pnml</text:p>
          </table:table-cell>
          <table:table-cell office:value-type="float" office:value="1311" calcext:value-type="float">
            <text:p>1311</text:p>
          </table:table-cell>
          <table:table-cell office:value-type="float" office:value="2300" calcext:value-type="float">
            <text:p>2300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2300" calcext:value-type="float">
            <text:p>2300</text:p>
          </table:table-cell>
          <table:table-cell table:number-columns-repeated="6"/>
          <table:table-cell office:value-type="float" office:value="12166" calcext:value-type="float">
            <text:p>12166</text:p>
          </table:table-cell>
          <table:table-cell office:value-type="float" office:value="39472399" calcext:value-type="float">
            <text:p>39472399</text:p>
          </table:table-cell>
          <table:table-cell office:value-type="float" office:value="44532743" calcext:value-type="float">
            <text:p>44532743</text:p>
          </table:table-cell>
          <table:table-cell office:value-type="float" office:value="847.32" calcext:value-type="float">
            <text:p>847.32</text:p>
          </table:table-cell>
          <table:table-cell office:value-type="float" office:value="932.46" calcext:value-type="float">
            <text:p>932.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s_repetitions-2-unfolded.pnml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7424" calcext:value-type="float">
            <text:p>7424</text:p>
          </table:table-cell>
          <table:table-cell office:value-type="float" office:value="631" calcext:value-type="float">
            <text:p>631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949" calcext:value-type="float">
            <text:p>3949</text:p>
          </table:table-cell>
          <table:table-cell office:value-type="float" office:value="4922" calcext:value-type="float">
            <text:p>4922</text:p>
          </table:table-cell>
          <table:table-cell office:value-type="float" office:value="14.6" calcext:value-type="float">
            <text:p>14.6</text:p>
          </table:table-cell>
          <table:table-cell office:value-type="float" office:value="15.4" calcext:value-type="float">
            <text:p>15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s_repetitions-3-unfolded.pnml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34074721" calcext:value-type="float">
            <text:p>134074721</text:p>
          </table:table-cell>
          <table:table-cell office:value-type="float" office:value="9074" calcext:value-type="float">
            <text:p>9074</text:p>
          </table:table-cell>
          <table:table-cell office:value-type="float" office:value="1092" calcext:value-type="float">
            <text:p>1092</text:p>
          </table:table-cell>
          <table:table-cell office:value-type="float" office:value="1407" calcext:value-type="float">
            <text:p>1407</text:p>
          </table:table-cell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38112" calcext:value-type="float">
            <text:p>38112</text:p>
          </table:table-cell>
          <table:table-cell office:value-type="float" office:value="43871" calcext:value-type="float">
            <text:p>43871</text:p>
          </table:table-cell>
          <table:table-cell office:value-type="float" office:value="29.4" calcext:value-type="float">
            <text:p>29.4</text:p>
          </table:table-cell>
          <table:table-cell office:value-type="float" office:value="31.7" calcext:value-type="float">
            <text:p>31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s_repetitions-4-unfolded.pnml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30948223090688" calcext:value-type="float">
            <text:p>30948223090688</text:p>
          </table:table-cell>
          <table:table-cell office:value-type="float" office:value="42093" calcext:value-type="float">
            <text:p>42093</text:p>
          </table:table-cell>
          <table:table-cell office:value-type="float" office:value="3322" calcext:value-type="float">
            <text:p>3322</text:p>
          </table:table-cell>
          <table:table-cell office:value-type="float" office:value="3981" calcext:value-type="float">
            <text:p>3981</text:p>
          </table:table-cell>
          <table:table-cell office:value-type="float" office:value="3856" calcext:value-type="float">
            <text:p>3856</text:p>
          </table:table-cell>
          <table:table-cell office:value-type="float" office:value="4" calcext:value-type="float">
            <text:p>4</text:p>
          </table:table-cell>
          <table:table-cell office:value-type="float" office:value="869" calcext:value-type="float">
            <text:p>869</text:p>
          </table:table-cell>
          <table:table-cell office:value-type="float" office:value="192776" calcext:value-type="float">
            <text:p>192776</text:p>
          </table:table-cell>
          <table:table-cell office:value-type="float" office:value="216445" calcext:value-type="float">
            <text:p>216445</text:p>
          </table:table-cell>
          <table:table-cell office:value-type="float" office:value="60.3" calcext:value-type="float">
            <text:p>60.3</text:p>
          </table:table-cell>
          <table:table-cell office:value-type="float" office:value="64.6" calcext:value-type="float">
            <text:p>64.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s_repetitions-5-unfolded.pnml</text:p>
          </table:table-cell>
          <table:table-cell office:value-type="float" office:value="206" calcext:value-type="float">
            <text:p>206</text:p>
          </table:table-cell>
          <table:table-cell office:value-type="float" office:value="325" calcext:value-type="float">
            <text:p>325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1628" calcext:value-type="float">
            <text:p>1628</text:p>
          </table:table-cell>
          <table:table-cell office:value-type="float" office:value="687699" calcext:value-type="float">
            <text:p>687699</text:p>
          </table:table-cell>
          <table:table-cell office:value-type="float" office:value="778092" calcext:value-type="float">
            <text:p>778092</text:p>
          </table:table-cell>
          <table:table-cell office:value-type="float" office:value="117.2" calcext:value-type="float">
            <text:p>117.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s_repetitions-7-unfolded.pnml</text:p>
          </table:table-cell>
          <table:table-cell office:value-type="float" office:value="498" calcext:value-type="float">
            <text:p>498</text:p>
          </table:table-cell>
          <table:table-cell office:value-type="float" office:value="833" calcext:value-type="float">
            <text:p>833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4314" calcext:value-type="float">
            <text:p>4314</text:p>
          </table:table-cell>
          <table:table-cell office:value-type="float" office:value="4981855" calcext:value-type="float">
            <text:p>4981855</text:p>
          </table:table-cell>
          <table:table-cell office:value-type="float" office:value="5609901" calcext:value-type="float">
            <text:p>5609901</text:p>
          </table:table-cell>
          <table:table-cell office:value-type="float" office:value="304.7" calcext:value-type="float">
            <text:p>304.7</text:p>
          </table:table-cell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atabase10UNFOLD.pnml</text:p>
          </table:table-cell>
          <table:table-cell office:value-type="float" office:value="830" calcext:value-type="float">
            <text:p>830</text:p>
          </table:table-cell>
          <table:table-cell office:value-type="float" office:value="800" calcext:value-type="float">
            <text:p>80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5207" calcext:value-type="float">
            <text:p>5207</text:p>
          </table:table-cell>
          <table:table-cell office:value-type="float" office:value="4677426" calcext:value-type="float">
            <text:p>4677426</text:p>
          </table:table-cell>
          <table:table-cell office:value-type="float" office:value="5386245" calcext:value-type="float">
            <text:p>5386245</text:p>
          </table:table-cell>
          <table:table-cell office:value-type="float" office:value="383.8" calcext:value-type="float">
            <text:p>383.8</text:p>
          </table:table-cell>
          <table:table-cell office:value-type="float" office:value="424.1" calcext:value-type="float">
            <text:p>424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tabase20UNFOLD.pnml</text:p>
          </table:table-cell>
          <table:table-cell office:value-type="float" office:value="3260" calcext:value-type="float">
            <text:p>3260</text:p>
          </table:table-cell>
          <table:table-cell office:value-type="float" office:value="3200" calcext:value-type="float">
            <text:p>3200</text:p>
          </table:table-cell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3200" calcext:value-type="float">
            <text:p>3200</text:p>
          </table:table-cell>
          <table:table-cell table:number-columns-repeated="6"/>
          <table:table-cell office:value-type="float" office:value="28997" calcext:value-type="float">
            <text:p>28997</text:p>
          </table:table-cell>
          <table:table-cell office:value-type="float" office:value="80995590" calcext:value-type="float">
            <text:p>80995590</text:p>
          </table:table-cell>
          <table:table-cell office:value-type="float" office:value="87907803" calcext:value-type="float">
            <text:p>87907803</text:p>
          </table:table-cell>
          <table:table-cell office:value-type="float" office:value="910.52" calcext:value-type="float">
            <text:p>910.52</text:p>
          </table:table-cell>
          <table:table-cell office:value-type="float" office:value="997.25" calcext:value-type="float">
            <text:p>997.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tabase2UNFOLD.pnml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111" calcext:value-type="float">
            <text:p>2111</text:p>
          </table:table-cell>
          <table:table-cell office:value-type="float" office:value="2964" calcext:value-type="float">
            <text:p>2964</text:p>
          </table:table-cell>
          <table:table-cell office:value-type="float" office:value="9.09" calcext:value-type="float">
            <text:p>9.09</text:p>
          </table:table-cell>
          <table:table-cell office:value-type="float" office:value="9.3" calcext:value-type="float">
            <text:p>9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tabase40UNFOLD.pnml</text:p>
          </table:table-cell>
          <table:table-cell office:value-type="float" office:value="12920" calcext:value-type="float">
            <text:p>12920</text:p>
          </table:table-cell>
          <table:table-cell office:value-type="float" office:value="12800" calcext:value-type="float">
            <text:p>12800</text:p>
          </table:table-cell>
          <table:table-cell office:value-type="float" office:value="156800" calcext:value-type="float">
            <text:p>1568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80718" calcext:value-type="float">
            <text:p>180718</text:p>
          </table:table-cell>
          <table:table-cell office:value-type="float" office:value="3294482403" calcext:value-type="float">
            <text:p>3294482403</text:p>
          </table:table-cell>
          <table:table-cell office:value-type="float" office:value="3566140686" calcext:value-type="float">
            <text:p>356614068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abase4UNFOLD.pnml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4717886881" calcext:value-type="float">
            <text:p>4717886881</text:p>
          </table:table-cell>
          <table:table-cell office:value-type="float" office:value="394610" calcext:value-type="float">
            <text:p>394610</text:p>
          </table:table-cell>
          <table:table-cell office:value-type="float" office:value="832" calcext:value-type="float">
            <text:p>832</text:p>
          </table:table-cell>
          <table:table-cell office:value-type="float" office:value="1281" calcext:value-type="float">
            <text:p>1281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63249" calcext:value-type="float">
            <text:p>63249</text:p>
          </table:table-cell>
          <table:table-cell office:value-type="float" office:value="77399" calcext:value-type="float">
            <text:p>77399</text:p>
          </table:table-cell>
          <table:table-cell office:value-type="float" office:value="48.6" calcext:value-type="float">
            <text:p>48.6</text:p>
          </table:table-cell>
          <table:table-cell office:value-type="float" office:value="53.8" calcext:value-type="float">
            <text:p>53.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ekker-10.pnml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6144" calcext:value-type="float">
            <text:p>6144</text:p>
          </table:table-cell>
          <table:table-cell office:value-type="float" office:value="6624" calcext:value-type="float">
            <text:p>6624</text:p>
          </table:table-cell>
          <table:table-cell office:value-type="float" office:value="1280" calcext:value-type="float">
            <text:p>1280</text:p>
          </table:table-cell>
          <table:table-cell office:value-type="float" office:value="1454" calcext:value-type="float">
            <text:p>1454</text:p>
          </table:table-cell>
          <table:table-cell office:value-type="float" office:value="15960" calcext:value-type="float">
            <text:p>15960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184754" calcext:value-type="float">
            <text:p>184754</text:p>
          </table:table-cell>
          <table:table-cell office:value-type="float" office:value="203056" calcext:value-type="float">
            <text:p>203056</text:p>
          </table:table-cell>
          <table:table-cell office:value-type="float" office:value="38.3" calcext:value-type="float">
            <text:p>38.3</text:p>
          </table:table-cell>
          <table:table-cell office:value-type="float" office:value="39.7" calcext:value-type="float">
            <text:p>39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ekker-100.pnml</text:p>
          </table:table-cell>
          <table:table-cell office:value-type="float" office:value="500" calcext:value-type="float">
            <text:p>500</text:p>
          </table:table-cell>
          <table:table-cell office:value-type="float" office:value="10200" calcext:value-type="float">
            <text:p>10200</text:p>
          </table:table-cell>
          <table:table-cell office:value-type="float" office:value="80200" calcext:value-type="float">
            <text:p>802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200" calcext:value-type="float">
            <text:p>10200</text:p>
          </table:table-cell>
          <table:table-cell table:number-columns-repeated="6"/>
          <table:table-cell office:value-type="float" office:value="70872" calcext:value-type="float">
            <text:p>70872</text:p>
          </table:table-cell>
          <table:table-cell office:value-type="float" office:value="1616424237" calcext:value-type="float">
            <text:p>1616424237</text:p>
          </table:table-cell>
          <table:table-cell office:value-type="float" office:value="1632254849" calcext:value-type="float">
            <text:p>1632254849</text:p>
          </table:table-cell>
          <table:table-cell office:value-type="float" office:value="400.17" calcext:value-type="float">
            <text:p>400.17</text:p>
          </table:table-cell>
          <table:table-cell office:value-type="float" office:value="412.59" calcext:value-type="float">
            <text:p>412.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ekker-15.pnml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278528" calcext:value-type="float">
            <text:p>278528</text:p>
          </table:table-cell>
          <table:table-cell office:value-type="float" office:value="174024" calcext:value-type="float">
            <text:p>174024</text:p>
          </table:table-cell>
          <table:table-cell office:value-type="float" office:value="2820" calcext:value-type="float">
            <text:p>2820</text:p>
          </table:table-cell>
          <table:table-cell office:value-type="float" office:value="3229" calcext:value-type="float">
            <text:p>3229</text:p>
          </table:table-cell>
          <table:table-cell office:value-type="float" office:value="738630" calcext:value-type="float">
            <text:p>738630</text:p>
          </table:table-cell>
          <table:table-cell office:value-type="float" office:value="1" calcext:value-type="float">
            <text:p>1</text:p>
          </table:table-cell>
          <table:table-cell office:value-type="float" office:value="1682" calcext:value-type="float">
            <text:p>1682</text:p>
          </table:table-cell>
          <table:table-cell office:value-type="float" office:value="887942" calcext:value-type="float">
            <text:p>887942</text:p>
          </table:table-cell>
          <table:table-cell office:value-type="float" office:value="945043" calcext:value-type="float">
            <text:p>945043</text:p>
          </table:table-cell>
          <table:table-cell office:value-type="float" office:value="57.29" calcext:value-type="float">
            <text:p>57.29</text:p>
          </table:table-cell>
          <table:table-cell office:value-type="float" office:value="59.1" calcext:value-type="float">
            <text:p>59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ekker-20.pnml</text:p>
          </table:table-cell>
          <table:table-cell office:value-type="float" office:value="100" calcext:value-type="float">
            <text:p>100</text:p>
          </table:table-cell>
          <table:table-cell office:value-type="float" office:value="440" calcext:value-type="float">
            <text:p>44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40" calcext:value-type="float">
            <text:p>44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537697" calcext:value-type="float">
            <text:p>5537697</text:p>
          </table:table-cell>
          <table:table-cell office:value-type="float" office:value="4960" calcext:value-type="float">
            <text:p>4960</text:p>
          </table:table-cell>
          <table:table-cell office:value-type="float" office:value="5702" calcext:value-type="float">
            <text:p>5702</text:p>
          </table:table-cell>
          <table:table-cell office:value-type="float" office:value="31459680" calcext:value-type="float">
            <text:p>31459680</text:p>
          </table:table-cell>
          <table:table-cell office:value-type="float" office:value="1" calcext:value-type="float">
            <text:p>1</text:p>
          </table:table-cell>
          <table:table-cell office:value-type="float" office:value="2952" calcext:value-type="float">
            <text:p>2952</text:p>
          </table:table-cell>
          <table:table-cell office:value-type="float" office:value="2729502" calcext:value-type="float">
            <text:p>2729502</text:p>
          </table:table-cell>
          <table:table-cell office:value-type="float" office:value="2863802" calcext:value-type="float">
            <text:p>2863802</text:p>
          </table:table-cell>
          <table:table-cell office:value-type="float" office:value="77.88" calcext:value-type="float">
            <text:p>77.88</text:p>
          </table:table-cell>
          <table:table-cell office:value-type="float" office:value="80.32" calcext:value-type="float">
            <text:p>80.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kker-200.pnml</text:p>
          </table:table-cell>
          <table:table-cell office:value-type="float" office:value="1000" calcext:value-type="float">
            <text:p>1000</text:p>
          </table:table-cell>
          <table:table-cell office:value-type="float" office:value="40400" calcext:value-type="float">
            <text:p>40400</text:p>
          </table:table-cell>
          <table:table-cell office:value-type="float" office:value="320400" calcext:value-type="float">
            <text:p>32040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ekker-50.pnml</text:p>
          </table:table-cell>
          <table:table-cell office:value-type="float" office:value="250" calcext:value-type="float">
            <text:p>250</text:p>
          </table:table-cell>
          <table:table-cell office:value-type="float" office:value="2600" calcext:value-type="float">
            <text:p>2600</text:p>
          </table:table-cell>
          <table:table-cell office:value-type="float" office:value="20100" calcext:value-type="float">
            <text:p>201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600" calcext:value-type="float">
            <text:p>2600</text:p>
          </table:table-cell>
          <table:table-cell table:number-columns-repeated="6"/>
          <table:table-cell office:value-type="float" office:value="17922" calcext:value-type="float">
            <text:p>17922</text:p>
          </table:table-cell>
          <table:table-cell office:value-type="float" office:value="102743995" calcext:value-type="float">
            <text:p>102743995</text:p>
          </table:table-cell>
          <table:table-cell office:value-type="float" office:value="104742456" calcext:value-type="float">
            <text:p>104742456</text:p>
          </table:table-cell>
          <table:table-cell office:value-type="float" office:value="198.23" calcext:value-type="float">
            <text:p>198.23</text:p>
          </table:table-cell>
          <table:table-cell office:value-type="float" office:value="204.83" calcext:value-type="float">
            <text:p>204.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istributeur-01-unfolded-02.pnml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096" calcext:value-type="float">
            <text:p>4096</text:p>
          </table:table-cell>
          <table:table-cell office:value-type="float" office:value="52" calcext:value-type="float">
            <text:p>52</text:p>
          </table:table-cell>
          <table:table-cell office:value-type="float" office:value="880" calcext:value-type="float">
            <text:p>880</text:p>
          </table:table-cell>
          <table:table-cell office:value-type="float" office:value="936" calcext:value-type="float">
            <text:p>936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103588" calcext:value-type="float">
            <text:p>103588</text:p>
          </table:table-cell>
          <table:table-cell office:value-type="float" office:value="109873" calcext:value-type="float">
            <text:p>109873</text:p>
          </table:table-cell>
          <table:table-cell office:value-type="float" office:value="25.8" calcext:value-type="float">
            <text:p>25.8</text:p>
          </table:table-cell>
          <table:table-cell office:value-type="float" office:value="26.6" calcext:value-type="float">
            <text:p>26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istributeur-01-unfolded-10.pnml</text:p>
          </table:table-cell>
          <table:table-cell office:value-type="float" office:value="120" calcext:value-type="float">
            <text:p>120</text:p>
          </table:table-cell>
          <table:table-cell office:value-type="float" office:value="111160" calcext:value-type="float">
            <text:p>111160</text:p>
          </table:table-cell>
          <table:table-cell office:value-type="float" office:value="1026520" calcext:value-type="float">
            <text:p>102652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cho-d2r11.pnml</text:p>
          </table:table-cell>
          <table:table-cell office:value-type="float" office:value="1119" calcext:value-type="float">
            <text:p>1119</text:p>
          </table:table-cell>
          <table:table-cell office:value-type="float" office:value="874" calcext:value-type="float">
            <text:p>874</text:p>
          </table:table-cell>
          <table:table-cell office:value-type="float" office:value="4996" calcext:value-type="float">
            <text:p>4996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874" calcext:value-type="float">
            <text:p>874</text:p>
          </table:table-cell>
          <table:table-cell table:number-columns-repeated="6"/>
          <table:table-cell office:value-type="float" office:value="919" calcext:value-type="float">
            <text:p>919</text:p>
          </table:table-cell>
          <table:table-cell office:value-type="float" office:value="1670794" calcext:value-type="float">
            <text:p>1670794</text:p>
          </table:table-cell>
          <table:table-cell office:value-type="float" office:value="2070185" calcext:value-type="float">
            <text:p>2070185</text:p>
          </table:table-cell>
          <table:table-cell office:value-type="float" office:value="105.7" calcext:value-type="float">
            <text:p>105.7</text:p>
          </table:table-cell>
          <table:table-cell office:value-type="float" office:value="111.4" calcext:value-type="float">
            <text:p>111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cho-d2r15.pnml</text:p>
          </table:table-cell>
          <table:table-cell office:value-type="float" office:value="2127" calcext:value-type="float">
            <text:p>2127</text:p>
          </table:table-cell>
          <table:table-cell office:value-type="float" office:value="1674" calcext:value-type="float">
            <text:p>1674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office:value-type="float" office:value="1715" calcext:value-type="float">
            <text:p>1715</text:p>
          </table:table-cell>
          <table:table-cell office:value-type="float" office:value="3940573" calcext:value-type="float">
            <text:p>3940573</text:p>
          </table:table-cell>
          <table:table-cell office:value-type="float" office:value="5347040" calcext:value-type="float">
            <text:p>5347040</text:p>
          </table:table-cell>
          <table:table-cell office:value-type="float" office:value="156.76" calcext:value-type="float">
            <text:p>156.76</text:p>
          </table:table-cell>
          <table:table-cell office:value-type="float" office:value="166.36" calcext:value-type="float">
            <text:p>166.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cho-d2r19.pnml</text:p>
          </table:table-cell>
          <table:table-cell office:value-type="float" office:value="3455" calcext:value-type="float">
            <text:p>3455</text:p>
          </table:table-cell>
          <table:table-cell office:value-type="float" office:value="2730" calcext:value-type="float">
            <text:p>2730</text:p>
          </table:table-cell>
          <table:table-cell office:value-type="float" office:value="15940" calcext:value-type="float">
            <text:p>15940</text:p>
          </table:table-cell>
          <table:table-cell office:value-type="float" office:value="0" calcext:value-type="float">
            <text:p>0</text:p>
          </table:table-cell>
          <table:table-cell office:value-type="float" office:value="3455" calcext:value-type="float">
            <text:p>3455</text:p>
          </table:table-cell>
          <table:table-cell office:value-type="float" office:value="2730" calcext:value-type="float">
            <text:p>2730</text:p>
          </table:table-cell>
          <table:table-cell table:number-columns-repeated="6"/>
          <table:table-cell office:value-type="float" office:value="2066" calcext:value-type="float">
            <text:p>2066</text:p>
          </table:table-cell>
          <table:table-cell office:value-type="float" office:value="8867991" calcext:value-type="float">
            <text:p>8867991</text:p>
          </table:table-cell>
          <table:table-cell office:value-type="float" office:value="11531699" calcext:value-type="float">
            <text:p>11531699</text:p>
          </table:table-cell>
          <table:table-cell office:value-type="float" office:value="193.4" calcext:value-type="float">
            <text:p>193.4</text:p>
          </table:table-cell>
          <table:table-cell office:value-type="float" office:value="205.06" calcext:value-type="float">
            <text:p>205.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cho-d2r9.pnml</text:p>
          </table:table-cell>
          <table:table-cell office:value-type="float" office:value="735" calcext:value-type="float">
            <text:p>735</text:p>
          </table:table-cell>
          <table:table-cell office:value-type="float" office:value="570" calcext:value-type="float">
            <text:p>570</text:p>
          </table:table-cell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570" calcext:value-type="float">
            <text:p>570</text:p>
          </table:table-cell>
          <table:table-cell table:number-columns-repeated="6"/>
          <table:table-cell office:value-type="float" office:value="795" calcext:value-type="float">
            <text:p>795</text:p>
          </table:table-cell>
          <table:table-cell office:value-type="float" office:value="828085" calcext:value-type="float">
            <text:p>828085</text:p>
          </table:table-cell>
          <table:table-cell office:value-type="float" office:value="1039038" calcext:value-type="float">
            <text:p>1039038</text:p>
          </table:table-cell>
          <table:table-cell office:value-type="float" office:value="91.66" calcext:value-type="float">
            <text:p>91.66</text:p>
          </table:table-cell>
          <table:table-cell office:value-type="float" office:value="96.81" calcext:value-type="float">
            <text:p>96.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cho-d3r3.pnml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office:value-type="float" office:value="786" calcext:value-type="float">
            <text:p>786</text:p>
          </table:table-cell>
          <table:table-cell office:value-type="float" office:value="316801" calcext:value-type="float">
            <text:p>316801</text:p>
          </table:table-cell>
          <table:table-cell office:value-type="float" office:value="404332" calcext:value-type="float">
            <text:p>404332</text:p>
          </table:table-cell>
          <table:table-cell office:value-type="float" office:value="83.05" calcext:value-type="float">
            <text:p>83.05</text:p>
          </table:table-cell>
          <table:table-cell office:value-type="float" office:value="87.39" calcext:value-type="float">
            <text:p>87.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cho-d3r5.pnml</text:p>
          </table:table-cell>
          <table:table-cell office:value-type="float" office:value="1445" calcext:value-type="float">
            <text:p>1445</text:p>
          </table:table-cell>
          <table:table-cell office:value-type="float" office:value="1190" calcext:value-type="float">
            <text:p>1190</text:p>
          </table:table-cell>
          <table:table-cell office:value-type="float" office:value="8260" calcext:value-type="float">
            <text:p>826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1190" calcext:value-type="float">
            <text:p>1190</text:p>
          </table:table-cell>
          <table:table-cell table:number-columns-repeated="6"/>
          <table:table-cell office:value-type="float" office:value="3236" calcext:value-type="float">
            <text:p>3236</text:p>
          </table:table-cell>
          <table:table-cell office:value-type="float" office:value="8035142" calcext:value-type="float">
            <text:p>8035142</text:p>
          </table:table-cell>
          <table:table-cell office:value-type="float" office:value="9224285" calcext:value-type="float">
            <text:p>9224285</text:p>
          </table:table-cell>
          <table:table-cell office:value-type="float" office:value="295.45" calcext:value-type="float">
            <text:p>295.45</text:p>
          </table:table-cell>
          <table:table-cell office:value-type="float" office:value="315.07" calcext:value-type="float">
            <text:p>315.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cho-d3r7.pnml</text:p>
          </table:table-cell>
          <table:table-cell office:value-type="float" office:value="4209" calcext:value-type="float">
            <text:p>4209</text:p>
          </table:table-cell>
          <table:table-cell office:value-type="float" office:value="3518" calcext:value-type="float">
            <text:p>3518</text:p>
          </table:table-cell>
          <table:table-cell office:value-type="float" office:value="25540" calcext:value-type="float">
            <text:p>25540</text:p>
          </table:table-cell>
          <table:table-cell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office:value-type="float" office:value="3518" calcext:value-type="float">
            <text:p>3518</text:p>
          </table:table-cell>
          <table:table-cell table:number-columns-repeated="6"/>
          <table:table-cell office:value-type="float" office:value="6799" calcext:value-type="float">
            <text:p>6799</text:p>
          </table:table-cell>
          <table:table-cell office:value-type="float" office:value="45975254" calcext:value-type="float">
            <text:p>45975254</text:p>
          </table:table-cell>
          <table:table-cell office:value-type="float" office:value="61213764" calcext:value-type="float">
            <text:p>61213764</text:p>
          </table:table-cell>
          <table:table-cell office:value-type="float" office:value="627.28" calcext:value-type="float">
            <text:p>627.28</text:p>
          </table:table-cell>
          <table:table-cell office:value-type="float" office:value="668.71" calcext:value-type="float">
            <text:p>668.7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cho-d4r3.pnml</text:p>
          </table:table-cell>
          <table:table-cell office:value-type="float" office:value="1019" calcext:value-type="float">
            <text:p>1019</text:p>
          </table:table-cell>
          <table:table-cell office:value-type="float" office:value="850" calcext:value-type="float">
            <text:p>850</text:p>
          </table:table-cell>
          <table:table-cell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float" office:value="850" calcext:value-type="float">
            <text:p>850</text:p>
          </table:table-cell>
          <table:table-cell table:number-columns-repeated="6"/>
          <table:table-cell office:value-type="float" office:value="3143" calcext:value-type="float">
            <text:p>3143</text:p>
          </table:table-cell>
          <table:table-cell office:value-type="float" office:value="5906837" calcext:value-type="float">
            <text:p>5906837</text:p>
          </table:table-cell>
          <table:table-cell office:value-type="float" office:value="7805660" calcext:value-type="float">
            <text:p>7805660</text:p>
          </table:table-cell>
          <table:table-cell office:value-type="float" office:value="322.6" calcext:value-type="float">
            <text:p>322.6</text:p>
          </table:table-cell>
          <table:table-cell office:value-type="float" office:value="344.2" calcext:value-type="float">
            <text:p>344.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cho-d5r3.pnml</text:p>
          </table:table-cell>
          <table:table-cell office:value-type="float" office:value="3717" calcext:value-type="float">
            <text:p>3717</text:p>
          </table:table-cell>
          <table:table-cell office:value-type="float" office:value="3222" calcext:value-type="float">
            <text:p>3222</text:p>
          </table:table-cell>
          <table:table-cell office:value-type="float" office:value="28404" calcext:value-type="float">
            <text:p>28404</text:p>
          </table:table-cell>
          <table:table-cell office:value-type="float" office:value="0" calcext:value-type="float">
            <text:p>0</text:p>
          </table:table-cell>
          <table:table-cell office:value-type="float" office:value="3717" calcext:value-type="float">
            <text:p>3717</text:p>
          </table:table-cell>
          <table:table-cell office:value-type="float" office:value="3222" calcext:value-type="float">
            <text:p>3222</text:p>
          </table:table-cell>
          <table:table-cell table:number-columns-repeated="6"/>
          <table:table-cell office:value-type="float" office:value="12872" calcext:value-type="float">
            <text:p>12872</text:p>
          </table:table-cell>
          <table:table-cell office:value-type="float" office:value="105114195" calcext:value-type="float">
            <text:p>105114195</text:p>
          </table:table-cell>
          <table:table-cell office:value-type="float" office:value="134885556" calcext:value-type="float">
            <text:p>134885556</text:p>
          </table:table-cell>
          <table:table-cell office:value-type="float" office:value="1073.9" calcext:value-type="float">
            <text:p>1073.9</text:p>
          </table:table-cell>
          <table:table-cell office:value-type="float" office:value="1167.2" calcext:value-type="float">
            <text:p>1167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nergyBus.pnml</text:p>
          </table:table-cell>
          <table:table-cell office:value-type="float" office:value="157" calcext:value-type="float">
            <text:p>157</text:p>
          </table:table-cell>
          <table:table-cell office:value-type="float" office:value="4430" calcext:value-type="float">
            <text:p>4430</text:p>
          </table:table-cell>
          <table:table-cell office:value-type="float" office:value="63389" calcext:value-type="float">
            <text:p>63389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4430" calcext:value-type="float">
            <text:p>4430</text:p>
          </table:table-cell>
          <table:table-cell office:value-type="float" office:value="2131836945601" calcext:value-type="float">
            <text:p>2131836945601</text:p>
          </table:table-cell>
          <table:table-cell office:value-type="float" office:value="26240" calcext:value-type="float">
            <text:p>26240</text:p>
          </table:table-cell>
          <table:table-cell office:value-type="float" office:value="65401" calcext:value-type="float">
            <text:p>65401</text:p>
          </table:table-cell>
          <table:table-cell office:value-type="float" office:value="71072" calcext:value-type="float">
            <text:p>71072</text:p>
          </table:table-cell>
          <table:table-cell office:value-type="float" office:value="901848" calcext:value-type="float">
            <text:p>901848</text:p>
          </table:table-cell>
          <table:table-cell office:value-type="float" office:value="1" calcext:value-type="float">
            <text:p>1</text:p>
          </table:table-cell>
          <table:table-cell office:value-type="float" office:value="50205" calcext:value-type="float">
            <text:p>50205</text:p>
          </table:table-cell>
          <table:table-cell office:value-type="float" office:value="1432871160" calcext:value-type="float">
            <text:p>1432871160</text:p>
          </table:table-cell>
          <table:table-cell office:value-type="float" office:value="1631504712" calcext:value-type="float">
            <text:p>1631504712</text:p>
          </table:table-cell>
          <table:table-cell office:value-type="float" office:value="7639.2" calcext:value-type="float">
            <text:p>7639.2</text:p>
          </table:table-cell>
          <table:table-cell office:value-type="float" office:value="8191.6" calcext:value-type="float">
            <text:p>8191.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ratosthenes-010.pnm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363" calcext:value-type="float">
            <text:p>363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020.pnml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office:value-type="float" office:value="2084" calcext:value-type="float">
            <text:p>2084</text:p>
          </table:table-cell>
          <table:table-cell office:value-type="float" office:value="2354" calcext:value-type="float">
            <text:p>235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050.pnml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26366" calcext:value-type="float">
            <text:p>26366</text:p>
          </table:table-cell>
          <table:table-cell office:value-type="float" office:value="29732" calcext:value-type="float">
            <text:p>29732</text:p>
          </table:table-cell>
          <table:table-cell office:value-type="float" office:value="23.3" calcext:value-type="float">
            <text:p>23.3</text:p>
          </table:table-cell>
          <table:table-cell office:value-type="float" office:value="25.3" calcext:value-type="float">
            <text:p>25.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100.pnml</text:p>
          </table:table-cell>
          <table:table-cell office:value-type="float" office:value="99" calcext:value-type="float">
            <text:p>99</text:p>
          </table:table-cell>
          <table:table-cell office:value-type="float" office:value="283" calcext:value-type="float">
            <text:p>283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79" calcext:value-type="float">
            <text:p>679</text:p>
          </table:table-cell>
          <table:table-cell office:value-type="float" office:value="170365" calcext:value-type="float">
            <text:p>170365</text:p>
          </table:table-cell>
          <table:table-cell office:value-type="float" office:value="192288" calcext:value-type="float">
            <text:p>192288</text:p>
          </table:table-cell>
          <table:table-cell office:value-type="float" office:value="61.5" calcext:value-type="float">
            <text:p>61.5</text:p>
          </table:table-cell>
          <table:table-cell office:value-type="float" office:value="66.6" calcext:value-type="float">
            <text:p>66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200.pnml</text:p>
          </table:table-cell>
          <table:table-cell office:value-type="float" office:value="199" calcext:value-type="float">
            <text:p>199</text:p>
          </table:table-cell>
          <table:table-cell office:value-type="float" office:value="699" calcext:value-type="float">
            <text:p>699</text:p>
          </table:table-cell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253" calcext:value-type="float">
            <text:p>2253</text:p>
          </table:table-cell>
          <table:table-cell office:value-type="float" office:value="1201931" calcext:value-type="float">
            <text:p>1201931</text:p>
          </table:table-cell>
          <table:table-cell office:value-type="float" office:value="1336774" calcext:value-type="float">
            <text:p>1336774</text:p>
          </table:table-cell>
          <table:table-cell office:value-type="float" office:value="143.6" calcext:value-type="float">
            <text:p>143.6</text:p>
          </table:table-cell>
          <table:table-cell office:value-type="float" office:value="155.4" calcext:value-type="float">
            <text:p>155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atosthenes-500.pnml</text:p>
          </table:table-cell>
          <table:table-cell office:value-type="float" office:value="499" calcext:value-type="float">
            <text:p>499</text:p>
          </table:table-cell>
          <table:table-cell office:value-type="float" office:value="2191" calcext:value-type="float">
            <text:p>2191</text:p>
          </table:table-cell>
          <table:table-cell office:value-type="float" office:value="6573" calcext:value-type="float">
            <text:p>657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743" calcext:value-type="float">
            <text:p>6743</text:p>
          </table:table-cell>
          <table:table-cell office:value-type="float" office:value="12643360" calcext:value-type="float">
            <text:p>12643360</text:p>
          </table:table-cell>
          <table:table-cell office:value-type="float" office:value="13596172" calcext:value-type="float">
            <text:p>13596172</text:p>
          </table:table-cell>
          <table:table-cell office:value-type="float" office:value="357.4" calcext:value-type="float">
            <text:p>357.4</text:p>
          </table:table-cell>
          <table:table-cell office:value-type="float" office:value="410.8" calcext:value-type="float">
            <text:p>410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000001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00001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047" calcext:value-type="float">
            <text:p>47047</text:p>
          </table:table-cell>
          <table:table-cell office:value-type="float" office:value="396" calcext:value-type="float">
            <text:p>396</text:p>
          </table:table-cell>
          <table:table-cell office:value-type="float" office:value="1175" calcext:value-type="float">
            <text:p>1175</text:p>
          </table:table-cell>
          <table:table-cell office:value-type="float" office:value="979" calcext:value-type="float">
            <text:p>979</text:p>
          </table:table-cell>
          <table:table-cell office:value-type="float" office:value="4411" calcext:value-type="float">
            <text:p>44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00010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914114086" calcext:value-type="float">
            <text:p>15914114086</text:p>
          </table:table-cell>
          <table:table-cell office:value-type="float" office:value="26361" calcext:value-type="float">
            <text:p>26361</text:p>
          </table:table-cell>
          <table:table-cell office:value-type="float" office:value="61250" calcext:value-type="float">
            <text:p>61250</text:p>
          </table:table-cell>
          <table:table-cell office:value-type="float" office:value="58984" calcext:value-type="float">
            <text:p>58984</text:p>
          </table:table-cell>
          <table:table-cell office:value-type="float" office:value="14522386" calcext:value-type="float">
            <text:p>1452238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rk-00010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rk-00100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01000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rk-100000.pnm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26" calcext:value-type="float">
            <text:p>526</text:p>
          </table:table-cell>
          <table:table-cell office:value-type="float" office:value="725" calcext:value-type="float">
            <text:p>725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1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01413200" calcext:value-type="float">
            <text:p>2501413200</text:p>
          </table:table-cell>
          <table:table-cell office:value-type="float" office:value="1437" calcext:value-type="float">
            <text:p>1437</text:p>
          </table:table-cell>
          <table:table-cell office:value-type="float" office:value="1505" calcext:value-type="float">
            <text:p>1505</text:p>
          </table:table-cell>
          <table:table-cell office:value-type="float" office:value="1365" calcext:value-type="float">
            <text:p>136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10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.70305727248432E+021" calcext:value-type="float">
            <text:p>2703057272484320000000</text:p>
          </table:table-cell>
          <table:table-cell office:value-type="float" office:value="264627" calcext:value-type="float">
            <text:p>264627</text:p>
          </table:table-cell>
          <table:table-cell office:value-type="float" office:value="86555" calcext:value-type="float">
            <text:p>86555</text:p>
          </table:table-cell>
          <table:table-cell office:value-type="float" office:value="84885" calcext:value-type="float">
            <text:p>84885</text:p>
          </table:table-cell>
          <table:table-cell office:value-type="float" office:value="765863" calcext:value-type="float">
            <text:p>765863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MS-2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444" calcext:value-type="float">
            <text:p>3444</text:p>
          </table:table-cell>
          <table:table-cell office:value-type="float" office:value="123" calcext:value-type="float">
            <text:p>123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2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029168852784" calcext:value-type="float">
            <text:p>6029168852784</text:p>
          </table:table-cell>
          <table:table-cell office:value-type="float" office:value="5747" calcext:value-type="float">
            <text:p>5747</text:p>
          </table:table-cell>
          <table:table-cell office:value-type="float" office:value="4555" calcext:value-type="float">
            <text:p>4555</text:p>
          </table:table-cell>
          <table:table-cell office:value-type="float" office:value="4245" calcext:value-type="float">
            <text:p>4245</text:p>
          </table:table-cell>
          <table:table-cell office:value-type="float" office:value="9983" calcext:value-type="float">
            <text:p>998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20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.95363541536061E+025" calcext:value-type="float">
            <text:p>19536354153606100000000000</text:p>
          </table:table-cell>
          <table:table-cell office:value-type="float" office:value="1719227" calcext:value-type="float">
            <text:p>1719227</text:p>
          </table:table-cell>
          <table:table-cell office:value-type="float" office:value="333055" calcext:value-type="float">
            <text:p>333055</text:p>
          </table:table-cell>
          <table:table-cell office:value-type="float" office:value="329685" calcext:value-type="float">
            <text:p>329685</text:p>
          </table:table-cell>
          <table:table-cell office:value-type="float" office:value="5721713" calcext:value-type="float">
            <text:p>5721713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MS-5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95018" calcext:value-type="float">
            <text:p>2895018</text:p>
          </table:table-cell>
          <table:table-cell office:value-type="float" office:value="432" calcext:value-type="float">
            <text:p>432</text:p>
          </table:table-cell>
          <table:table-cell office:value-type="float" office:value="580" calcext:value-type="float">
            <text:p>580</text:p>
          </table:table-cell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MS-5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.24025581818266E+017" calcext:value-type="float">
            <text:p>424025581818266000</text:p>
          </table:table-cell>
          <table:table-cell office:value-type="float" office:value="46077" calcext:value-type="float">
            <text:p>46077</text:p>
          </table:table-cell>
          <table:table-cell office:value-type="float" office:value="23305" calcext:value-type="float">
            <text:p>23305</text:p>
          </table:table-cell>
          <table:table-cell office:value-type="float" office:value="22485" calcext:value-type="float">
            <text:p>22485</text:p>
          </table:table-cell>
          <table:table-cell office:value-type="float" office:value="109188" calcext:value-type="float">
            <text:p>10918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MS-500.pnml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736" calcext:value-type="float">
            <text:p>736</text:p>
          </table:table-cell>
          <table:table-cell office:value-type="float" office:value="983" calcext:value-type="float">
            <text:p>98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alloc_res-3.pnml</text:p>
          </table:table-cell>
          <table:table-cell office:value-type="float" office:value="33" calcext:value-type="float">
            <text:p>33</text:p>
          </table:table-cell>
          <table:table-cell office:value-type="float" office:value="4791" calcext:value-type="float">
            <text:p>4791</text:p>
          </table:table-cell>
          <table:table-cell office:value-type="float" office:value="38652" calcext:value-type="float">
            <text:p>3865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91" calcext:value-type="float">
            <text:p>4791</text:p>
          </table:table-cell>
          <table:table-cell table:number-columns-repeated="6"/>
          <table:table-cell office:value-type="float" office:value="43388" calcext:value-type="float">
            <text:p>43388</text:p>
          </table:table-cell>
          <table:table-cell office:value-type="float" office:value="673311297" calcext:value-type="float">
            <text:p>673311297</text:p>
          </table:table-cell>
          <table:table-cell office:value-type="float" office:value="767907128" calcext:value-type="float">
            <text:p>767907128</text:p>
          </table:table-cell>
          <table:table-cell office:value-type="float" office:value="3362.9" calcext:value-type="float">
            <text:p>3362.9</text:p>
          </table:table-cell>
          <table:table-cell office:value-type="float" office:value="3624.9" calcext:value-type="float">
            <text:p>3624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alloc_res-5.pnml</text:p>
          </table:table-cell>
          <table:table-cell office:value-type="float" office:value="75" calcext:value-type="float">
            <text:p>75</text:p>
          </table:table-cell>
          <table:table-cell office:value-type="float" office:value="56105" calcext:value-type="float">
            <text:p>56105</text:p>
          </table:table-cell>
          <table:table-cell office:value-type="float" office:value="492760" calcext:value-type="float">
            <text:p>49276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c3k4p4b12.pnml</text:p>
          </table:table-cell>
          <table:table-cell office:value-type="float" office:value="1408" calcext:value-type="float">
            <text:p>1408</text:p>
          </table:table-cell>
          <table:table-cell office:value-type="float" office:value="2400" calcext:value-type="float">
            <text:p>2400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2400" calcext:value-type="float">
            <text:p>2400</text:p>
          </table:table-cell>
          <table:table-cell table:number-columns-repeated="6"/>
          <table:table-cell office:value-type="float" office:value="2007" calcext:value-type="float">
            <text:p>2007</text:p>
          </table:table-cell>
          <table:table-cell office:value-type="float" office:value="6581655" calcext:value-type="float">
            <text:p>6581655</text:p>
          </table:table-cell>
          <table:table-cell office:value-type="float" office:value="7985913" calcext:value-type="float">
            <text:p>7985913</text:p>
          </table:table-cell>
          <table:table-cell office:value-type="float" office:value="217.04" calcext:value-type="float">
            <text:p>217.04</text:p>
          </table:table-cell>
          <table:table-cell office:value-type="float" office:value="238.29" calcext:value-type="float">
            <text:p>238.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c4k3p3b12.pnml</text:p>
          </table:table-cell>
          <table:table-cell office:value-type="float" office:value="2457" calcext:value-type="float">
            <text:p>2457</text:p>
          </table:table-cell>
          <table:table-cell office:value-type="float" office:value="5400" calcext:value-type="float">
            <text:p>5400</text:p>
          </table:table-cell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5400" calcext:value-type="float">
            <text:p>5400</text:p>
          </table:table-cell>
          <table:table-cell table:number-columns-repeated="6"/>
          <table:table-cell office:value-type="float" office:value="5604" calcext:value-type="float">
            <text:p>5604</text:p>
          </table:table-cell>
          <table:table-cell office:value-type="float" office:value="36424190" calcext:value-type="float">
            <text:p>36424190</text:p>
          </table:table-cell>
          <table:table-cell office:value-type="float" office:value="43632018" calcext:value-type="float">
            <text:p>43632018</text:p>
          </table:table-cell>
          <table:table-cell office:value-type="float" office:value="507.02" calcext:value-type="float">
            <text:p>507.02</text:p>
          </table:table-cell>
          <table:table-cell office:value-type="float" office:value="557.82" calcext:value-type="float">
            <text:p>557.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c5k3p3b15.pnml</text:p>
          </table:table-cell>
          <table:table-cell office:value-type="float" office:value="9153" calcext:value-type="float">
            <text:p>9153</text:p>
          </table:table-cell>
          <table:table-cell office:value-type="float" office:value="25110" calcext:value-type="float">
            <text:p>25110</text:p>
          </table:table-cell>
          <table:table-cell office:value-type="float" office:value="100440" calcext:value-type="float">
            <text:p>10044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3038" calcext:value-type="float">
            <text:p>23038</text:p>
          </table:table-cell>
          <table:table-cell office:value-type="float" office:value="684164776" calcext:value-type="float">
            <text:p>684164776</text:p>
          </table:table-cell>
          <table:table-cell office:value-type="float" office:value="815379615" calcext:value-type="float">
            <text:p>815379615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ouseConstruction-002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seConstruction-002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01" calcext:value-type="float">
            <text:p>1501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ouseConstruction-005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87984" calcext:value-type="float">
            <text:p>1187984</text:p>
          </table:table-cell>
          <table:table-cell office:value-type="float" office:value="3176" calcext:value-type="float">
            <text:p>3176</text:p>
          </table:table-cell>
          <table:table-cell office:value-type="float" office:value="970" calcext:value-type="float">
            <text:p>970</text:p>
          </table:table-cell>
          <table:table-cell office:value-type="float" office:value="811" calcext:value-type="float">
            <text:p>811</text:p>
          </table:table-cell>
          <table:table-cell office:value-type="float" office:value="1463" calcext:value-type="float">
            <text:p>146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ouseConstruction-005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602" calcext:value-type="float">
            <text:p>8602</text:p>
          </table:table-cell>
          <table:table-cell office:value-type="float" office:value="1261" calcext:value-type="float">
            <text:p>1261</text:p>
          </table:table-cell>
          <table:table-cell office:value-type="float" office:value="420" calcext:value-type="float">
            <text:p>420</text:p>
          </table:table-cell>
          <table:table-cell office:value-type="float" office:value="361" calcext:value-type="float">
            <text:p>361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seConstruction-01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663565805" calcext:value-type="float">
            <text:p>1663565805</text:p>
          </table:table-cell>
          <table:table-cell office:value-type="float" office:value="30151" calcext:value-type="float">
            <text:p>30151</text:p>
          </table:table-cell>
          <table:table-cell office:value-type="float" office:value="3240" calcext:value-type="float">
            <text:p>3240</text:p>
          </table:table-cell>
          <table:table-cell office:value-type="float" office:value="2596" calcext:value-type="float">
            <text:p>2596</text:p>
          </table:table-cell>
          <table:table-cell office:value-type="float" office:value="10208" calcext:value-type="float">
            <text:p>1020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ouseConstruction-01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14328" calcext:value-type="float">
            <text:p>614328</text:p>
          </table:table-cell>
          <table:table-cell office:value-type="float" office:value="8446" calcext:value-type="float">
            <text:p>8446</text:p>
          </table:table-cell>
          <table:table-cell office:value-type="float" office:value="1240" calcext:value-type="float">
            <text:p>1240</text:p>
          </table:table-cell>
          <table:table-cell office:value-type="float" office:value="971" calcext:value-type="float">
            <text:p>971</text:p>
          </table:table-cell>
          <table:table-cell office:value-type="float" office:value="2858" calcext:value-type="float">
            <text:p>285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seConstruction-02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4295630" calcext:value-type="float">
            <text:p>94295630</text:p>
          </table:table-cell>
          <table:table-cell office:value-type="float" office:value="78416" calcext:value-type="float">
            <text:p>78416</text:p>
          </table:table-cell>
          <table:table-cell office:value-type="float" office:value="4080" calcext:value-type="float">
            <text:p>4080</text:p>
          </table:table-cell>
          <table:table-cell office:value-type="float" office:value="3091" calcext:value-type="float">
            <text:p>3091</text:p>
          </table:table-cell>
          <table:table-cell office:value-type="float" office:value="25748" calcext:value-type="float">
            <text:p>2574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seConstruction-02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665907559010" calcext:value-type="float">
            <text:p>13665907559010</text:p>
          </table:table-cell>
          <table:table-cell office:value-type="float" office:value="428701" calcext:value-type="float">
            <text:p>428701</text:p>
          </table:table-cell>
          <table:table-cell office:value-type="float" office:value="12680" calcext:value-type="float">
            <text:p>12680</text:p>
          </table:table-cell>
          <table:table-cell office:value-type="float" office:value="10241" calcext:value-type="float">
            <text:p>10241</text:p>
          </table:table-cell>
          <table:table-cell office:value-type="float" office:value="98098" calcext:value-type="float">
            <text:p>9809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ouseConstruction-02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useConstruction-05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ouseConstruction-05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7658994636" calcext:value-type="float">
            <text:p>157658994636</text:p>
          </table:table-cell>
          <table:table-cell office:value-type="float" office:value="2087626" calcext:value-type="float">
            <text:p>2087626</text:p>
          </table:table-cell>
          <table:table-cell office:value-type="float" office:value="22200" calcext:value-type="float">
            <text:p>22200</text:p>
          </table:table-cell>
          <table:table-cell office:value-type="float" office:value="16651" calcext:value-type="float">
            <text:p>16651</text:p>
          </table:table-cell>
          <table:table-cell office:value-type="float" office:value="684718" calcext:value-type="float">
            <text:p>68471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seConstruction-10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ouseConstruction-20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ouseConstruction-500.pnm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041" calcext:value-type="float">
            <text:p>1041</text:p>
          </table:table-cell>
          <table:table-cell office:value-type="float" office:value="1252" calcext:value-type="float">
            <text:p>125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BM319.pnml</text:p>
          </table:table-cell>
          <table:table-cell office:value-type="float" office:value="253" calcext:value-type="float">
            <text:p>253</text:p>
          </table:table-cell>
          <table:table-cell office:value-type="float" office:value="178" calcext:value-type="float">
            <text:p>178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78" calcext:value-type="float">
            <text:p>178</text:p>
          </table:table-cell>
          <table:table-cell office:value-type="float" office:value="2482" calcext:value-type="float">
            <text:p>2482</text:p>
          </table:table-cell>
          <table:table-cell office:value-type="float" office:value="1171" calcext:value-type="float">
            <text:p>1171</text:p>
          </table:table-cell>
          <table:table-cell office:value-type="float" office:value="1008" calcext:value-type="float">
            <text:p>1008</text:p>
          </table:table-cell>
          <table:table-cell office:value-type="float" office:value="1222" calcext:value-type="float">
            <text:p>1222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6673" calcext:value-type="float">
            <text:p>16673</text:p>
          </table:table-cell>
          <table:table-cell office:value-type="float" office:value="19896" calcext:value-type="float">
            <text:p>19896</text:p>
          </table:table-cell>
          <table:table-cell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BM319.pnml</text:p>
          </table:table-cell>
          <table:table-cell office:value-type="float" office:value="253" calcext:value-type="float">
            <text:p>253</text:p>
          </table:table-cell>
          <table:table-cell office:value-type="float" office:value="178" calcext:value-type="float">
            <text:p>178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415" calcext:value-type="float">
            <text:p>415</text:p>
          </table:table-cell>
          <table:table-cell office:value-type="float" office:value="168" calcext:value-type="float">
            <text:p>168</text:p>
          </table:table-cell>
          <table:table-cell office:value-type="float" office:value="521" calcext:value-type="float">
            <text:p>52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6673" calcext:value-type="float">
            <text:p>16673</text:p>
          </table:table-cell>
          <table:table-cell office:value-type="float" office:value="19896" calcext:value-type="float">
            <text:p>19896</text:p>
          </table:table-cell>
          <table:table-cell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BM5964.pnml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15546" calcext:value-type="float">
            <text:p>15546</text:p>
          </table:table-cell>
          <table:table-cell office:value-type="float" office:value="881" calcext:value-type="float">
            <text:p>881</text:p>
          </table:table-cell>
          <table:table-cell office:value-type="float" office:value="499" calcext:value-type="float">
            <text:p>499</text:p>
          </table:table-cell>
          <table:table-cell office:value-type="float" office:value="971" calcext:value-type="float">
            <text:p>971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0372" calcext:value-type="float">
            <text:p>20372</text:p>
          </table:table-cell>
          <table:table-cell office:value-type="float" office:value="23531" calcext:value-type="float">
            <text:p>23531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BM5964.pnml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table:number-columns-repeated="6"/>
          <table:table-cell office:value-type="float" office:value="136" calcext:value-type="float">
            <text:p>136</text:p>
          </table:table-cell>
          <table:table-cell office:value-type="float" office:value="20372" calcext:value-type="float">
            <text:p>20372</text:p>
          </table:table-cell>
          <table:table-cell office:value-type="float" office:value="23531" calcext:value-type="float">
            <text:p>23531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M5964.pnml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20372" calcext:value-type="float">
            <text:p>20372</text:p>
          </table:table-cell>
          <table:table-cell office:value-type="float" office:value="23531" calcext:value-type="float">
            <text:p>23531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BM703.pnml</text:p>
          </table:table-cell>
          <table:table-cell office:value-type="float" office:value="262" calcext:value-type="float">
            <text:p>262</text:p>
          </table:table-cell>
          <table:table-cell office:value-type="float" office:value="284" calcext:value-type="float">
            <text:p>284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84" calcext:value-type="float">
            <text:p>284</text:p>
          </table:table-cell>
          <table:table-cell office:value-type="float" office:value="8370" calcext:value-type="float">
            <text:p>8370</text:p>
          </table:table-cell>
          <table:table-cell office:value-type="float" office:value="1192" calcext:value-type="float">
            <text:p>1192</text:p>
          </table:table-cell>
          <table:table-cell office:value-type="float" office:value="1144" calcext:value-type="float">
            <text:p>1144</text:p>
          </table:table-cell>
          <table:table-cell office:value-type="float" office:value="1432" calcext:value-type="float">
            <text:p>1432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20224" calcext:value-type="float">
            <text:p>20224</text:p>
          </table:table-cell>
          <table:table-cell office:value-type="float" office:value="25679" calcext:value-type="float">
            <text:p>25679</text:p>
          </table:table-cell>
          <table:table-cell office:value-type="float" office:value="10.64" calcext:value-type="float">
            <text:p>10.64</text:p>
          </table:table-cell>
          <table:table-cell office:value-type="float" office:value="11.37" calcext:value-type="float">
            <text:p>11.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BMB2S565S3960.pnml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office:value-type="float" office:value="1.55106359474105E+016" calcext:value-type="float">
            <text:p>15510635947410500</text:p>
          </table:table-cell>
          <table:table-cell office:value-type="float" office:value="516339" calcext:value-type="float">
            <text:p>516339</text:p>
          </table:table-cell>
          <table:table-cell office:value-type="float" office:value="8972" calcext:value-type="float">
            <text:p>8972</text:p>
          </table:table-cell>
          <table:table-cell office:value-type="float" office:value="7377" calcext:value-type="float">
            <text:p>7377</text:p>
          </table:table-cell>
          <table:table-cell office:value-type="float" office:value="8327" calcext:value-type="float">
            <text:p>8327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9171" calcext:value-type="float">
            <text:p>19171</text:p>
          </table:table-cell>
          <table:table-cell office:value-type="float" office:value="22392" calcext:value-type="float">
            <text:p>22392</text:p>
          </table:table-cell>
          <table:table-cell office:value-type="float" office:value="10.27" calcext:value-type="float">
            <text:p>10.27</text:p>
          </table:table-cell>
          <table:table-cell office:value-type="float" office:value="10.79" calcext:value-type="float">
            <text:p>10.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BMB2S565S3960.pnml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9171" calcext:value-type="float">
            <text:p>19171</text:p>
          </table:table-cell>
          <table:table-cell office:value-type="float" office:value="22392" calcext:value-type="float">
            <text:p>22392</text:p>
          </table:table-cell>
          <table:table-cell office:value-type="float" office:value="10.27" calcext:value-type="float">
            <text:p>10.27</text:p>
          </table:table-cell>
          <table:table-cell office:value-type="float" office:value="10.79" calcext:value-type="float">
            <text:p>10.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BMB2S565S3960.pnml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9171" calcext:value-type="float">
            <text:p>19171</text:p>
          </table:table-cell>
          <table:table-cell office:value-type="float" office:value="22392" calcext:value-type="float">
            <text:p>22392</text:p>
          </table:table-cell>
          <table:table-cell office:value-type="float" office:value="10.27" calcext:value-type="float">
            <text:p>10.27</text:p>
          </table:table-cell>
          <table:table-cell office:value-type="float" office:value="10.79" calcext:value-type="float">
            <text:p>10.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TP_c12m10p15d17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92677131972792" calcext:value-type="float">
            <text:p>92677131972792</text:p>
          </table:table-cell>
          <table:table-cell office:value-type="float" office:value="1489974" calcext:value-type="float">
            <text:p>1489974</text:p>
          </table:table-cell>
          <table:table-cell office:value-type="float" office:value="9674" calcext:value-type="float">
            <text:p>9674</text:p>
          </table:table-cell>
          <table:table-cell office:value-type="float" office:value="8137" calcext:value-type="float">
            <text:p>8137</text:p>
          </table:table-cell>
          <table:table-cell office:value-type="float" office:value="11839" calcext:value-type="float">
            <text:p>11839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OTP_c12m10p15d17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TP_c12m10p15d17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TP_c1m1p1d1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TP_c1m1p1d1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629" calcext:value-type="float">
            <text:p>629</text:p>
          </table:table-cell>
          <table:table-cell office:value-type="float" office:value="446" calcext:value-type="float">
            <text:p>446</text:p>
          </table:table-cell>
          <table:table-cell office:value-type="float" office:value="568" calcext:value-type="float">
            <text:p>568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OTP_c3m3p3d3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354176" calcext:value-type="float">
            <text:p>354176</text:p>
          </table:table-cell>
          <table:table-cell office:value-type="float" office:value="7062" calcext:value-type="float">
            <text:p>7062</text:p>
          </table:table-cell>
          <table:table-cell office:value-type="float" office:value="1490" calcext:value-type="float">
            <text:p>1490</text:p>
          </table:table-cell>
          <table:table-cell office:value-type="float" office:value="1404" calcext:value-type="float">
            <text:p>1404</text:p>
          </table:table-cell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OTP_c3m3p3d3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TP_c5m4p3d2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17406024" calcext:value-type="float">
            <text:p>17406024</text:p>
          </table:table-cell>
          <table:table-cell office:value-type="float" office:value="18006" calcext:value-type="float">
            <text:p>18006</text:p>
          </table:table-cell>
          <table:table-cell office:value-type="float" office:value="1977" calcext:value-type="float">
            <text:p>1977</text:p>
          </table:table-cell>
          <table:table-cell office:value-type="float" office:value="1798" calcext:value-type="float">
            <text:p>1798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OTP_c5m4p3d2.pnml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1935" calcext:value-type="float">
            <text:p>11935</text:p>
          </table:table-cell>
          <table:table-cell office:value-type="float" office:value="13372" calcext:value-type="float">
            <text:p>13372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nban-1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5927208" calcext:value-type="float">
            <text:p>1005927208</text:p>
          </table:table-cell>
          <table:table-cell office:value-type="float" office:value="1166" calcext:value-type="float">
            <text:p>1166</text:p>
          </table:table-cell>
          <table:table-cell office:value-type="float" office:value="1835" calcext:value-type="float">
            <text:p>1835</text:p>
          </table:table-cell>
          <table:table-cell office:value-type="float" office:value="1540" calcext:value-type="float">
            <text:p>1540</text:p>
          </table:table-cell>
          <table:table-cell office:value-type="float" office:value="67716" calcext:value-type="float">
            <text:p>6771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10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100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2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5422366595" calcext:value-type="float">
            <text:p>805422366595</text:p>
          </table:table-cell>
          <table:table-cell office:value-type="float" office:value="5516" calcext:value-type="float">
            <text:p>5516</text:p>
          </table:table-cell>
          <table:table-cell office:value-type="float" office:value="5970" calcext:value-type="float">
            <text:p>5970</text:p>
          </table:table-cell>
          <table:table-cell office:value-type="float" office:value="5040" calcext:value-type="float">
            <text:p>5040</text:p>
          </table:table-cell>
          <table:table-cell office:value-type="float" office:value="1532916" calcext:value-type="float">
            <text:p>153291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20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5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46432" calcext:value-type="float">
            <text:p>2546432</text:p>
          </table:table-cell>
          <table:table-cell office:value-type="float" office:value="316" calcext:value-type="float">
            <text:p>316</text:p>
          </table:table-cell>
          <table:table-cell office:value-type="float" office:value="630" calcext:value-type="float">
            <text:p>630</text:p>
          </table:table-cell>
          <table:table-cell office:value-type="float" office:value="540" calcext:value-type="float">
            <text:p>540</text:p>
          </table:table-cell>
          <table:table-cell office:value-type="float" office:value="4116" calcext:value-type="float">
            <text:p>411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ban-5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nban-5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04259411949013E+016" calcext:value-type="float">
            <text:p>10425941194901300</text:p>
          </table:table-cell>
          <table:table-cell office:value-type="float" office:value="57766" calcext:value-type="float">
            <text:p>57766</text:p>
          </table:table-cell>
          <table:table-cell office:value-type="float" office:value="32175" calcext:value-type="float">
            <text:p>32175</text:p>
          </table:table-cell>
          <table:table-cell office:value-type="float" office:value="27540" calcext:value-type="float">
            <text:p>27540</text:p>
          </table:table-cell>
          <table:table-cell office:value-type="float" office:value="120753516" calcext:value-type="float">
            <text:p>120753516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anban-500.pnml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777" calcext:value-type="float">
            <text:p>777</text:p>
          </table:table-cell>
          <table:table-cell office:value-type="float" office:value="982" calcext:value-type="float">
            <text:p>98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2.pnml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380" calcext:value-type="float">
            <text:p>380</text:p>
          </table:table-cell>
          <table:table-cell office:value-type="float" office:value="888" calcext:value-type="float">
            <text:p>888</text:p>
          </table:table-cell>
          <table:table-cell office:value-type="float" office:value="344" calcext:value-type="float">
            <text:p>344</text:p>
          </table:table-cell>
          <table:table-cell office:value-type="float" office:value="723" calcext:value-type="float">
            <text:p>723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43283" calcext:value-type="float">
            <text:p>43283</text:p>
          </table:table-cell>
          <table:table-cell office:value-type="float" office:value="48703" calcext:value-type="float">
            <text:p>48703</text:p>
          </table:table-cell>
          <table:table-cell office:value-type="float" office:value="33.8" calcext:value-type="float">
            <text:p>33.8</text:p>
          </table:table-cell>
          <table:table-cell office:value-type="float" office:value="36.2" calcext:value-type="float">
            <text:p>36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3.pnml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9742" calcext:value-type="float">
            <text:p>19742</text:p>
          </table:table-cell>
          <table:table-cell office:value-type="float" office:value="7392" calcext:value-type="float">
            <text:p>7392</text:p>
          </table:table-cell>
          <table:table-cell office:value-type="float" office:value="678" calcext:value-type="float">
            <text:p>678</text:p>
          </table:table-cell>
          <table:table-cell office:value-type="float" office:value="1274" calcext:value-type="float">
            <text:p>1274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14468" calcext:value-type="float">
            <text:p>114468</text:p>
          </table:table-cell>
          <table:table-cell office:value-type="float" office:value="124691" calcext:value-type="float">
            <text:p>124691</text:p>
          </table:table-cell>
          <table:table-cell office:value-type="float" office:value="46.1" calcext:value-type="float">
            <text:p>46.1</text:p>
          </table:table-cell>
          <table:table-cell office:value-type="float" office:value="49.6" calcext:value-type="float">
            <text:p>49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4.pnml</text:p>
          </table:table-cell>
          <table:table-cell office:value-type="float" office:value="135" calcext:value-type="float">
            <text:p>135</text:p>
          </table:table-cell>
          <table:table-cell office:value-type="float" office:value="230" calcext:value-type="float">
            <text:p>23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30" calcext:value-type="float">
            <text:p>230</text:p>
          </table:table-cell>
          <table:table-cell office:value-type="float" office:value="1914784" calcext:value-type="float">
            <text:p>1914784</text:p>
          </table:table-cell>
          <table:table-cell office:value-type="float" office:value="69180" calcext:value-type="float">
            <text:p>69180</text:p>
          </table:table-cell>
          <table:table-cell office:value-type="float" office:value="1120" calcext:value-type="float">
            <text:p>1120</text:p>
          </table:table-cell>
          <table:table-cell office:value-type="float" office:value="1981" calcext:value-type="float">
            <text:p>1981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243608" calcext:value-type="float">
            <text:p>243608</text:p>
          </table:table-cell>
          <table:table-cell office:value-type="float" office:value="263742" calcext:value-type="float">
            <text:p>263742</text:p>
          </table:table-cell>
          <table:table-cell office:value-type="float" office:value="58.59" calcext:value-type="float">
            <text:p>58.59</text:p>
          </table:table-cell>
          <table:table-cell office:value-type="float" office:value="62.91" calcext:value-type="float">
            <text:p>62.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5.pnml</text:p>
          </table:table-cell>
          <table:table-cell office:value-type="float" office:value="174" calcext:value-type="float">
            <text:p>174</text:p>
          </table:table-cell>
          <table:table-cell office:value-type="float" office:value="318" calcext:value-type="float">
            <text:p>318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18" calcext:value-type="float">
            <text:p>318</text:p>
          </table:table-cell>
          <table:table-cell office:value-type="float" office:value="530682432" calcext:value-type="float">
            <text:p>530682432</text:p>
          </table:table-cell>
          <table:table-cell office:value-type="float" office:value="700860" calcext:value-type="float">
            <text:p>700860</text:p>
          </table:table-cell>
          <table:table-cell office:value-type="float" office:value="1670" calcext:value-type="float">
            <text:p>1670</text:p>
          </table:table-cell>
          <table:table-cell office:value-type="float" office:value="2840" calcext:value-type="float">
            <text:p>284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166" calcext:value-type="float">
            <text:p>1166</text:p>
          </table:table-cell>
          <table:table-cell office:value-type="float" office:value="458017" calcext:value-type="float">
            <text:p>458017</text:p>
          </table:table-cell>
          <table:table-cell office:value-type="float" office:value="492352" calcext:value-type="float">
            <text:p>492352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amport_fmea-5.pnml</text:p>
          </table:table-cell>
          <table:table-cell office:value-type="float" office:value="174" calcext:value-type="float">
            <text:p>174</text:p>
          </table:table-cell>
          <table:table-cell office:value-type="float" office:value="318" calcext:value-type="float">
            <text:p>318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1166" calcext:value-type="float">
            <text:p>1166</text:p>
          </table:table-cell>
          <table:table-cell office:value-type="float" office:value="458017" calcext:value-type="float">
            <text:p>458017</text:p>
          </table:table-cell>
          <table:table-cell office:value-type="float" office:value="492352" calcext:value-type="float">
            <text:p>492352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mport_fmea-6.pnml</text:p>
          </table:table-cell>
          <table:table-cell office:value-type="float" office:value="217" calcext:value-type="float">
            <text:p>217</text:p>
          </table:table-cell>
          <table:table-cell office:value-type="float" office:value="420" calcext:value-type="float">
            <text:p>42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1556" calcext:value-type="float">
            <text:p>1556</text:p>
          </table:table-cell>
          <table:table-cell office:value-type="float" office:value="795754" calcext:value-type="float">
            <text:p>795754</text:p>
          </table:table-cell>
          <table:table-cell office:value-type="float" office:value="849166" calcext:value-type="float">
            <text:p>849166</text:p>
          </table:table-cell>
          <table:table-cell office:value-type="float" office:value="84.44" calcext:value-type="float">
            <text:p>84.44</text:p>
          </table:table-cell>
          <table:table-cell office:value-type="float" office:value="90.07" calcext:value-type="float">
            <text:p>90.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7.pnml</text:p>
          </table:table-cell>
          <table:table-cell office:value-type="float" office:value="264" calcext:value-type="float">
            <text:p>264</text:p>
          </table:table-cell>
          <table:table-cell office:value-type="float" office:value="536" calcext:value-type="float">
            <text:p>536</text:p>
          </table:table-cell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536" calcext:value-type="float">
            <text:p>536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1276119" calcext:value-type="float">
            <text:p>1276119</text:p>
          </table:table-cell>
          <table:table-cell office:value-type="float" office:value="1354546" calcext:value-type="float">
            <text:p>1354546</text:p>
          </table:table-cell>
          <table:table-cell office:value-type="float" office:value="96.71" calcext:value-type="float">
            <text:p>96.71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mport_fmea-8.pnml</text:p>
          </table:table-cell>
          <table:table-cell office:value-type="float" office:value="315" calcext:value-type="float">
            <text:p>315</text:p>
          </table:table-cell>
          <table:table-cell office:value-type="float" office:value="666" calcext:value-type="float">
            <text:p>666</text:p>
          </table:table-cell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666" calcext:value-type="float">
            <text:p>666</text:p>
          </table:table-cell>
          <table:table-cell table:number-columns-repeated="6"/>
          <table:table-cell office:value-type="float" office:value="2498" calcext:value-type="float">
            <text:p>2498</text:p>
          </table:table-cell>
          <table:table-cell office:value-type="float" office:value="1945610" calcext:value-type="float">
            <text:p>1945610</text:p>
          </table:table-cell>
          <table:table-cell office:value-type="float" office:value="2055524" calcext:value-type="float">
            <text:p>2055524</text:p>
          </table:table-cell>
          <table:table-cell office:value-type="float" office:value="109" calcext:value-type="float">
            <text:p>109</text:p>
          </table:table-cell>
          <table:table-cell office:value-type="float" office:value="115.9" calcext:value-type="float">
            <text:p>115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16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2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8125763956" calcext:value-type="float">
            <text:p>88125763956</text:p>
          </table:table-cell>
          <table:table-cell office:value-type="float" office:value="4507" calcext:value-type="float">
            <text:p>4507</text:p>
          </table:table-cell>
          <table:table-cell office:value-type="float" office:value="7255" calcext:value-type="float">
            <text:p>7255</text:p>
          </table:table-cell>
          <table:table-cell office:value-type="float" office:value="5980" calcext:value-type="float">
            <text:p>5980</text:p>
          </table:table-cell>
          <table:table-cell office:value-type="float" office:value="19605" calcext:value-type="float">
            <text:p>1960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32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4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78293389221095" calcext:value-type="float">
            <text:p>478293389221095</text:p>
          </table:table-cell>
          <table:table-cell office:value-type="float" office:value="24492" calcext:value-type="float">
            <text:p>24492</text:p>
          </table:table-cell>
          <table:table-cell office:value-type="float" office:value="25435" calcext:value-type="float">
            <text:p>25435</text:p>
          </table:table-cell>
          <table:table-cell office:value-type="float" office:value="20770" calcext:value-type="float">
            <text:p>20770</text:p>
          </table:table-cell>
          <table:table-cell office:value-type="float" office:value="128280" calcext:value-type="float">
            <text:p>1282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PK-4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PK-8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110643" calcext:value-type="float">
            <text:p>6110643</text:p>
          </table:table-cell>
          <table:table-cell office:value-type="float" office:value="668" calcext:value-type="float">
            <text:p>668</text:p>
          </table:table-cell>
          <table:table-cell office:value-type="float" office:value="1591" calcext:value-type="float">
            <text:p>1591</text:p>
          </table:table-cell>
          <table:table-cell office:value-type="float" office:value="1378" calcext:value-type="float">
            <text:p>1378</text:p>
          </table:table-cell>
          <table:table-cell office:value-type="float" office:value="2112" calcext:value-type="float">
            <text:p>211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PK-8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PK-80.pn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.63490390942042E+018" calcext:value-type="float">
            <text:p>5634903909420420000</text:p>
          </table:table-cell>
          <table:table-cell office:value-type="float" office:value="155462" calcext:value-type="float">
            <text:p>155462</text:p>
          </table:table-cell>
          <table:table-cell office:value-type="float" office:value="94570" calcext:value-type="float">
            <text:p>94570</text:p>
          </table:table-cell>
          <table:table-cell office:value-type="float" office:value="77050" calcext:value-type="float">
            <text:p>77050</text:p>
          </table:table-cell>
          <table:table-cell office:value-type="float" office:value="921930" calcext:value-type="float">
            <text:p>92193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889" calcext:value-type="float">
            <text:p>1889</text:p>
          </table:table-cell>
          <table:table-cell office:value-type="float" office:value="2555" calcext:value-type="float">
            <text:p>2555</text:p>
          </table:table-cell>
          <table:table-cell office:value-type="float" office:value="8.31" calcext:value-type="float">
            <text:p>8.31</text:p>
          </table:table-cell>
          <table:table-cell office:value-type="float" office:value="8.57" calcext:value-type="float">
            <text:p>8.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ultiwaySync.pnml</text:p>
          </table:table-cell>
          <table:table-cell office:value-type="float" office:value="222" calcext:value-type="float">
            <text:p>222</text:p>
          </table:table-cell>
          <table:table-cell office:value-type="float" office:value="472" calcext:value-type="float">
            <text:p>472</text:p>
          </table:table-cell>
          <table:table-cell office:value-type="float" office:value="1496" calcext:value-type="float">
            <text:p>149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472" calcext:value-type="float">
            <text:p>472</text:p>
          </table:table-cell>
          <table:table-cell office:value-type="float" office:value="5.25959973093851E+019" calcext:value-type="float">
            <text:p>52595997309385100000</text:p>
          </table:table-cell>
          <table:table-cell office:value-type="float" office:value="1843" calcext:value-type="float">
            <text:p>1843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1727" calcext:value-type="float">
            <text:p>1727</text:p>
          </table:table-cell>
          <table:table-cell office:value-type="float" office:value="691636" calcext:value-type="float">
            <text:p>691636</text:p>
          </table:table-cell>
          <table:table-cell office:value-type="float" office:value="750554" calcext:value-type="float">
            <text:p>750554</text:p>
          </table:table-cell>
          <table:table-cell office:value-type="float" office:value="60.19" calcext:value-type="float">
            <text:p>60.19</text:p>
          </table:table-cell>
          <table:table-cell office:value-type="float" office:value="65.94" calcext:value-type="float">
            <text:p>65.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ultiwaySync.pnml</text:p>
          </table:table-cell>
          <table:table-cell office:value-type="float" office:value="222" calcext:value-type="float">
            <text:p>222</text:p>
          </table:table-cell>
          <table:table-cell office:value-type="float" office:value="472" calcext:value-type="float">
            <text:p>472</text:p>
          </table:table-cell>
          <table:table-cell office:value-type="float" office:value="1496" calcext:value-type="float">
            <text:p>1496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472" calcext:value-type="float">
            <text:p>472</text:p>
          </table:table-cell>
          <table:table-cell table:number-columns-repeated="6"/>
          <table:table-cell office:value-type="float" office:value="1727" calcext:value-type="float">
            <text:p>1727</text:p>
          </table:table-cell>
          <table:table-cell office:value-type="float" office:value="691636" calcext:value-type="float">
            <text:p>691636</text:p>
          </table:table-cell>
          <table:table-cell office:value-type="float" office:value="750554" calcext:value-type="float">
            <text:p>750554</text:p>
          </table:table-cell>
          <table:table-cell office:value-type="float" office:value="60.19" calcext:value-type="float">
            <text:p>60.19</text:p>
          </table:table-cell>
          <table:table-cell office:value-type="float" office:value="65.94" calcext:value-type="float">
            <text:p>65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oelection-2.unf.pnml</text:p>
          </table:table-cell>
          <table:table-cell office:value-type="float" office:value="438" calcext:value-type="float">
            <text:p>438</text:p>
          </table:table-cell>
          <table:table-cell office:value-type="float" office:value="357" calcext:value-type="float">
            <text:p>357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565" calcext:value-type="float">
            <text:p>2565</text:p>
          </table:table-cell>
          <table:table-cell office:value-type="float" office:value="832640" calcext:value-type="float">
            <text:p>832640</text:p>
          </table:table-cell>
          <table:table-cell office:value-type="float" office:value="906518" calcext:value-type="float">
            <text:p>906518</text:p>
          </table:table-cell>
          <table:table-cell office:value-type="float" office:value="80.73" calcext:value-type="float">
            <text:p>80.73</text:p>
          </table:table-cell>
          <table:table-cell office:value-type="float" office:value="89.47" calcext:value-type="float">
            <text:p>89.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3.unf.pnml</text:p>
          </table:table-cell>
          <table:table-cell office:value-type="float" office:value="972" calcext:value-type="float">
            <text:p>972</text:p>
          </table:table-cell>
          <table:table-cell office:value-type="float" office:value="1016" calcext:value-type="float">
            <text:p>1016</text:p>
          </table:table-cell>
          <table:table-cell office:value-type="float" office:value="5840" calcext:value-type="float">
            <text:p>584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7263" calcext:value-type="float">
            <text:p>7263</text:p>
          </table:table-cell>
          <table:table-cell office:value-type="float" office:value="5301469" calcext:value-type="float">
            <text:p>5301469</text:p>
          </table:table-cell>
          <table:table-cell office:value-type="float" office:value="5652262" calcext:value-type="float">
            <text:p>5652262</text:p>
          </table:table-cell>
          <table:table-cell office:value-type="float" office:value="136.8" calcext:value-type="float">
            <text:p>136.8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4.unf.pnml</text:p>
          </table:table-cell>
          <table:table-cell office:value-type="float" office:value="1830" calcext:value-type="float">
            <text:p>1830</text:p>
          </table:table-cell>
          <table:table-cell office:value-type="float" office:value="2340" calcext:value-type="float">
            <text:p>2340</text:p>
          </table:table-cell>
          <table:table-cell office:value-type="float" office:value="13565" calcext:value-type="float">
            <text:p>1356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6584" calcext:value-type="float">
            <text:p>16584</text:p>
          </table:table-cell>
          <table:table-cell office:value-type="float" office:value="24888500" calcext:value-type="float">
            <text:p>24888500</text:p>
          </table:table-cell>
          <table:table-cell office:value-type="float" office:value="26124716" calcext:value-type="float">
            <text:p>26124716</text:p>
          </table:table-cell>
          <table:table-cell office:value-type="float" office:value="228.4" calcext:value-type="float">
            <text:p>228.4</text:p>
          </table:table-cell>
          <table:table-cell office:value-type="float" office:value="254.51" calcext:value-type="float">
            <text:p>254.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5.unf.pnml</text:p>
          </table:table-cell>
          <table:table-cell office:value-type="float" office:value="3090" calcext:value-type="float">
            <text:p>3090</text:p>
          </table:table-cell>
          <table:table-cell office:value-type="float" office:value="4674" calcext:value-type="float">
            <text:p>4674</text:p>
          </table:table-cell>
          <table:table-cell office:value-type="float" office:value="27162" calcext:value-type="float">
            <text:p>2716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2853" calcext:value-type="float">
            <text:p>32853</text:p>
          </table:table-cell>
          <table:table-cell office:value-type="float" office:value="97948803" calcext:value-type="float">
            <text:p>97948803</text:p>
          </table:table-cell>
          <table:table-cell office:value-type="float" office:value="102132190" calcext:value-type="float">
            <text:p>102132190</text:p>
          </table:table-cell>
          <table:table-cell office:value-type="float" office:value="351.05" calcext:value-type="float">
            <text:p>351.05</text:p>
          </table:table-cell>
          <table:table-cell office:value-type="float" office:value="394.57" calcext:value-type="float">
            <text:p>394.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6.unf.pnml</text:p>
          </table:table-cell>
          <table:table-cell office:value-type="float" office:value="4830" calcext:value-type="float">
            <text:p>4830</text:p>
          </table:table-cell>
          <table:table-cell office:value-type="float" office:value="8435" calcext:value-type="float">
            <text:p>8435</text:p>
          </table:table-cell>
          <table:table-cell office:value-type="float" office:value="49028" calcext:value-type="float">
            <text:p>4902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58863" calcext:value-type="float">
            <text:p>58863</text:p>
          </table:table-cell>
          <table:table-cell office:value-type="float" office:value="323978552" calcext:value-type="float">
            <text:p>323978552</text:p>
          </table:table-cell>
          <table:table-cell office:value-type="float" office:value="335264622" calcext:value-type="float">
            <text:p>335264622</text:p>
          </table:table-cell>
          <table:table-cell office:value-type="float" office:value="536.46" calcext:value-type="float">
            <text:p>536.46</text:p>
          </table:table-cell>
          <table:table-cell office:value-type="float" office:value="611.4" calcext:value-type="float">
            <text:p>611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oelection-7.unf.pnml</text:p>
          </table:table-cell>
          <table:table-cell office:value-type="float" office:value="7128" calcext:value-type="float">
            <text:p>7128</text:p>
          </table:table-cell>
          <table:table-cell office:value-type="float" office:value="14112" calcext:value-type="float">
            <text:p>14112</text:p>
          </table:table-cell>
          <table:table-cell office:value-type="float" office:value="81968" calcext:value-type="float">
            <text:p>8196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7876" calcext:value-type="float">
            <text:p>97876</text:p>
          </table:table-cell>
          <table:table-cell office:value-type="float" office:value="933055714" calcext:value-type="float">
            <text:p>933055714</text:p>
          </table:table-cell>
          <table:table-cell office:value-type="float" office:value="960957326" calcext:value-type="float">
            <text:p>960957326</text:p>
          </table:table-cell>
          <table:table-cell office:value-type="float" office:value="799.31" calcext:value-type="float">
            <text:p>799.3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eoelection-7.unf.pnml</text:p>
          </table:table-cell>
          <table:table-cell office:value-type="float" office:value="7128" calcext:value-type="float">
            <text:p>7128</text:p>
          </table:table-cell>
          <table:table-cell office:value-type="float" office:value="14112" calcext:value-type="float">
            <text:p>14112</text:p>
          </table:table-cell>
          <table:table-cell office:value-type="float" office:value="81968" calcext:value-type="float">
            <text:p>8196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7876" calcext:value-type="float">
            <text:p>97876</text:p>
          </table:table-cell>
          <table:table-cell office:value-type="float" office:value="933055714" calcext:value-type="float">
            <text:p>933055714</text:p>
          </table:table-cell>
          <table:table-cell office:value-type="float" office:value="960957326" calcext:value-type="float">
            <text:p>960957326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eoelection-8.unf.pnml</text:p>
          </table:table-cell>
          <table:table-cell office:value-type="float" office:value="10062" calcext:value-type="float">
            <text:p>10062</text:p>
          </table:table-cell>
          <table:table-cell office:value-type="float" office:value="22266" calcext:value-type="float">
            <text:p>22266</text:p>
          </table:table-cell>
          <table:table-cell office:value-type="float" office:value="129195" calcext:value-type="float">
            <text:p>12919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53619" calcext:value-type="float">
            <text:p>153619</text:p>
          </table:table-cell>
          <table:table-cell office:value-type="float" office:value="2468116388" calcext:value-type="float">
            <text:p>2468116388</text:p>
          </table:table-cell>
          <table:table-cell office:value-type="float" office:value="2529775705" calcext:value-type="float">
            <text:p>2529775705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open_system_0.pnml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431" calcext:value-type="float">
            <text:p>1431</text:p>
          </table:table-cell>
          <table:table-cell office:value-type="float" office:value="560" calcext:value-type="float">
            <text:p>560</text:p>
          </table:table-cell>
          <table:table-cell office:value-type="float" office:value="1241" calcext:value-type="float">
            <text:p>1241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5863" calcext:value-type="float">
            <text:p>55863</text:p>
          </table:table-cell>
          <table:table-cell office:value-type="float" office:value="65035" calcext:value-type="float">
            <text:p>65035</text:p>
          </table:table-cell>
          <table:table-cell office:value-type="float" office:value="21.4" calcext:value-type="float">
            <text:p>21.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pen_system_0.pnml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2776936" calcext:value-type="float">
            <text:p>2776936</text:p>
          </table:table-cell>
          <table:table-cell office:value-type="float" office:value="3577" calcext:value-type="float">
            <text:p>3577</text:p>
          </table:table-cell>
          <table:table-cell office:value-type="float" office:value="1250" calcext:value-type="float">
            <text:p>1250</text:p>
          </table:table-cell>
          <table:table-cell office:value-type="float" office:value="1670" calcext:value-type="float">
            <text:p>1670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5863" calcext:value-type="float">
            <text:p>55863</text:p>
          </table:table-cell>
          <table:table-cell office:value-type="float" office:value="65035" calcext:value-type="float">
            <text:p>65035</text:p>
          </table:table-cell>
          <table:table-cell office:value-type="float" office:value="21.4" calcext:value-type="float">
            <text:p>21.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pen_system_0.pnml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55863" calcext:value-type="float">
            <text:p>55863</text:p>
          </table:table-cell>
          <table:table-cell office:value-type="float" office:value="65035" calcext:value-type="float">
            <text:p>65035</text:p>
          </table:table-cell>
          <table:table-cell office:value-type="float" office:value="21.4" calcext:value-type="float">
            <text:p>21.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king_1_4.pnml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31745" calcext:value-type="float">
            <text:p>31745</text:p>
          </table:table-cell>
          <table:table-cell office:value-type="float" office:value="657" calcext:value-type="float">
            <text:p>657</text:p>
          </table:table-cell>
          <table:table-cell office:value-type="float" office:value="407" calcext:value-type="float">
            <text:p>407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20705" calcext:value-type="float">
            <text:p>20705</text:p>
          </table:table-cell>
          <table:table-cell office:value-type="float" office:value="24375" calcext:value-type="float">
            <text:p>24375</text:p>
          </table:table-cell>
          <table:table-cell office:value-type="float" office:value="23.5" calcext:value-type="float">
            <text:p>23.5</text:p>
          </table:table-cell>
          <table:table-cell office:value-type="float" office:value="25.1" calcext:value-type="float">
            <text:p>25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2_8.pnml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  <table:table-cell office:value-type="float" office:value="4567597057" calcext:value-type="float">
            <text:p>4567597057</text:p>
          </table:table-cell>
          <table:table-cell office:value-type="float" office:value="1246" calcext:value-type="float">
            <text:p>1246</text:p>
          </table:table-cell>
          <table:table-cell office:value-type="float" office:value="848" calcext:value-type="float">
            <text:p>848</text:p>
          </table:table-cell>
          <table:table-cell office:value-type="float" office:value="571" calcext:value-type="float">
            <text:p>571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62635" calcext:value-type="float">
            <text:p>62635</text:p>
          </table:table-cell>
          <table:table-cell office:value-type="float" office:value="70725" calcext:value-type="float">
            <text:p>70725</text:p>
          </table:table-cell>
          <table:table-cell office:value-type="float" office:value="24.9" calcext:value-type="float">
            <text:p>24.9</text:p>
          </table:table-cell>
          <table:table-cell office:value-type="float" office:value="27.1" calcext:value-type="float">
            <text:p>27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4_16.pnml</text:p>
          </table:table-cell>
          <table:table-cell office:value-type="float" office:value="305" calcext:value-type="float">
            <text:p>305</text:p>
          </table:table-cell>
          <table:table-cell office:value-type="float" office:value="433" calcext:value-type="float">
            <text:p>433</text:p>
          </table:table-cell>
          <table:table-cell office:value-type="float" office:value="1289" calcext:value-type="float">
            <text:p>1289</text:p>
          </table:table-cell>
          <table:table-cell table:number-columns-repeated="1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4_32.pnml</text:p>
          </table:table-cell>
          <table:table-cell office:value-type="float" office:value="529" calcext:value-type="float">
            <text:p>529</text:p>
          </table:table-cell>
          <table:table-cell office:value-type="float" office:value="785" calcext:value-type="float">
            <text:p>785</text:p>
          </table:table-cell>
          <table:table-cell office:value-type="float" office:value="2329" calcext:value-type="float">
            <text:p>2329</text:p>
          </table:table-cell>
          <table:table-cell table:number-columns-repeated="1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8_32.pnml</text:p>
          </table:table-cell>
          <table:table-cell office:value-type="float" office:value="737" calcext:value-type="float">
            <text:p>737</text:p>
          </table:table-cell>
          <table:table-cell office:value-type="float" office:value="993" calcext:value-type="float">
            <text:p>993</text:p>
          </table:table-cell>
          <table:table-cell office:value-type="float" office:value="2993" calcext:value-type="float">
            <text:p>2993</text:p>
          </table:table-cell>
          <table:table-cell table:number-columns-repeated="1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king_8_64.pnml</text:p>
          </table:table-cell>
          <table:table-cell office:value-type="float" office:value="1185" calcext:value-type="float">
            <text:p>1185</text:p>
          </table:table-cell>
          <table:table-cell office:value-type="float" office:value="1697" calcext:value-type="float">
            <text:p>1697</text:p>
          </table:table-cell>
          <table:table-cell office:value-type="float" office:value="5073" calcext:value-type="float">
            <text:p>5073</text:p>
          </table:table-cell>
          <table:table-cell table:number-columns-repeated="1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2.pnml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20754" calcext:value-type="float">
            <text:p>20754</text:p>
          </table:table-cell>
          <table:table-cell office:value-type="float" office:value="3569" calcext:value-type="float">
            <text:p>3569</text:p>
          </table:table-cell>
          <table:table-cell office:value-type="float" office:value="672" calcext:value-type="float">
            <text:p>672</text:p>
          </table:table-cell>
          <table:table-cell office:value-type="float" office:value="868" calcext:value-type="float">
            <text:p>868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38354" calcext:value-type="float">
            <text:p>38354</text:p>
          </table:table-cell>
          <table:table-cell office:value-type="float" office:value="45564" calcext:value-type="float">
            <text:p>45564</text:p>
          </table:table-cell>
          <table:table-cell office:value-type="float" office:value="34.2" calcext:value-type="float">
            <text:p>34.2</text:p>
          </table:table-cell>
          <table:table-cell office:value-type="float" office:value="37.4" calcext:value-type="float">
            <text:p>37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3.pnml</text:p>
          </table:table-cell>
          <table:table-cell office:value-type="float" office:value="244" calcext:value-type="float">
            <text:p>244</text:p>
          </table:table-cell>
          <table:table-cell office:value-type="float" office:value="332" calcext:value-type="float">
            <text:p>332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32" calcext:value-type="float">
            <text:p>332</text:p>
          </table:table-cell>
          <table:table-cell office:value-type="float" office:value="3407946" calcext:value-type="float">
            <text:p>3407946</text:p>
          </table:table-cell>
          <table:table-cell office:value-type="float" office:value="98600" calcext:value-type="float">
            <text:p>98600</text:p>
          </table:table-cell>
          <table:table-cell office:value-type="float" office:value="1768" calcext:value-type="float">
            <text:p>1768</text:p>
          </table:table-cell>
          <table:table-cell office:value-type="float" office:value="2290" calcext:value-type="float">
            <text:p>2290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314117" calcext:value-type="float">
            <text:p>314117</text:p>
          </table:table-cell>
          <table:table-cell office:value-type="float" office:value="359473" calcext:value-type="float">
            <text:p>359473</text:p>
          </table:table-cell>
          <table:table-cell office:value-type="float" office:value="91.35" calcext:value-type="float">
            <text:p>91.35</text:p>
          </table:table-cell>
          <table:table-cell office:value-type="float" office:value="100.7" calcext:value-type="float">
            <text:p>100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4.pnml</text:p>
          </table:table-cell>
          <table:table-cell office:value-type="float" office:value="480" calcext:value-type="float">
            <text:p>480</text:p>
          </table:table-cell>
          <table:table-cell office:value-type="float" office:value="690" calcext:value-type="float">
            <text:p>690</text:p>
          </table:table-cell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690" calcext:value-type="float">
            <text:p>690</text:p>
          </table:table-cell>
          <table:table-cell table:number-columns-repeated="6"/>
          <table:table-cell office:value-type="float" office:value="2743" calcext:value-type="float">
            <text:p>2743</text:p>
          </table:table-cell>
          <table:table-cell office:value-type="float" office:value="1148012" calcext:value-type="float">
            <text:p>1148012</text:p>
          </table:table-cell>
          <table:table-cell office:value-type="float" office:value="1260382" calcext:value-type="float">
            <text:p>1260382</text:p>
          </table:table-cell>
          <table:table-cell office:value-type="float" office:value="126.5" calcext:value-type="float">
            <text:p>126.5</text:p>
          </table:table-cell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5.pnml</text:p>
          </table:table-cell>
          <table:table-cell office:value-type="float" office:value="834" calcext:value-type="float">
            <text:p>834</text:p>
          </table:table-cell>
          <table:table-cell office:value-type="float" office:value="1242" calcext:value-type="float">
            <text:p>1242</text:p>
          </table:table-cell>
          <table:table-cell office:value-type="float" office:value="3828" calcext:value-type="float">
            <text:p>3828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1242" calcext:value-type="float">
            <text:p>1242</text:p>
          </table:table-cell>
          <table:table-cell table:number-columns-repeated="6"/>
          <table:table-cell office:value-type="float" office:value="4915" calcext:value-type="float">
            <text:p>4915</text:p>
          </table:table-cell>
          <table:table-cell office:value-type="float" office:value="3513362" calcext:value-type="float">
            <text:p>3513362</text:p>
          </table:table-cell>
          <table:table-cell office:value-type="float" office:value="3852541" calcext:value-type="float">
            <text:p>3852541</text:p>
          </table:table-cell>
          <table:table-cell office:value-type="float" office:value="211" calcext:value-type="float">
            <text:p>211</text:p>
          </table:table-cell>
          <table:table-cell office:value-type="float" office:value="224.5" calcext:value-type="float">
            <text:p>224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6.pnml</text:p>
          </table:table-cell>
          <table:table-cell office:value-type="float" office:value="1330" calcext:value-type="float">
            <text:p>1330</text:p>
          </table:table-cell>
          <table:table-cell office:value-type="float" office:value="2030" calcext:value-type="float">
            <text:p>2030</text:p>
          </table:table-cell>
          <table:table-cell office:value-type="float" office:value="6272" calcext:value-type="float">
            <text:p>6272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2030" calcext:value-type="float">
            <text:p>2030</text:p>
          </table:table-cell>
          <table:table-cell table:number-columns-repeated="6"/>
          <table:table-cell office:value-type="float" office:value="7650" calcext:value-type="float">
            <text:p>7650</text:p>
          </table:table-cell>
          <table:table-cell office:value-type="float" office:value="8262952" calcext:value-type="float">
            <text:p>8262952</text:p>
          </table:table-cell>
          <table:table-cell office:value-type="float" office:value="8875588" calcext:value-type="float">
            <text:p>8875588</text:p>
          </table:table-cell>
          <table:table-cell office:value-type="float" office:value="248.3" calcext:value-type="float">
            <text:p>248.3</text:p>
          </table:table-cell>
          <table:table-cell office:value-type="float" office:value="260.5" calcext:value-type="float">
            <text:p>260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eterson-7.pnml</text:p>
          </table:table-cell>
          <table:table-cell office:value-type="float" office:value="1992" calcext:value-type="float">
            <text:p>1992</text:p>
          </table:table-cell>
          <table:table-cell office:value-type="float" office:value="3096" calcext:value-type="float">
            <text:p>3096</text:p>
          </table:table-cell>
          <table:table-cell office:value-type="float" office:value="9584" calcext:value-type="float">
            <text:p>9584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3096" calcext:value-type="float">
            <text:p>3096</text:p>
          </table:table-cell>
          <table:table-cell table:number-columns-repeated="6"/>
          <table:table-cell office:value-type="float" office:value="12456" calcext:value-type="float">
            <text:p>12456</text:p>
          </table:table-cell>
          <table:table-cell office:value-type="float" office:value="19797163" calcext:value-type="float">
            <text:p>19797163</text:p>
          </table:table-cell>
          <table:table-cell office:value-type="float" office:value="21140467" calcext:value-type="float">
            <text:p>21140467</text:p>
          </table:table-cell>
          <table:table-cell office:value-type="float" office:value="335.75" calcext:value-type="float">
            <text:p>335.75</text:p>
          </table:table-cell>
          <table:table-cell office:value-type="float" office:value="357.41" calcext:value-type="float">
            <text:p>357.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_dyn-10-unfolded.pnml</text:p>
          </table:table-cell>
          <table:table-cell office:value-type="float" office:value="170" calcext:value-type="float">
            <text:p>170</text:p>
          </table:table-cell>
          <table:table-cell office:value-type="float" office:value="2310" calcext:value-type="float">
            <text:p>2310</text:p>
          </table:table-cell>
          <table:table-cell office:value-type="float" office:value="18190" calcext:value-type="float">
            <text:p>1819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310" calcext:value-type="float">
            <text:p>2310</text:p>
          </table:table-cell>
          <table:table-cell table:number-columns-repeated="6"/>
          <table:table-cell office:value-type="float" office:value="17337" calcext:value-type="float">
            <text:p>17337</text:p>
          </table:table-cell>
          <table:table-cell office:value-type="float" office:value="147100282" calcext:value-type="float">
            <text:p>147100282</text:p>
          </table:table-cell>
          <table:table-cell office:value-type="float" office:value="155852790" calcext:value-type="float">
            <text:p>155852790</text:p>
          </table:table-cell>
          <table:table-cell office:value-type="float" office:value="742.43" calcext:value-type="float">
            <text:p>742.43</text:p>
          </table:table-cell>
          <table:table-cell office:value-type="float" office:value="785.01" calcext:value-type="float">
            <text:p>785.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_dyn-20-unfolded.pnml</text:p>
          </table:table-cell>
          <table:table-cell office:value-type="float" office:value="540" calcext:value-type="float">
            <text:p>540</text:p>
          </table:table-cell>
          <table:table-cell office:value-type="float" office:value="17220" calcext:value-type="float">
            <text:p>17220</text:p>
          </table:table-cell>
          <table:table-cell office:value-type="float" office:value="140780" calcext:value-type="float">
            <text:p>14078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3446" calcext:value-type="float">
            <text:p>133446</text:p>
          </table:table-cell>
          <table:table-cell office:value-type="float" office:value="8846617345" calcext:value-type="float">
            <text:p>8846617345</text:p>
          </table:table-cell>
          <table:table-cell office:value-type="float" office:value="8972901597" calcext:value-type="float">
            <text:p>8972901597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_dyn-3-unfolded.pnml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528" calcext:value-type="float">
            <text:p>528</text:p>
          </table:table-cell>
          <table:table-cell office:value-type="float" office:value="135297" calcext:value-type="float">
            <text:p>135297</text:p>
          </table:table-cell>
          <table:table-cell office:value-type="float" office:value="151771" calcext:value-type="float">
            <text:p>151771</text:p>
          </table:table-cell>
          <table:table-cell office:value-type="float" office:value="64.5" calcext:value-type="float">
            <text:p>64.5</text:p>
          </table:table-cell>
          <table:table-cell office:value-type="float" office:value="70.6" calcext:value-type="float">
            <text:p>70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10.pnml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9049" calcext:value-type="float">
            <text:p>59049</text:p>
          </table:table-cell>
          <table:table-cell office:value-type="float" office:value="295" calcext:value-type="float">
            <text:p>295</text:p>
          </table:table-cell>
          <table:table-cell office:value-type="float" office:value="320" calcext:value-type="float">
            <text:p>320</text:p>
          </table:table-cell>
          <table:table-cell office:value-type="float" office:value="441" calcext:value-type="float">
            <text:p>44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119" calcext:value-type="float">
            <text:p>5119</text:p>
          </table:table-cell>
          <table:table-cell office:value-type="float" office:value="6902" calcext:value-type="float">
            <text:p>6902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100.pnml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.15377520732011E+047" calcext:value-type="float">
            <text:p>515377520732011000000000000000000000000000000000</text:p>
          </table:table-cell>
          <table:table-cell office:value-type="float" office:value="3178" calcext:value-type="float">
            <text:p>3178</text:p>
          </table:table-cell>
          <table:table-cell office:value-type="float" office:value="3200" calcext:value-type="float">
            <text:p>3200</text:p>
          </table:table-cell>
          <table:table-cell office:value-type="float" office:value="4402" calcext:value-type="float">
            <text:p>4402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3295" calcext:value-type="float">
            <text:p>53295</text:p>
          </table:table-cell>
          <table:table-cell office:value-type="float" office:value="72532" calcext:value-type="float">
            <text:p>72532</text:p>
          </table:table-cell>
          <table:table-cell office:value-type="float" office:value="12.91" calcext:value-type="float">
            <text:p>12.91</text:p>
          </table:table-cell>
          <table:table-cell office:value-type="float" office:value="13.06" calcext:value-type="float">
            <text:p>13.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1000.pnml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string" calcext:value-type="string">
            <text:p>Inf</text:p>
          </table:table-cell>
          <table:table-cell office:value-type="float" office:value="33360" calcext:value-type="float">
            <text:p>33360</text:p>
          </table:table-cell>
          <table:table-cell office:value-type="float" office:value="32000" calcext:value-type="float">
            <text:p>32000</text:p>
          </table:table-cell>
          <table:table-cell office:value-type="float" office:value="44233" calcext:value-type="float">
            <text:p>44233</text:p>
          </table:table-cell>
          <table:table-cell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9629" calcext:value-type="float">
            <text:p>539629</text:p>
          </table:table-cell>
          <table:table-cell office:value-type="float" office:value="702609" calcext:value-type="float">
            <text:p>702609</text:p>
          </table:table-cell>
          <table:table-cell office:value-type="float" office:value="11.686" calcext:value-type="float">
            <text:p>11.686</text:p>
          </table:table-cell>
          <table:table-cell office:value-type="float" office:value="11.889" calcext:value-type="float">
            <text:p>11.8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ilosophers-1000.pnml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539629" calcext:value-type="float">
            <text:p>539629</text:p>
          </table:table-cell>
          <table:table-cell office:value-type="float" office:value="702609" calcext:value-type="float">
            <text:p>702609</text:p>
          </table:table-cell>
          <table:table-cell office:value-type="float" office:value="11.686" calcext:value-type="float">
            <text:p>11.686</text:p>
          </table:table-cell>
          <table:table-cell office:value-type="float" office:value="11.889" calcext:value-type="float">
            <text:p>11.8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osophers-10000.pnml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5368211" calcext:value-type="float">
            <text:p>5368211</text:p>
          </table:table-cell>
          <table:table-cell office:value-type="float" office:value="7304359" calcext:value-type="float">
            <text:p>7304359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20.pnm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86784401" calcext:value-type="float">
            <text:p>3486784401</text:p>
          </table:table-cell>
          <table:table-cell office:value-type="float" office:value="615" calcext:value-type="float">
            <text:p>615</text:p>
          </table:table-cell>
          <table:table-cell office:value-type="float" office:value="640" calcext:value-type="float">
            <text:p>640</text:p>
          </table:table-cell>
          <table:table-cell office:value-type="float" office:value="882" calcext:value-type="float">
            <text:p>882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394" calcext:value-type="float">
            <text:p>10394</text:p>
          </table:table-cell>
          <table:table-cell office:value-type="float" office:value="14142" calcext:value-type="float">
            <text:p>14142</text:p>
          </table:table-cell>
          <table:table-cell office:value-type="float" office:value="12.6" calcext:value-type="float">
            <text:p>12.6</text:p>
          </table:table-cell>
          <table:table-cell office:value-type="float" office:value="12.8" calcext:value-type="float">
            <text:p>12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200.pnml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.65613988875875E+095" calcext:value-type="float">
            <text:p>265613988875875000000000000000000000000000000000000000000000000000000000000000000000000000000000</text:p>
          </table:table-cell>
          <table:table-cell office:value-type="float" office:value="6375" calcext:value-type="float">
            <text:p>6375</text:p>
          </table:table-cell>
          <table:table-cell office:value-type="float" office:value="6400" calcext:value-type="float">
            <text:p>6400</text:p>
          </table:table-cell>
          <table:table-cell office:value-type="float" office:value="8802" calcext:value-type="float">
            <text:p>8802</text:p>
          </table:table-cell>
          <table:table-cell office:value-type="float" office:value="5600" calcext:value-type="float">
            <text:p>56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7161" calcext:value-type="float">
            <text:p>107161</text:p>
          </table:table-cell>
          <table:table-cell office:value-type="float" office:value="145704" calcext:value-type="float">
            <text:p>145704</text:p>
          </table:table-cell>
          <table:table-cell office:value-type="float" office:value="12.97" calcext:value-type="float">
            <text:p>12.97</text:p>
          </table:table-cell>
          <table:table-cell office:value-type="float" office:value="13.11" calcext:value-type="float">
            <text:p>13.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ilosophers-200.pnml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107161" calcext:value-type="float">
            <text:p>107161</text:p>
          </table:table-cell>
          <table:table-cell office:value-type="float" office:value="145704" calcext:value-type="float">
            <text:p>145704</text:p>
          </table:table-cell>
          <table:table-cell office:value-type="float" office:value="12.97" calcext:value-type="float">
            <text:p>12.97</text:p>
          </table:table-cell>
          <table:table-cell office:value-type="float" office:value="13.11" calcext:value-type="float">
            <text:p>13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osophers-2000.pnml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string" calcext:value-type="string">
            <text:p>Inf</text:p>
          </table:table-cell>
          <table:table-cell office:value-type="float" office:value="66773" calcext:value-type="float">
            <text:p>66773</text:p>
          </table:table-cell>
          <table:table-cell office:value-type="float" office:value="64000" calcext:value-type="float">
            <text:p>64000</text:p>
          </table:table-cell>
          <table:table-cell office:value-type="float" office:value="88468" calcext:value-type="float">
            <text:p>88468</text:p>
          </table:table-cell>
          <table:table-cell office:value-type="float" office:value="56000" calcext:value-type="float">
            <text:p>56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80994" calcext:value-type="float">
            <text:p>1080994</text:p>
          </table:table-cell>
          <table:table-cell office:value-type="float" office:value="1409117" calcext:value-type="float">
            <text:p>1409117</text:p>
          </table:table-cell>
          <table:table-cell office:value-type="float" office:value="11.694" calcext:value-type="float">
            <text:p>11.694</text:p>
          </table:table-cell>
          <table:table-cell office:value-type="float" office:value="11.899" calcext:value-type="float">
            <text:p>11.8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ilosophers-2000.pnml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1080994" calcext:value-type="float">
            <text:p>1080994</text:p>
          </table:table-cell>
          <table:table-cell office:value-type="float" office:value="1409117" calcext:value-type="float">
            <text:p>1409117</text:p>
          </table:table-cell>
          <table:table-cell office:value-type="float" office:value="11.694" calcext:value-type="float">
            <text:p>11.694</text:p>
          </table:table-cell>
          <table:table-cell office:value-type="float" office:value="11.899" calcext:value-type="float">
            <text:p>11.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osophers-5.pnm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222" calcext:value-type="float">
            <text:p>22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401" calcext:value-type="float">
            <text:p>2401</text:p>
          </table:table-cell>
          <table:table-cell office:value-type="float" office:value="3210" calcext:value-type="float">
            <text:p>3210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50.pnml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.17897987691853E+023" calcext:value-type="float">
            <text:p>717897987691853000000000</text:p>
          </table:table-cell>
          <table:table-cell office:value-type="float" office:value="1575" calcext:value-type="float">
            <text:p>1575</text:p>
          </table:table-cell>
          <table:table-cell office:value-type="float" office:value="1600" calcext:value-type="float">
            <text:p>1600</text:p>
          </table:table-cell>
          <table:table-cell office:value-type="float" office:value="2202" calcext:value-type="float">
            <text:p>2202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6516" calcext:value-type="float">
            <text:p>26516</text:p>
          </table:table-cell>
          <table:table-cell office:value-type="float" office:value="35059" calcext:value-type="float">
            <text:p>35059</text:p>
          </table:table-cell>
          <table:table-cell office:value-type="float" office:value="12.25" calcext:value-type="float">
            <text:p>12.25</text:p>
          </table:table-cell>
          <table:table-cell office:value-type="float" office:value="12.39" calcext:value-type="float">
            <text:p>12.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ilosophers-500.pnml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3.636029179587E+238" calcext:value-type="float">
            <text:p>3636029179587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office:value-type="float" office:value="16679" calcext:value-type="float">
            <text:p>16679</text:p>
          </table:table-cell>
          <table:table-cell office:value-type="float" office:value="16000" calcext:value-type="float">
            <text:p>16000</text:p>
          </table:table-cell>
          <table:table-cell office:value-type="float" office:value="22119" calcext:value-type="float">
            <text:p>22119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69546" calcext:value-type="float">
            <text:p>269546</text:p>
          </table:table-cell>
          <table:table-cell office:value-type="float" office:value="350972" calcext:value-type="float">
            <text:p>350972</text:p>
          </table:table-cell>
          <table:table-cell office:value-type="float" office:value="11.677" calcext:value-type="float">
            <text:p>11.677</text:p>
          </table:table-cell>
          <table:table-cell office:value-type="float" office:value="11.882" calcext:value-type="float">
            <text:p>11.8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ilosophers-500.pnml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269546" calcext:value-type="float">
            <text:p>269546</text:p>
          </table:table-cell>
          <table:table-cell office:value-type="float" office:value="350972" calcext:value-type="float">
            <text:p>350972</text:p>
          </table:table-cell>
          <table:table-cell office:value-type="float" office:value="11.677" calcext:value-type="float">
            <text:p>11.677</text:p>
          </table:table-cell>
          <table:table-cell office:value-type="float" office:value="11.882" calcext:value-type="float">
            <text:p>11.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osophers-5000.pnml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2683726" calcext:value-type="float">
            <text:p>2683726</text:p>
          </table:table-cell>
          <table:table-cell office:value-type="float" office:value="3651843" calcext:value-type="float">
            <text:p>3651843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lanning.pnml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597" calcext:value-type="float">
            <text:p>597</text:p>
          </table:table-cell>
          <table:table-cell office:value-type="float" office:value="60031" calcext:value-type="float">
            <text:p>60031</text:p>
          </table:table-cell>
          <table:table-cell office:value-type="float" office:value="70297" calcext:value-type="float">
            <text:p>70297</text:p>
          </table:table-cell>
          <table:table-cell office:value-type="float" office:value="31.8" calcext:value-type="float">
            <text:p>31.8</text:p>
          </table:table-cell>
          <table:table-cell office:value-type="float" office:value="34.2" calcext:value-type="float">
            <text:p>34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4-T06-unfolded.pnml</text:p>
          </table:table-cell>
          <table:table-cell office:value-type="float" office:value="476" calcext:value-type="float">
            <text:p>476</text:p>
          </table:table-cell>
          <table:table-cell office:value-type="float" office:value="920" calcext:value-type="float">
            <text:p>920</text:p>
          </table:table-cell>
          <table:table-cell office:value-type="float" office:value="4242" calcext:value-type="float">
            <text:p>4242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920" calcext:value-type="float">
            <text:p>920</text:p>
          </table:table-cell>
          <table:table-cell table:number-columns-repeated="6"/>
          <table:table-cell office:value-type="float" office:value="4758" calcext:value-type="float">
            <text:p>4758</text:p>
          </table:table-cell>
          <table:table-cell office:value-type="float" office:value="3362852" calcext:value-type="float">
            <text:p>3362852</text:p>
          </table:table-cell>
          <table:table-cell office:value-type="float" office:value="3868465" calcext:value-type="float">
            <text:p>3868465</text:p>
          </table:table-cell>
          <table:table-cell office:value-type="float" office:value="219.6" calcext:value-type="float">
            <text:p>219.6</text:p>
          </table:table-cell>
          <table:table-cell office:value-type="float" office:value="231.1" calcext:value-type="float">
            <text:p>231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4-T08-unfolded.pnml</text:p>
          </table:table-cell>
          <table:table-cell office:value-type="float" office:value="614" calcext:value-type="float">
            <text:p>614</text:p>
          </table:table-cell>
          <table:table-cell office:value-type="float" office:value="1242" calcext:value-type="float">
            <text:p>1242</text:p>
          </table:table-cell>
          <table:table-cell office:value-type="float" office:value="5732" calcext:value-type="float">
            <text:p>5732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242" calcext:value-type="float">
            <text:p>1242</text:p>
          </table:table-cell>
          <table:table-cell table:number-columns-repeated="6"/>
          <table:table-cell office:value-type="float" office:value="5500" calcext:value-type="float">
            <text:p>5500</text:p>
          </table:table-cell>
          <table:table-cell office:value-type="float" office:value="5810953" calcext:value-type="float">
            <text:p>5810953</text:p>
          </table:table-cell>
          <table:table-cell office:value-type="float" office:value="6662741" calcext:value-type="float">
            <text:p>6662741</text:p>
          </table:table-cell>
          <table:table-cell office:value-type="float" office:value="259.6" calcext:value-type="float">
            <text:p>259.6</text:p>
          </table:table-cell>
          <table:table-cell office:value-type="float" office:value="271.8" calcext:value-type="float">
            <text:p>271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4-T10-unfolded.pnml</text:p>
          </table:table-cell>
          <table:table-cell office:value-type="float" office:value="752" calcext:value-type="float">
            <text:p>752</text:p>
          </table:table-cell>
          <table:table-cell office:value-type="float" office:value="1572" calcext:value-type="float">
            <text:p>1572</text:p>
          </table:table-cell>
          <table:table-cell office:value-type="float" office:value="7262" calcext:value-type="float">
            <text:p>7262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1572" calcext:value-type="float">
            <text:p>1572</text:p>
          </table:table-cell>
          <table:table-cell table:number-columns-repeated="6"/>
          <table:table-cell office:value-type="float" office:value="6433" calcext:value-type="float">
            <text:p>6433</text:p>
          </table:table-cell>
          <table:table-cell office:value-type="float" office:value="10002668" calcext:value-type="float">
            <text:p>10002668</text:p>
          </table:table-cell>
          <table:table-cell office:value-type="float" office:value="11466880" calcext:value-type="float">
            <text:p>11466880</text:p>
          </table:table-cell>
          <table:table-cell office:value-type="float" office:value="369.2" calcext:value-type="float">
            <text:p>369.2</text:p>
          </table:table-cell>
          <table:table-cell office:value-type="float" office:value="390.7" calcext:value-type="float">
            <text:p>390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6-T06-unfolded.pnml</text:p>
          </table:table-cell>
          <table:table-cell office:value-type="float" office:value="536" calcext:value-type="float">
            <text:p>536</text:p>
          </table:table-cell>
          <table:table-cell office:value-type="float" office:value="1064" calcext:value-type="float">
            <text:p>1064</text:p>
          </table:table-cell>
          <table:table-cell office:value-type="float" office:value="4866" calcext:value-type="float">
            <text:p>4866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1064" calcext:value-type="float">
            <text:p>1064</text:p>
          </table:table-cell>
          <table:table-cell table:number-columns-repeated="6"/>
          <table:table-cell office:value-type="float" office:value="5252" calcext:value-type="float">
            <text:p>5252</text:p>
          </table:table-cell>
          <table:table-cell office:value-type="float" office:value="5048891" calcext:value-type="float">
            <text:p>5048891</text:p>
          </table:table-cell>
          <table:table-cell office:value-type="float" office:value="5805417" calcext:value-type="float">
            <text:p>5805417</text:p>
          </table:table-cell>
          <table:table-cell office:value-type="float" office:value="281.8" calcext:value-type="float">
            <text:p>281.8</text:p>
          </table:table-cell>
          <table:table-cell office:value-type="float" office:value="303.8" calcext:value-type="float">
            <text:p>303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6-T08-unfolded.pnml</text:p>
          </table:table-cell>
          <table:table-cell office:value-type="float" office:value="690" calcext:value-type="float">
            <text:p>690</text:p>
          </table:table-cell>
          <table:table-cell office:value-type="float" office:value="1434" calcext:value-type="float">
            <text:p>1434</text:p>
          </table:table-cell>
          <table:table-cell office:value-type="float" office:value="6564" calcext:value-type="float">
            <text:p>6564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434" calcext:value-type="float">
            <text:p>1434</text:p>
          </table:table-cell>
          <table:table-cell table:number-columns-repeated="6"/>
          <table:table-cell office:value-type="float" office:value="6879" calcext:value-type="float">
            <text:p>6879</text:p>
          </table:table-cell>
          <table:table-cell office:value-type="float" office:value="8920907" calcext:value-type="float">
            <text:p>8920907</text:p>
          </table:table-cell>
          <table:table-cell office:value-type="float" office:value="10331421" calcext:value-type="float">
            <text:p>10331421</text:p>
          </table:table-cell>
          <table:table-cell office:value-type="float" office:value="369.5" calcext:value-type="float">
            <text:p>369.5</text:p>
          </table:table-cell>
          <table:table-cell office:value-type="float" office:value="397.1" calcext:value-type="float">
            <text:p>397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2-J06-T10-unfolded.pnml</text:p>
          </table:table-cell>
          <table:table-cell office:value-type="float" office:value="844" calcext:value-type="float">
            <text:p>844</text:p>
          </table:table-cell>
          <table:table-cell office:value-type="float" office:value="1812" calcext:value-type="float">
            <text:p>1812</text:p>
          </table:table-cell>
          <table:table-cell office:value-type="float" office:value="8302" calcext:value-type="float">
            <text:p>8302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812" calcext:value-type="float">
            <text:p>1812</text:p>
          </table:table-cell>
          <table:table-cell table:number-columns-repeated="6"/>
          <table:table-cell office:value-type="float" office:value="8491" calcext:value-type="float">
            <text:p>8491</text:p>
          </table:table-cell>
          <table:table-cell office:value-type="float" office:value="12504919" calcext:value-type="float">
            <text:p>12504919</text:p>
          </table:table-cell>
          <table:table-cell office:value-type="float" office:value="14526135" calcext:value-type="float">
            <text:p>14526135</text:p>
          </table:table-cell>
          <table:table-cell office:value-type="float" office:value="409.85" calcext:value-type="float">
            <text:p>409.85</text:p>
          </table:table-cell>
          <table:table-cell office:value-type="float" office:value="437.03" calcext:value-type="float">
            <text:p>437.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4-T06-unfolded.pnml</text:p>
          </table:table-cell>
          <table:table-cell office:value-type="float" office:value="554" calcext:value-type="float">
            <text:p>554</text:p>
          </table:table-cell>
          <table:table-cell office:value-type="float" office:value="2998" calcext:value-type="float">
            <text:p>2998</text:p>
          </table:table-cell>
          <table:table-cell office:value-type="float" office:value="20754" calcext:value-type="float">
            <text:p>2075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2998" calcext:value-type="float">
            <text:p>2998</text:p>
          </table:table-cell>
          <table:table-cell table:number-columns-repeated="6"/>
          <table:table-cell office:value-type="float" office:value="22330" calcext:value-type="float">
            <text:p>22330</text:p>
          </table:table-cell>
          <table:table-cell office:value-type="float" office:value="193260006" calcext:value-type="float">
            <text:p>193260006</text:p>
          </table:table-cell>
          <table:table-cell office:value-type="float" office:value="197189542" calcext:value-type="float">
            <text:p>197189542</text:p>
          </table:table-cell>
          <table:table-cell office:value-type="float" office:value="417.61" calcext:value-type="float">
            <text:p>417.61</text:p>
          </table:table-cell>
          <table:table-cell office:value-type="float" office:value="442.88" calcext:value-type="float">
            <text:p>442.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4-T08-unfolded.pnml</text:p>
          </table:table-cell>
          <table:table-cell office:value-type="float" office:value="712" calcext:value-type="float">
            <text:p>712</text:p>
          </table:table-cell>
          <table:table-cell office:value-type="float" office:value="4012" calcext:value-type="float">
            <text:p>4012</text:p>
          </table:table-cell>
          <table:table-cell office:value-type="float" office:value="27744" calcext:value-type="float">
            <text:p>27744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4012" calcext:value-type="float">
            <text:p>4012</text:p>
          </table:table-cell>
          <table:table-cell table:number-columns-repeated="6"/>
          <table:table-cell office:value-type="float" office:value="30477" calcext:value-type="float">
            <text:p>30477</text:p>
          </table:table-cell>
          <table:table-cell office:value-type="float" office:value="347017668" calcext:value-type="float">
            <text:p>347017668</text:p>
          </table:table-cell>
          <table:table-cell office:value-type="float" office:value="356016857" calcext:value-type="float">
            <text:p>356016857</text:p>
          </table:table-cell>
          <table:table-cell office:value-type="float" office:value="641.98" calcext:value-type="float">
            <text:p>641.98</text:p>
          </table:table-cell>
          <table:table-cell office:value-type="float" office:value="687.58" calcext:value-type="float">
            <text:p>687.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4-T10-unfolded.pnml</text:p>
          </table:table-cell>
          <table:table-cell office:value-type="float" office:value="870" calcext:value-type="float">
            <text:p>870</text:p>
          </table:table-cell>
          <table:table-cell office:value-type="float" office:value="5034" calcext:value-type="float">
            <text:p>5034</text:p>
          </table:table-cell>
          <table:table-cell office:value-type="float" office:value="34774" calcext:value-type="float">
            <text:p>34774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5034" calcext:value-type="float">
            <text:p>5034</text:p>
          </table:table-cell>
          <table:table-cell table:number-columns-repeated="6"/>
          <table:table-cell office:value-type="float" office:value="35662" calcext:value-type="float">
            <text:p>35662</text:p>
          </table:table-cell>
          <table:table-cell office:value-type="float" office:value="554890842" calcext:value-type="float">
            <text:p>554890842</text:p>
          </table:table-cell>
          <table:table-cell office:value-type="float" office:value="572543705" calcext:value-type="float">
            <text:p>572543705</text:p>
          </table:table-cell>
          <table:table-cell office:value-type="float" office:value="1015.3" calcext:value-type="float">
            <text:p>1015.3</text:p>
          </table:table-cell>
          <table:table-cell office:value-type="float" office:value="1110.8" calcext:value-type="float">
            <text:p>1110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6-T06-unfolded.pnml</text:p>
          </table:table-cell>
          <table:table-cell office:value-type="float" office:value="618" calcext:value-type="float">
            <text:p>618</text:p>
          </table:table-cell>
          <table:table-cell office:value-type="float" office:value="3190" calcext:value-type="float">
            <text:p>3190</text:p>
          </table:table-cell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3190" calcext:value-type="float">
            <text:p>3190</text:p>
          </table:table-cell>
          <table:table-cell table:number-columns-repeated="6"/>
          <table:table-cell office:value-type="float" office:value="24037" calcext:value-type="float">
            <text:p>24037</text:p>
          </table:table-cell>
          <table:table-cell office:value-type="float" office:value="199863020" calcext:value-type="float">
            <text:p>199863020</text:p>
          </table:table-cell>
          <table:table-cell office:value-type="float" office:value="207487636" calcext:value-type="float">
            <text:p>207487636</text:p>
          </table:table-cell>
          <table:table-cell office:value-type="float" office:value="642.45" calcext:value-type="float">
            <text:p>642.45</text:p>
          </table:table-cell>
          <table:table-cell office:value-type="float" office:value="728.73" calcext:value-type="float">
            <text:p>728.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6-T08-unfolded.pnml</text:p>
          </table:table-cell>
          <table:table-cell office:value-type="float" office:value="792" calcext:value-type="float">
            <text:p>792</text:p>
          </table:table-cell>
          <table:table-cell office:value-type="float" office:value="4268" calcext:value-type="float">
            <text:p>4268</text:p>
          </table:table-cell>
          <table:table-cell office:value-type="float" office:value="28832" calcext:value-type="float">
            <text:p>28832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4268" calcext:value-type="float">
            <text:p>4268</text:p>
          </table:table-cell>
          <table:table-cell table:number-columns-repeated="6"/>
          <table:table-cell office:value-type="float" office:value="32337" calcext:value-type="float">
            <text:p>32337</text:p>
          </table:table-cell>
          <table:table-cell office:value-type="float" office:value="356920936" calcext:value-type="float">
            <text:p>356920936</text:p>
          </table:table-cell>
          <table:table-cell office:value-type="float" office:value="368169597" calcext:value-type="float">
            <text:p>368169597</text:p>
          </table:table-cell>
          <table:table-cell office:value-type="float" office:value="744.13" calcext:value-type="float">
            <text:p>744.13</text:p>
          </table:table-cell>
          <table:table-cell office:value-type="float" office:value="789.64" calcext:value-type="float">
            <text:p>789.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4-J06-T10-unfolded.pnml</text:p>
          </table:table-cell>
          <table:table-cell office:value-type="float" office:value="966" calcext:value-type="float">
            <text:p>966</text:p>
          </table:table-cell>
          <table:table-cell office:value-type="float" office:value="5354" calcext:value-type="float">
            <text:p>5354</text:p>
          </table:table-cell>
          <table:table-cell office:value-type="float" office:value="36134" calcext:value-type="float">
            <text:p>36134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5354" calcext:value-type="float">
            <text:p>5354</text:p>
          </table:table-cell>
          <table:table-cell table:number-columns-repeated="6"/>
          <table:table-cell office:value-type="float" office:value="38969" calcext:value-type="float">
            <text:p>38969</text:p>
          </table:table-cell>
          <table:table-cell office:value-type="float" office:value="556679935" calcext:value-type="float">
            <text:p>556679935</text:p>
          </table:table-cell>
          <table:table-cell office:value-type="float" office:value="571514997" calcext:value-type="float">
            <text:p>571514997</text:p>
          </table:table-cell>
          <table:table-cell office:value-type="float" office:value="828.09" calcext:value-type="float">
            <text:p>828.09</text:p>
          </table:table-cell>
          <table:table-cell office:value-type="float" office:value="866.74" calcext:value-type="float">
            <text:p>866.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6-J04-T04-unfolded.pnml</text:p>
          </table:table-cell>
          <table:table-cell office:value-type="float" office:value="454" calcext:value-type="float">
            <text:p>454</text:p>
          </table:table-cell>
          <table:table-cell office:value-type="float" office:value="6994" calcext:value-type="float">
            <text:p>6994</text:p>
          </table:table-cell>
          <table:table-cell office:value-type="float" office:value="59152" calcext:value-type="float">
            <text:p>59152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6994" calcext:value-type="float">
            <text:p>6994</text:p>
          </table:table-cell>
          <table:table-cell table:number-columns-repeated="6"/>
          <table:table-cell office:value-type="float" office:value="63384" calcext:value-type="float">
            <text:p>63384</text:p>
          </table:table-cell>
          <table:table-cell office:value-type="float" office:value="1956969194" calcext:value-type="float">
            <text:p>1956969194</text:p>
          </table:table-cell>
          <table:table-cell office:value-type="float" office:value="1967973210" calcext:value-type="float">
            <text:p>1967973210</text:p>
          </table:table-cell>
          <table:table-cell office:value-type="float" office:value="328.67" calcext:value-type="float">
            <text:p>328.67</text:p>
          </table:table-cell>
          <table:table-cell office:value-type="float" office:value="358.9" calcext:value-type="float">
            <text:p>358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6-J04-T06-unfolded.pnml</text:p>
          </table:table-cell>
          <table:table-cell office:value-type="float" office:value="632" calcext:value-type="float">
            <text:p>632</text:p>
          </table:table-cell>
          <table:table-cell office:value-type="float" office:value="10500" calcext:value-type="float">
            <text:p>10500</text:p>
          </table:table-cell>
          <table:table-cell office:value-type="float" office:value="88770" calcext:value-type="float">
            <text:p>8877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4448" calcext:value-type="float">
            <text:p>94448</text:p>
          </table:table-cell>
          <table:table-cell office:value-type="float" office:value="4402791942" calcext:value-type="float">
            <text:p>4402791942</text:p>
          </table:table-cell>
          <table:table-cell office:value-type="float" office:value="4430777168" calcext:value-type="float">
            <text:p>4430777168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olyORB-LF-S06-J04-T06-unfolded.pnml</text:p>
          </table:table-cell>
          <table:table-cell office:value-type="float" office:value="632" calcext:value-type="float">
            <text:p>632</text:p>
          </table:table-cell>
          <table:table-cell office:value-type="float" office:value="10500" calcext:value-type="float">
            <text:p>10500</text:p>
          </table:table-cell>
          <table:table-cell office:value-type="float" office:value="88770" calcext:value-type="float">
            <text:p>8877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4448" calcext:value-type="float">
            <text:p>94448</text:p>
          </table:table-cell>
          <table:table-cell office:value-type="float" office:value="4402791942" calcext:value-type="float">
            <text:p>4402791942</text:p>
          </table:table-cell>
          <table:table-cell office:value-type="float" office:value="4430777168" calcext:value-type="float">
            <text:p>4430777168</text:p>
          </table:table-cell>
          <table:table-cell office:value-type="float" office:value="559.7" calcext:value-type="float">
            <text:p>559.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lyORB-LF-S06-J04-T08-unfolded.pnml</text:p>
          </table:table-cell>
          <table:table-cell office:value-type="float" office:value="810" calcext:value-type="float">
            <text:p>810</text:p>
          </table:table-cell>
          <table:table-cell office:value-type="float" office:value="14014" calcext:value-type="float">
            <text:p>14014</text:p>
          </table:table-cell>
          <table:table-cell office:value-type="float" office:value="118428" calcext:value-type="float">
            <text:p>11842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1207" calcext:value-type="float">
            <text:p>131207</text:p>
          </table:table-cell>
          <table:table-cell office:value-type="float" office:value="7917473113" calcext:value-type="float">
            <text:p>7917473113</text:p>
          </table:table-cell>
          <table:table-cell office:value-type="float" office:value="7963415089" calcext:value-type="float">
            <text:p>7963415089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6-J06-T04-unfolded.pnml</text:p>
          </table:table-cell>
          <table:table-cell office:value-type="float" office:value="506" calcext:value-type="float">
            <text:p>506</text:p>
          </table:table-cell>
          <table:table-cell office:value-type="float" office:value="7154" calcext:value-type="float">
            <text:p>7154</text:p>
          </table:table-cell>
          <table:table-cell office:value-type="float" office:value="59824" calcext:value-type="float">
            <text:p>59824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7154" calcext:value-type="float">
            <text:p>7154</text:p>
          </table:table-cell>
          <table:table-cell table:number-columns-repeated="6"/>
          <table:table-cell office:value-type="float" office:value="66796" calcext:value-type="float">
            <text:p>66796</text:p>
          </table:table-cell>
          <table:table-cell office:value-type="float" office:value="1990950310" calcext:value-type="float">
            <text:p>1990950310</text:p>
          </table:table-cell>
          <table:table-cell office:value-type="float" office:value="2005616397" calcext:value-type="float">
            <text:p>2005616397</text:p>
          </table:table-cell>
          <table:table-cell office:value-type="float" office:value="570.75" calcext:value-type="float">
            <text:p>570.75</text:p>
          </table:table-cell>
          <table:table-cell office:value-type="float" office:value="600.56" calcext:value-type="float">
            <text:p>600.5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LF-S06-J06-T06-unfolded.pnml</text:p>
          </table:table-cell>
          <table:table-cell office:value-type="float" office:value="700" calcext:value-type="float">
            <text:p>700</text:p>
          </table:table-cell>
          <table:table-cell office:value-type="float" office:value="10740" calcext:value-type="float">
            <text:p>10740</text:p>
          </table:table-cell>
          <table:table-cell office:value-type="float" office:value="89778" calcext:value-type="float">
            <text:p>8977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7294" calcext:value-type="float">
            <text:p>97294</text:p>
          </table:table-cell>
          <table:table-cell office:value-type="float" office:value="4499167665" calcext:value-type="float">
            <text:p>4499167665</text:p>
          </table:table-cell>
          <table:table-cell office:value-type="float" office:value="4538105285" calcext:value-type="float">
            <text:p>4538105285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olyORB-LF-S06-J06-T06-unfolded.pnml</text:p>
          </table:table-cell>
          <table:table-cell office:value-type="float" office:value="700" calcext:value-type="float">
            <text:p>700</text:p>
          </table:table-cell>
          <table:table-cell office:value-type="float" office:value="10740" calcext:value-type="float">
            <text:p>10740</text:p>
          </table:table-cell>
          <table:table-cell office:value-type="float" office:value="89778" calcext:value-type="float">
            <text:p>8977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7294" calcext:value-type="float">
            <text:p>97294</text:p>
          </table:table-cell>
          <table:table-cell office:value-type="float" office:value="4499167665" calcext:value-type="float">
            <text:p>4499167665</text:p>
          </table:table-cell>
          <table:table-cell office:value-type="float" office:value="4538105285" calcext:value-type="float">
            <text:p>4538105285</text:p>
          </table:table-cell>
          <table:table-cell office:value-type="float" office:value="948.438" calcext:value-type="float">
            <text:p>948.43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yORB-LF-S06-J06-T08-unfolded.pnml</text:p>
          </table:table-cell>
          <table:table-cell office:value-type="float" office:value="894" calcext:value-type="float">
            <text:p>894</text:p>
          </table:table-cell>
          <table:table-cell office:value-type="float" office:value="14334" calcext:value-type="float">
            <text:p>14334</text:p>
          </table:table-cell>
          <table:table-cell office:value-type="float" office:value="119772" calcext:value-type="float">
            <text:p>11977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1672" calcext:value-type="float">
            <text:p>131672</text:p>
          </table:table-cell>
          <table:table-cell office:value-type="float" office:value="7974513575" calcext:value-type="float">
            <text:p>7974513575</text:p>
          </table:table-cell>
          <table:table-cell office:value-type="float" office:value="8046231767" calcext:value-type="float">
            <text:p>8046231767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20-unfolded.pnml</text:p>
          </table:table-cell>
          <table:table-cell office:value-type="float" office:value="349" calcext:value-type="float">
            <text:p>349</text:p>
          </table:table-cell>
          <table:table-cell office:value-type="float" office:value="1210" calcext:value-type="float">
            <text:p>1210</text:p>
          </table:table-cell>
          <table:table-cell office:value-type="float" office:value="8824" calcext:value-type="float">
            <text:p>8824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210" calcext:value-type="float">
            <text:p>1210</text:p>
          </table:table-cell>
          <table:table-cell table:number-columns-repeated="6"/>
          <table:table-cell office:value-type="float" office:value="9823" calcext:value-type="float">
            <text:p>9823</text:p>
          </table:table-cell>
          <table:table-cell office:value-type="float" office:value="32912806" calcext:value-type="float">
            <text:p>32912806</text:p>
          </table:table-cell>
          <table:table-cell office:value-type="float" office:value="33960676" calcext:value-type="float">
            <text:p>33960676</text:p>
          </table:table-cell>
          <table:table-cell office:value-type="float" office:value="205.61" calcext:value-type="float">
            <text:p>205.61</text:p>
          </table:table-cell>
          <table:table-cell office:value-type="float" office:value="231.53" calcext:value-type="float">
            <text:p>231.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30-unfolded.pnml</text:p>
          </table:table-cell>
          <table:table-cell office:value-type="float" office:value="489" calcext:value-type="float">
            <text:p>489</text:p>
          </table:table-cell>
          <table:table-cell office:value-type="float" office:value="1400" calcext:value-type="float">
            <text:p>1400</text:p>
          </table:table-cell>
          <table:table-cell office:value-type="float" office:value="9764" calcext:value-type="float">
            <text:p>9764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400" calcext:value-type="float">
            <text:p>1400</text:p>
          </table:table-cell>
          <table:table-cell table:number-columns-repeated="6"/>
          <table:table-cell office:value-type="float" office:value="9631" calcext:value-type="float">
            <text:p>9631</text:p>
          </table:table-cell>
          <table:table-cell office:value-type="float" office:value="34638953" calcext:value-type="float">
            <text:p>34638953</text:p>
          </table:table-cell>
          <table:table-cell office:value-type="float" office:value="36116751" calcext:value-type="float">
            <text:p>36116751</text:p>
          </table:table-cell>
          <table:table-cell office:value-type="float" office:value="258.6" calcext:value-type="float">
            <text:p>258.6</text:p>
          </table:table-cell>
          <table:table-cell office:value-type="float" office:value="280.24" calcext:value-type="float">
            <text:p>280.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40-unfolded.pnml</text:p>
          </table:table-cell>
          <table:table-cell office:value-type="float" office:value="629" calcext:value-type="float">
            <text:p>629</text:p>
          </table:table-cell>
          <table:table-cell office:value-type="float" office:value="1590" calcext:value-type="float">
            <text:p>1590</text:p>
          </table:table-cell>
          <table:table-cell office:value-type="float" office:value="10704" calcext:value-type="float">
            <text:p>10704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1590" calcext:value-type="float">
            <text:p>1590</text:p>
          </table:table-cell>
          <table:table-cell table:number-columns-repeated="6"/>
          <table:table-cell office:value-type="float" office:value="10359" calcext:value-type="float">
            <text:p>10359</text:p>
          </table:table-cell>
          <table:table-cell office:value-type="float" office:value="37610604" calcext:value-type="float">
            <text:p>37610604</text:p>
          </table:table-cell>
          <table:table-cell office:value-type="float" office:value="39700491" calcext:value-type="float">
            <text:p>39700491</text:p>
          </table:table-cell>
          <table:table-cell office:value-type="float" office:value="310.98" calcext:value-type="float">
            <text:p>310.98</text:p>
          </table:table-cell>
          <table:table-cell office:value-type="float" office:value="341.08" calcext:value-type="float">
            <text:p>341.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60-unfolded.pnml</text:p>
          </table:table-cell>
          <table:table-cell office:value-type="float" office:value="909" calcext:value-type="float">
            <text:p>909</text:p>
          </table:table-cell>
          <table:table-cell office:value-type="float" office:value="1970" calcext:value-type="float">
            <text:p>1970</text:p>
          </table:table-cell>
          <table:table-cell office:value-type="float" office:value="12584" calcext:value-type="float">
            <text:p>12584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1970" calcext:value-type="float">
            <text:p>1970</text:p>
          </table:table-cell>
          <table:table-cell table:number-columns-repeated="6"/>
          <table:table-cell office:value-type="float" office:value="14721" calcext:value-type="float">
            <text:p>14721</text:p>
          </table:table-cell>
          <table:table-cell office:value-type="float" office:value="50008150" calcext:value-type="float">
            <text:p>50008150</text:p>
          </table:table-cell>
          <table:table-cell office:value-type="float" office:value="54000856" calcext:value-type="float">
            <text:p>54000856</text:p>
          </table:table-cell>
          <table:table-cell office:value-type="float" office:value="614.28" calcext:value-type="float">
            <text:p>614.28</text:p>
          </table:table-cell>
          <table:table-cell office:value-type="float" office:value="646.09" calcext:value-type="float">
            <text:p>646.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05-J80-unfolded.pnml</text:p>
          </table:table-cell>
          <table:table-cell office:value-type="float" office:value="1189" calcext:value-type="float">
            <text:p>1189</text:p>
          </table:table-cell>
          <table:table-cell office:value-type="float" office:value="2350" calcext:value-type="float">
            <text:p>2350</text:p>
          </table:table-cell>
          <table:table-cell office:value-type="float" office:value="14464" calcext:value-type="float">
            <text:p>14464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2350" calcext:value-type="float">
            <text:p>2350</text:p>
          </table:table-cell>
          <table:table-cell table:number-columns-repeated="6"/>
          <table:table-cell office:value-type="float" office:value="13060" calcext:value-type="float">
            <text:p>13060</text:p>
          </table:table-cell>
          <table:table-cell office:value-type="float" office:value="55525746" calcext:value-type="float">
            <text:p>55525746</text:p>
          </table:table-cell>
          <table:table-cell office:value-type="float" office:value="61072341" calcext:value-type="float">
            <text:p>61072341</text:p>
          </table:table-cell>
          <table:table-cell office:value-type="float" office:value="595.73" calcext:value-type="float">
            <text:p>595.73</text:p>
          </table:table-cell>
          <table:table-cell office:value-type="float" office:value="646.16" calcext:value-type="float">
            <text:p>646.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20-unfolded.pnml</text:p>
          </table:table-cell>
          <table:table-cell office:value-type="float" office:value="474" calcext:value-type="float">
            <text:p>474</text:p>
          </table:table-cell>
          <table:table-cell office:value-type="float" office:value="11760" calcext:value-type="float">
            <text:p>11760</text:p>
          </table:table-cell>
          <table:table-cell office:value-type="float" office:value="111119" calcext:value-type="float">
            <text:p>11111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2119" calcext:value-type="float">
            <text:p>122119</text:p>
          </table:table-cell>
          <table:table-cell office:value-type="float" office:value="7169789272" calcext:value-type="float">
            <text:p>7169789272</text:p>
          </table:table-cell>
          <table:table-cell office:value-type="float" office:value="7198142509" calcext:value-type="float">
            <text:p>7198142509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30-unfolded.pnml</text:p>
          </table:table-cell>
          <table:table-cell office:value-type="float" office:value="664" calcext:value-type="float">
            <text:p>664</text:p>
          </table:table-cell>
          <table:table-cell office:value-type="float" office:value="12050" calcext:value-type="float">
            <text:p>12050</text:p>
          </table:table-cell>
          <table:table-cell office:value-type="float" office:value="112559" calcext:value-type="float">
            <text:p>11255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3317" calcext:value-type="float">
            <text:p>123317</text:p>
          </table:table-cell>
          <table:table-cell office:value-type="float" office:value="7198255949" calcext:value-type="float">
            <text:p>7198255949</text:p>
          </table:table-cell>
          <table:table-cell office:value-type="float" office:value="7226146478" calcext:value-type="float">
            <text:p>7226146478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40-unfolded.pnml</text:p>
          </table:table-cell>
          <table:table-cell office:value-type="float" office:value="854" calcext:value-type="float">
            <text:p>854</text:p>
          </table:table-cell>
          <table:table-cell office:value-type="float" office:value="12340" calcext:value-type="float">
            <text:p>12340</text:p>
          </table:table-cell>
          <table:table-cell office:value-type="float" office:value="113999" calcext:value-type="float">
            <text:p>11399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6986" calcext:value-type="float">
            <text:p>126986</text:p>
          </table:table-cell>
          <table:table-cell office:value-type="float" office:value="7247301386" calcext:value-type="float">
            <text:p>7247301386</text:p>
          </table:table-cell>
          <table:table-cell office:value-type="float" office:value="7285609816" calcext:value-type="float">
            <text:p>728560981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60-unfolded.pnml</text:p>
          </table:table-cell>
          <table:table-cell office:value-type="float" office:value="1234" calcext:value-type="float">
            <text:p>1234</text:p>
          </table:table-cell>
          <table:table-cell office:value-type="float" office:value="12920" calcext:value-type="float">
            <text:p>12920</text:p>
          </table:table-cell>
          <table:table-cell office:value-type="float" office:value="116879" calcext:value-type="float">
            <text:p>11687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27212" calcext:value-type="float">
            <text:p>127212</text:p>
          </table:table-cell>
          <table:table-cell office:value-type="float" office:value="7306352935" calcext:value-type="float">
            <text:p>7306352935</text:p>
          </table:table-cell>
          <table:table-cell office:value-type="float" office:value="7356788196" calcext:value-type="float">
            <text:p>735678819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lyORB-NT-S10-J80-unfolded.pnml</text:p>
          </table:table-cell>
          <table:table-cell office:value-type="float" office:value="1614" calcext:value-type="float">
            <text:p>1614</text:p>
          </table:table-cell>
          <table:table-cell office:value-type="float" office:value="13500" calcext:value-type="float">
            <text:p>13500</text:p>
          </table:table-cell>
          <table:table-cell office:value-type="float" office:value="119759" calcext:value-type="float">
            <text:p>11975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4487" calcext:value-type="float">
            <text:p>134487</text:p>
          </table:table-cell>
          <table:table-cell office:value-type="float" office:value="7488019290" calcext:value-type="float">
            <text:p>7488019290</text:p>
          </table:table-cell>
          <table:table-cell office:value-type="float" office:value="7554739231" calcext:value-type="float">
            <text:p>7554739231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roductionCell.pnml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83756" calcext:value-type="float">
            <text:p>83756</text:p>
          </table:table-cell>
          <table:table-cell office:value-type="float" office:value="93743" calcext:value-type="float">
            <text:p>93743</text:p>
          </table:table-cell>
          <table:table-cell office:value-type="float" office:value="36.3" calcext:value-type="float">
            <text:p>36.3</text:p>
          </table:table-cell>
          <table:table-cell office:value-type="float" office:value="37.7" calcext:value-type="float">
            <text:p>37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ionCell.pnml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11329291100161" calcext:value-type="float">
            <text:p>11329291100161</text:p>
          </table:table-cell>
          <table:table-cell office:value-type="float" office:value="16311" calcext:value-type="float">
            <text:p>16311</text:p>
          </table:table-cell>
          <table:table-cell office:value-type="float" office:value="718" calcext:value-type="float">
            <text:p>718</text:p>
          </table:table-cell>
          <table:table-cell office:value-type="float" office:value="502" calcext:value-type="float">
            <text:p>502</text:p>
          </table:table-cell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  <table:table-cell office:value-type="float" office:value="83756" calcext:value-type="float">
            <text:p>83756</text:p>
          </table:table-cell>
          <table:table-cell office:value-type="float" office:value="93743" calcext:value-type="float">
            <text:p>93743</text:p>
          </table:table-cell>
          <table:table-cell office:value-type="float" office:value="36.3" calcext:value-type="float">
            <text:p>36.3</text:p>
          </table:table-cell>
          <table:table-cell office:value-type="float" office:value="37.7" calcext:value-type="float">
            <text:p>37.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oductionCell.pnml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office:value-type="float" office:value="653" calcext:value-type="float">
            <text:p>653</text:p>
          </table:table-cell>
          <table:table-cell office:value-type="float" office:value="83756" calcext:value-type="float">
            <text:p>83756</text:p>
          </table:table-cell>
          <table:table-cell office:value-type="float" office:value="93743" calcext:value-type="float">
            <text:p>93743</text:p>
          </table:table-cell>
          <table:table-cell office:value-type="float" office:value="36.3" calcext:value-type="float">
            <text:p>36.3</text:p>
          </table:table-cell>
          <table:table-cell office:value-type="float" office:value="37.7" calcext:value-type="float">
            <text:p>37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CertifProtocol_02-unfold.pnml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6675" calcext:value-type="float">
            <text:p>16675</text:p>
          </table:table-cell>
          <table:table-cell office:value-type="float" office:value="19576" calcext:value-type="float">
            <text:p>19576</text:p>
          </table:table-cell>
          <table:table-cell office:value-type="float" office:value="18.6" calcext:value-type="float">
            <text:p>18.6</text:p>
          </table:table-cell>
          <table:table-cell office:value-type="float" office:value="19.4" calcext:value-type="float">
            <text:p>19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CertifProtocol_02-unfold.pnml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1029" calcext:value-type="float">
            <text:p>1029</text:p>
          </table:table-cell>
          <table:table-cell office:value-type="float" office:value="2427" calcext:value-type="float">
            <text:p>2427</text:p>
          </table:table-cell>
          <table:table-cell office:value-type="float" office:value="446" calcext:value-type="float">
            <text:p>446</text:p>
          </table:table-cell>
          <table:table-cell office:value-type="float" office:value="614" calcext:value-type="float">
            <text:p>614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6675" calcext:value-type="float">
            <text:p>16675</text:p>
          </table:table-cell>
          <table:table-cell office:value-type="float" office:value="19576" calcext:value-type="float">
            <text:p>19576</text:p>
          </table:table-cell>
          <table:table-cell office:value-type="float" office:value="18.6" calcext:value-type="float">
            <text:p>18.6</text:p>
          </table:table-cell>
          <table:table-cell office:value-type="float" office:value="19.4" calcext:value-type="float">
            <text:p>19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CertifProtocol_02-unfold.pnml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16675" calcext:value-type="float">
            <text:p>16675</text:p>
          </table:table-cell>
          <table:table-cell office:value-type="float" office:value="19576" calcext:value-type="float">
            <text:p>19576</text:p>
          </table:table-cell>
          <table:table-cell office:value-type="float" office:value="18.6" calcext:value-type="float">
            <text:p>18.6</text:p>
          </table:table-cell>
          <table:table-cell office:value-type="float" office:value="19.4" calcext:value-type="float">
            <text:p>19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CertifProtocol_06-unfold.pnml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office:value-type="float" office:value="2271960" calcext:value-type="float">
            <text:p>2271960</text:p>
          </table:table-cell>
          <table:table-cell office:value-type="float" office:value="375519" calcext:value-type="float">
            <text:p>375519</text:p>
          </table:table-cell>
          <table:table-cell office:value-type="float" office:value="1773" calcext:value-type="float">
            <text:p>1773</text:p>
          </table:table-cell>
          <table:table-cell office:value-type="float" office:value="2343" calcext:value-type="float">
            <text:p>2343</text:p>
          </table:table-cell>
          <table:table-cell office:value-type="float" office:value="11511" calcext:value-type="float">
            <text:p>11511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float" office:value="150003" calcext:value-type="float">
            <text:p>150003</text:p>
          </table:table-cell>
          <table:table-cell office:value-type="float" office:value="168131" calcext:value-type="float">
            <text:p>168131</text:p>
          </table:table-cell>
          <table:table-cell office:value-type="float" office:value="39.86" calcext:value-type="float">
            <text:p>39.86</text:p>
          </table:table-cell>
          <table:table-cell office:value-type="float" office:value="42.3" calcext:value-type="float">
            <text:p>42.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CertifProtocol_06-unfold.pnml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float" office:value="150003" calcext:value-type="float">
            <text:p>150003</text:p>
          </table:table-cell>
          <table:table-cell office:value-type="float" office:value="168131" calcext:value-type="float">
            <text:p>168131</text:p>
          </table:table-cell>
          <table:table-cell office:value-type="float" office:value="39.86" calcext:value-type="float">
            <text:p>39.86</text:p>
          </table:table-cell>
          <table:table-cell office:value-type="float" office:value="42.3" calcext:value-type="float">
            <text:p>42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10-unfold.pnml</text:p>
          </table:table-cell>
          <table:table-cell office:value-type="float" office:value="550" calcext:value-type="float">
            <text:p>550</text:p>
          </table:table-cell>
          <table:table-cell office:value-type="float" office:value="176" calcext:value-type="float">
            <text:p>176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1298" calcext:value-type="float">
            <text:p>1298</text:p>
          </table:table-cell>
          <table:table-cell office:value-type="float" office:value="582545" calcext:value-type="float">
            <text:p>582545</text:p>
          </table:table-cell>
          <table:table-cell office:value-type="float" office:value="638933" calcext:value-type="float">
            <text:p>638933</text:p>
          </table:table-cell>
          <table:table-cell office:value-type="float" office:value="62.76" calcext:value-type="float">
            <text:p>62.76</text:p>
          </table:table-cell>
          <table:table-cell office:value-type="float" office:value="67.25" calcext:value-type="float">
            <text:p>67.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CertifProtocol_10-unfold.pnml</text:p>
          </table:table-cell>
          <table:table-cell office:value-type="float" office:value="550" calcext:value-type="float">
            <text:p>550</text:p>
          </table:table-cell>
          <table:table-cell office:value-type="float" office:value="176" calcext:value-type="float">
            <text:p>176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298" calcext:value-type="float">
            <text:p>1298</text:p>
          </table:table-cell>
          <table:table-cell office:value-type="float" office:value="582545" calcext:value-type="float">
            <text:p>582545</text:p>
          </table:table-cell>
          <table:table-cell office:value-type="float" office:value="638933" calcext:value-type="float">
            <text:p>638933</text:p>
          </table:table-cell>
          <table:table-cell office:value-type="float" office:value="62.76" calcext:value-type="float">
            <text:p>62.76</text:p>
          </table:table-cell>
          <table:table-cell office:value-type="float" office:value="67.25" calcext:value-type="float">
            <text:p>67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18-unfold.pnml</text:p>
          </table:table-cell>
          <table:table-cell office:value-type="float" office:value="1398" calcext:value-type="float">
            <text:p>1398</text:p>
          </table:table-cell>
          <table:table-cell office:value-type="float" office:value="296" calcext:value-type="float">
            <text:p>296</text:p>
          </table:table-cell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office:value-type="float" office:value="296" calcext:value-type="float">
            <text:p>296</text:p>
          </table:table-cell>
          <table:table-cell table:number-columns-repeated="6"/>
          <table:table-cell office:value-type="float" office:value="2712" calcext:value-type="float">
            <text:p>2712</text:p>
          </table:table-cell>
          <table:table-cell office:value-type="float" office:value="3720285" calcext:value-type="float">
            <text:p>3720285</text:p>
          </table:table-cell>
          <table:table-cell office:value-type="float" office:value="3978693" calcext:value-type="float">
            <text:p>3978693</text:p>
          </table:table-cell>
          <table:table-cell office:value-type="float" office:value="122.4" calcext:value-type="float">
            <text:p>122.4</text:p>
          </table:table-cell>
          <table:table-cell office:value-type="float" office:value="131.5" calcext:value-type="float">
            <text:p>131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CertifProtocol_18-unfold.pnml</text:p>
          </table:table-cell>
          <table:table-cell office:value-type="float" office:value="1398" calcext:value-type="float">
            <text:p>1398</text:p>
          </table:table-cell>
          <table:table-cell office:value-type="float" office:value="296" calcext:value-type="float">
            <text:p>296</text:p>
          </table:table-cell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2712" calcext:value-type="float">
            <text:p>2712</text:p>
          </table:table-cell>
          <table:table-cell office:value-type="float" office:value="3720285" calcext:value-type="float">
            <text:p>3720285</text:p>
          </table:table-cell>
          <table:table-cell office:value-type="float" office:value="3978693" calcext:value-type="float">
            <text:p>3978693</text:p>
          </table:table-cell>
          <table:table-cell office:value-type="float" office:value="122.4" calcext:value-type="float">
            <text:p>122.4</text:p>
          </table:table-cell>
          <table:table-cell office:value-type="float" office:value="131.5" calcext:value-type="float">
            <text:p>131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22-unfold.pnml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office:value-type="float" office:value="4323" calcext:value-type="float">
            <text:p>4323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606" calcext:value-type="float">
            <text:p>3606</text:p>
          </table:table-cell>
          <table:table-cell office:value-type="float" office:value="6909108" calcext:value-type="float">
            <text:p>6909108</text:p>
          </table:table-cell>
          <table:table-cell office:value-type="float" office:value="7438560" calcext:value-type="float">
            <text:p>7438560</text:p>
          </table:table-cell>
          <table:table-cell office:value-type="float" office:value="163.7" calcext:value-type="float">
            <text:p>163.7</text:p>
          </table:table-cell>
          <table:table-cell office:value-type="float" office:value="178.6" calcext:value-type="float">
            <text:p>178.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QCertifProtocol_22-unfold.pnml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office:value-type="float" office:value="4323" calcext:value-type="float">
            <text:p>4323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3606" calcext:value-type="float">
            <text:p>3606</text:p>
          </table:table-cell>
          <table:table-cell office:value-type="float" office:value="6909108" calcext:value-type="float">
            <text:p>6909108</text:p>
          </table:table-cell>
          <table:table-cell office:value-type="float" office:value="7438560" calcext:value-type="float">
            <text:p>7438560</text:p>
          </table:table-cell>
          <table:table-cell office:value-type="float" office:value="163.7" calcext:value-type="float">
            <text:p>163.7</text:p>
          </table:table-cell>
          <table:table-cell office:value-type="float" office:value="178.6" calcext:value-type="float">
            <text:p>178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22-unfold.pnml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office:value-type="float" office:value="4323" calcext:value-type="float">
            <text:p>4323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2110" calcext:value-type="float">
            <text:p>2110</text:p>
          </table:table-cell>
          <table:table-cell office:value-type="float" office:value="50" calcext:value-type="float">
            <text:p>5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06" calcext:value-type="float">
            <text:p>3606</text:p>
          </table:table-cell>
          <table:table-cell office:value-type="float" office:value="6909108" calcext:value-type="float">
            <text:p>6909108</text:p>
          </table:table-cell>
          <table:table-cell office:value-type="float" office:value="7438560" calcext:value-type="float">
            <text:p>7438560</text:p>
          </table:table-cell>
          <table:table-cell office:value-type="float" office:value="163.7" calcext:value-type="float">
            <text:p>163.7</text:p>
          </table:table-cell>
          <table:table-cell office:value-type="float" office:value="178.6" calcext:value-type="float">
            <text:p>178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28-unfold.pnml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office:value-type="float" office:value="6489" calcext:value-type="float">
            <text:p>6489</text:p>
          </table:table-cell>
          <table:table-cell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5608" calcext:value-type="float">
            <text:p>5608</text:p>
          </table:table-cell>
          <table:table-cell office:value-type="float" office:value="16577057" calcext:value-type="float">
            <text:p>16577057</text:p>
          </table:table-cell>
          <table:table-cell office:value-type="float" office:value="17568340" calcext:value-type="float">
            <text:p>17568340</text:p>
          </table:table-cell>
          <table:table-cell office:value-type="float" office:value="190" calcext:value-type="float">
            <text:p>190</text:p>
          </table:table-cell>
          <table:table-cell office:value-type="float" office:value="203.8" calcext:value-type="float">
            <text:p>203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28-unfold.pnml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office:value-type="float" office:value="6489" calcext:value-type="float">
            <text:p>6489</text:p>
          </table:table-cell>
          <table:table-cell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table:number-columns-repeated="6"/>
          <table:table-cell office:value-type="float" office:value="5608" calcext:value-type="float">
            <text:p>5608</text:p>
          </table:table-cell>
          <table:table-cell office:value-type="float" office:value="16577057" calcext:value-type="float">
            <text:p>16577057</text:p>
          </table:table-cell>
          <table:table-cell office:value-type="float" office:value="17568340" calcext:value-type="float">
            <text:p>17568340</text:p>
          </table:table-cell>
          <table:table-cell office:value-type="float" office:value="190" calcext:value-type="float">
            <text:p>190</text:p>
          </table:table-cell>
          <table:table-cell office:value-type="float" office:value="203.8" calcext:value-type="float">
            <text:p>203.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QCertifProtocol_28-unfold.pnml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office:value-type="float" office:value="6489" calcext:value-type="float">
            <text:p>6489</text:p>
          </table:table-cell>
          <table:table-cell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3057" calcext:value-type="float">
            <text:p>3057</text:p>
          </table:table-cell>
          <table:table-cell office:value-type="float" office:value="62" calcext:value-type="float">
            <text:p>62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608" calcext:value-type="float">
            <text:p>5608</text:p>
          </table:table-cell>
          <table:table-cell office:value-type="float" office:value="16577057" calcext:value-type="float">
            <text:p>16577057</text:p>
          </table:table-cell>
          <table:table-cell office:value-type="float" office:value="17568340" calcext:value-type="float">
            <text:p>17568340</text:p>
          </table:table-cell>
          <table:table-cell office:value-type="float" office:value="190" calcext:value-type="float">
            <text:p>190</text:p>
          </table:table-cell>
          <table:table-cell office:value-type="float" office:value="203.8" calcext:value-type="float">
            <text:p>203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CertifProtocol_32-unfold.pnml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office:value-type="float" office:value="8173" calcext:value-type="float">
            <text:p>8173</text:p>
          </table:table-cell>
          <table:table-cell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table:number-columns-repeated="6"/>
          <table:table-cell office:value-type="float" office:value="8964" calcext:value-type="float">
            <text:p>8964</text:p>
          </table:table-cell>
          <table:table-cell office:value-type="float" office:value="26305946" calcext:value-type="float">
            <text:p>26305946</text:p>
          </table:table-cell>
          <table:table-cell office:value-type="float" office:value="27517967" calcext:value-type="float">
            <text:p>27517967</text:p>
          </table:table-cell>
          <table:table-cell office:value-type="float" office:value="199.75" calcext:value-type="float">
            <text:p>199.75</text:p>
          </table:table-cell>
          <table:table-cell office:value-type="float" office:value="220.39" calcext:value-type="float">
            <text:p>220.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QCertifProtocol_32-unfold.pnml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office:value-type="float" office:value="8173" calcext:value-type="float">
            <text:p>8173</text:p>
          </table:table-cell>
          <table:table-cell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float" office:value="3874" calcext:value-type="float">
            <text:p>3874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964" calcext:value-type="float">
            <text:p>8964</text:p>
          </table:table-cell>
          <table:table-cell office:value-type="float" office:value="26305946" calcext:value-type="float">
            <text:p>26305946</text:p>
          </table:table-cell>
          <table:table-cell office:value-type="float" office:value="27517967" calcext:value-type="float">
            <text:p>27517967</text:p>
          </table:table-cell>
          <table:table-cell office:value-type="float" office:value="199.75" calcext:value-type="float">
            <text:p>199.75</text:p>
          </table:table-cell>
          <table:table-cell office:value-type="float" office:value="220.39" calcext:value-type="float">
            <text:p>220.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CertifProtocol_32-unfold.pnml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office:value-type="float" office:value="8173" calcext:value-type="float">
            <text:p>8173</text:p>
          </table:table-cell>
          <table:table-cell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3806" calcext:value-type="float">
            <text:p>3806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964" calcext:value-type="float">
            <text:p>8964</text:p>
          </table:table-cell>
          <table:table-cell office:value-type="float" office:value="26305946" calcext:value-type="float">
            <text:p>26305946</text:p>
          </table:table-cell>
          <table:table-cell office:value-type="float" office:value="27517967" calcext:value-type="float">
            <text:p>27517967</text:p>
          </table:table-cell>
          <table:table-cell office:value-type="float" office:value="199.75" calcext:value-type="float">
            <text:p>199.75</text:p>
          </table:table-cell>
          <table:table-cell office:value-type="float" office:value="220.39" calcext:value-type="float">
            <text:p>220.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ft_02.pnml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381" calcext:value-type="float">
            <text:p>7381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1206" calcext:value-type="float">
            <text:p>11206</text:p>
          </table:table-cell>
          <table:table-cell office:value-type="float" office:value="12761" calcext:value-type="float">
            <text:p>12761</text:p>
          </table:table-cell>
          <table:table-cell office:value-type="float" office:value="16.9" calcext:value-type="float">
            <text:p>16.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03.pnml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33819621" calcext:value-type="float">
            <text:p>33819621</text:p>
          </table:table-cell>
          <table:table-cell office:value-type="float" office:value="1270" calcext:value-type="float">
            <text:p>1270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42679" calcext:value-type="float">
            <text:p>42679</text:p>
          </table:table-cell>
          <table:table-cell office:value-type="float" office:value="47520" calcext:value-type="float">
            <text:p>47520</text:p>
          </table:table-cell>
          <table:table-cell office:value-type="float" office:value="28.2" calcext:value-type="float">
            <text:p>28.2</text:p>
          </table:table-cell>
          <table:table-cell office:value-type="float" office:value="29.7" calcext:value-type="float">
            <text:p>29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04.pnml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965858466581" calcext:value-type="float">
            <text:p>2965858466581</text:p>
          </table:table-cell>
          <table:table-cell office:value-type="float" office:value="6613" calcext:value-type="float">
            <text:p>6613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121201" calcext:value-type="float">
            <text:p>121201</text:p>
          </table:table-cell>
          <table:table-cell office:value-type="float" office:value="135332" calcext:value-type="float">
            <text:p>1353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05.pnml</text:p>
          </table:table-cell>
          <table:table-cell office:value-type="float" office:value="133" calcext:value-type="float">
            <text:p>133</text:p>
          </table:table-cell>
          <table:table-cell office:value-type="float" office:value="238" calcext:value-type="float">
            <text:p>238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238" calcext:value-type="float">
            <text:p>238</text:p>
          </table:table-cell>
          <table:table-cell office:value-type="float" office:value="5.93794647940221E+018" calcext:value-type="float">
            <text:p>5937946479402210000</text:p>
          </table:table-cell>
          <table:table-cell office:value-type="float" office:value="29673" calcext:value-type="float">
            <text:p>29673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277179" calcext:value-type="float">
            <text:p>277179</text:p>
          </table:table-cell>
          <table:table-cell office:value-type="float" office:value="306471" calcext:value-type="float">
            <text:p>306471</text:p>
          </table:table-cell>
          <table:table-cell office:value-type="float" office:value="64.26" calcext:value-type="float">
            <text:p>64.26</text:p>
          </table:table-cell>
          <table:table-cell office:value-type="float" office:value="69.32" calcext:value-type="float">
            <text:p>69.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06.pnml</text:p>
          </table:table-cell>
          <table:table-cell office:value-type="float" office:value="188" calcext:value-type="float">
            <text:p>188</text:p>
          </table:table-cell>
          <table:table-cell office:value-type="float" office:value="332" calcext:value-type="float">
            <text:p>332</text:p>
          </table:table-cell>
          <table:table-cell office:value-type="float" office:value="1231" calcext:value-type="float">
            <text:p>1231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332" calcext:value-type="float">
            <text:p>332</text:p>
          </table:table-cell>
          <table:table-cell office:value-type="float" office:value="2.9094385723768E+026" calcext:value-type="float">
            <text:p>290943857237680000000000000</text:p>
          </table:table-cell>
          <table:table-cell office:value-type="float" office:value="110145" calcext:value-type="float">
            <text:p>110145</text:p>
          </table:table-cell>
          <table:table-cell office:value-type="float" office:value="1631" calcext:value-type="float">
            <text:p>1631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1335" calcext:value-type="float">
            <text:p>1335</text:p>
          </table:table-cell>
          <table:table-cell office:value-type="float" office:value="529427" calcext:value-type="float">
            <text:p>529427</text:p>
          </table:table-cell>
          <table:table-cell office:value-type="float" office:value="579384" calcext:value-type="float">
            <text:p>579384</text:p>
          </table:table-cell>
          <table:table-cell office:value-type="float" office:value="78.68" calcext:value-type="float">
            <text:p>78.68</text:p>
          </table:table-cell>
          <table:table-cell office:value-type="float" office:value="83.82" calcext:value-type="float">
            <text:p>83.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aft_06.pnml</text:p>
          </table:table-cell>
          <table:table-cell office:value-type="float" office:value="188" calcext:value-type="float">
            <text:p>188</text:p>
          </table:table-cell>
          <table:table-cell office:value-type="float" office:value="332" calcext:value-type="float">
            <text:p>332</text:p>
          </table:table-cell>
          <table:table-cell office:value-type="float" office:value="1231" calcext:value-type="float">
            <text:p>1231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office:value-type="float" office:value="1335" calcext:value-type="float">
            <text:p>1335</text:p>
          </table:table-cell>
          <table:table-cell office:value-type="float" office:value="529427" calcext:value-type="float">
            <text:p>529427</text:p>
          </table:table-cell>
          <table:table-cell office:value-type="float" office:value="579384" calcext:value-type="float">
            <text:p>579384</text:p>
          </table:table-cell>
          <table:table-cell office:value-type="float" office:value="78.68" calcext:value-type="float">
            <text:p>78.68</text:p>
          </table:table-cell>
          <table:table-cell office:value-type="float" office:value="83.82" calcext:value-type="float">
            <text:p>83.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ft_07.pnml</text:p>
          </table:table-cell>
          <table:table-cell office:value-type="float" office:value="253" calcext:value-type="float">
            <text:p>253</text:p>
          </table:table-cell>
          <table:table-cell office:value-type="float" office:value="442" calcext:value-type="float">
            <text:p>442</text:p>
          </table:table-cell>
          <table:table-cell office:value-type="float" office:value="1664" calcext:value-type="float">
            <text:p>1664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442" calcext:value-type="float">
            <text:p>442</text:p>
          </table:table-cell>
          <table:table-cell table:number-columns-repeated="6"/>
          <table:table-cell office:value-type="float" office:value="1881" calcext:value-type="float">
            <text:p>1881</text:p>
          </table:table-cell>
          <table:table-cell office:value-type="float" office:value="969701" calcext:value-type="float">
            <text:p>969701</text:p>
          </table:table-cell>
          <table:table-cell office:value-type="float" office:value="1062166" calcext:value-type="float">
            <text:p>1062166</text:p>
          </table:table-cell>
          <table:table-cell office:value-type="float" office:value="102.7" calcext:value-type="float">
            <text:p>102.7</text:p>
          </table:table-cell>
          <table:table-cell office:value-type="float" office:value="110.3" calcext:value-type="float">
            <text:p>110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ft_07.pnml</text:p>
          </table:table-cell>
          <table:table-cell office:value-type="float" office:value="253" calcext:value-type="float">
            <text:p>253</text:p>
          </table:table-cell>
          <table:table-cell office:value-type="float" office:value="442" calcext:value-type="float">
            <text:p>442</text:p>
          </table:table-cell>
          <table:table-cell office:value-type="float" office:value="1664" calcext:value-type="float">
            <text:p>1664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442" calcext:value-type="float">
            <text:p>442</text:p>
          </table:table-cell>
          <table:table-cell office:value-type="float" office:value="3.55265029627049E+035" calcext:value-type="float">
            <text:p>355265029627049000000000000000000000</text:p>
          </table:table-cell>
          <table:table-cell office:value-type="float" office:value="659990" calcext:value-type="float">
            <text:p>659990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1881" calcext:value-type="float">
            <text:p>1881</text:p>
          </table:table-cell>
          <table:table-cell office:value-type="float" office:value="969701" calcext:value-type="float">
            <text:p>969701</text:p>
          </table:table-cell>
          <table:table-cell office:value-type="float" office:value="1062166" calcext:value-type="float">
            <text:p>1062166</text:p>
          </table:table-cell>
          <table:table-cell office:value-type="float" office:value="102.7" calcext:value-type="float">
            <text:p>102.7</text:p>
          </table:table-cell>
          <table:table-cell office:value-type="float" office:value="110.3" calcext:value-type="float">
            <text:p>110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ft_08.pnml</text:p>
          </table:table-cell>
          <table:table-cell office:value-type="float" office:value="328" calcext:value-type="float">
            <text:p>328</text:p>
          </table:table-cell>
          <table:table-cell office:value-type="float" office:value="568" calcext:value-type="float">
            <text:p>568</text:p>
          </table:table-cell>
          <table:table-cell office:value-type="float" office:value="2163" calcext:value-type="float">
            <text:p>2163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568" calcext:value-type="float">
            <text:p>568</text:p>
          </table:table-cell>
          <table:table-cell table:number-columns-repeated="6"/>
          <table:table-cell office:value-type="float" office:value="2505" calcext:value-type="float">
            <text:p>2505</text:p>
          </table:table-cell>
          <table:table-cell office:value-type="float" office:value="1639214" calcext:value-type="float">
            <text:p>1639214</text:p>
          </table:table-cell>
          <table:table-cell office:value-type="float" office:value="1782118" calcext:value-type="float">
            <text:p>1782118</text:p>
          </table:table-cell>
          <table:table-cell office:value-type="float" office:value="117.4" calcext:value-type="float">
            <text:p>117.4</text:p>
          </table:table-cell>
          <table:table-cell office:value-type="float" office:value="125.1" calcext:value-type="float">
            <text:p>125.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aft_08.pnml</text:p>
          </table:table-cell>
          <table:table-cell office:value-type="float" office:value="328" calcext:value-type="float">
            <text:p>328</text:p>
          </table:table-cell>
          <table:table-cell office:value-type="float" office:value="568" calcext:value-type="float">
            <text:p>568</text:p>
          </table:table-cell>
          <table:table-cell office:value-type="float" office:value="2163" calcext:value-type="float">
            <text:p>2163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568" calcext:value-type="float">
            <text:p>568</text:p>
          </table:table-cell>
          <table:table-cell office:value-type="float" office:value="1.08420149192077E+046" calcext:value-type="float">
            <text:p>10842014919207700000000000000000000000000000000</text:p>
          </table:table-cell>
          <table:table-cell office:value-type="float" office:value="1854674" calcext:value-type="float">
            <text:p>1854674</text:p>
          </table:table-cell>
          <table:table-cell office:value-type="float" office:value="2869" calcext:value-type="float">
            <text:p>286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float" office:value="1639214" calcext:value-type="float">
            <text:p>1639214</text:p>
          </table:table-cell>
          <table:table-cell office:value-type="float" office:value="1782118" calcext:value-type="float">
            <text:p>1782118</text:p>
          </table:table-cell>
          <table:table-cell office:value-type="float" office:value="117.4" calcext:value-type="float">
            <text:p>117.4</text:p>
          </table:table-cell>
          <table:table-cell office:value-type="float" office:value="125.1" calcext:value-type="float">
            <text:p>125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ft_09.pnml</text:p>
          </table:table-cell>
          <table:table-cell office:value-type="float" office:value="413" calcext:value-type="float">
            <text:p>413</text:p>
          </table:table-cell>
          <table:table-cell office:value-type="float" office:value="710" calcext:value-type="float">
            <text:p>710</text:p>
          </table:table-cell>
          <table:table-cell office:value-type="float" office:value="2728" calcext:value-type="float">
            <text:p>2728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3178" calcext:value-type="float">
            <text:p>3178</text:p>
          </table:table-cell>
          <table:table-cell office:value-type="float" office:value="2599401" calcext:value-type="float">
            <text:p>2599401</text:p>
          </table:table-cell>
          <table:table-cell office:value-type="float" office:value="2847065" calcext:value-type="float">
            <text:p>2847065</text:p>
          </table:table-cell>
          <table:table-cell office:value-type="float" office:value="151.4" calcext:value-type="float">
            <text:p>151.4</text:p>
          </table:table-cell>
          <table:table-cell office:value-type="float" office:value="163.9" calcext:value-type="float">
            <text:p>163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ft_10.pnml</text:p>
          </table:table-cell>
          <table:table-cell office:value-type="float" office:value="508" calcext:value-type="float">
            <text:p>508</text:p>
          </table:table-cell>
          <table:table-cell office:value-type="float" office:value="868" calcext:value-type="float">
            <text:p>868</text:p>
          </table:table-cell>
          <table:table-cell office:value-type="float" office:value="3359" calcext:value-type="float">
            <text:p>3359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868" calcext:value-type="float">
            <text:p>868</text:p>
          </table:table-cell>
          <table:table-cell table:number-columns-repeated="6"/>
          <table:table-cell office:value-type="float" office:value="3924" calcext:value-type="float">
            <text:p>3924</text:p>
          </table:table-cell>
          <table:table-cell office:value-type="float" office:value="3868307" calcext:value-type="float">
            <text:p>3868307</text:p>
          </table:table-cell>
          <table:table-cell office:value-type="float" office:value="4208500" calcext:value-type="float">
            <text:p>4208500</text:p>
          </table:table-cell>
          <table:table-cell office:value-type="float" office:value="165.5" calcext:value-type="float">
            <text:p>165.5</text:p>
          </table:table-cell>
          <table:table-cell office:value-type="float" office:value="178.9" calcext:value-type="float">
            <text:p>178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005-pt.pnml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03" calcext:value-type="float">
            <text:p>403</text:p>
          </table:table-cell>
          <table:table-cell office:value-type="float" office:value="41776" calcext:value-type="float">
            <text:p>41776</text:p>
          </table:table-cell>
          <table:table-cell office:value-type="float" office:value="47445" calcext:value-type="float">
            <text:p>47445</text:p>
          </table:table-cell>
          <table:table-cell office:value-type="float" office:value="34.2" calcext:value-type="float">
            <text:p>34.2</text:p>
          </table:table-cell>
          <table:table-cell office:value-type="float" office:value="38.2" calcext:value-type="float">
            <text:p>38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010-pt.pnml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42" calcext:value-type="float">
            <text:p>942</text:p>
          </table:table-cell>
          <table:table-cell office:value-type="float" office:value="285137" calcext:value-type="float">
            <text:p>285137</text:p>
          </table:table-cell>
          <table:table-cell office:value-type="float" office:value="311414" calcext:value-type="float">
            <text:p>311414</text:p>
          </table:table-cell>
          <table:table-cell office:value-type="float" office:value="73.68" calcext:value-type="float">
            <text:p>73.68</text:p>
          </table:table-cell>
          <table:table-cell office:value-type="float" office:value="80.97" calcext:value-type="float">
            <text:p>80.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020-pt.pnml</text:p>
          </table:table-cell>
          <table:table-cell office:value-type="float" office:value="218" calcext:value-type="float">
            <text:p>218</text:p>
          </table:table-cell>
          <table:table-cell office:value-type="float" office:value="506" calcext:value-type="float">
            <text:p>506</text:p>
          </table:table-cell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114" calcext:value-type="float">
            <text:p>3114</text:p>
          </table:table-cell>
          <table:table-cell office:value-type="float" office:value="3063779" calcext:value-type="float">
            <text:p>3063779</text:p>
          </table:table-cell>
          <table:table-cell office:value-type="float" office:value="3198038" calcext:value-type="float">
            <text:p>3198038</text:p>
          </table:table-cell>
          <table:table-cell office:value-type="float" office:value="126.4" calcext:value-type="float">
            <text:p>126.4</text:p>
          </table:table-cell>
          <table:table-cell office:value-type="float" office:value="133.9" calcext:value-type="float">
            <text:p>133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050-pt.pnml</text:p>
          </table:table-cell>
          <table:table-cell office:value-type="float" office:value="518" calcext:value-type="float">
            <text:p>518</text:p>
          </table:table-cell>
          <table:table-cell office:value-type="float" office:value="2756" calcext:value-type="float">
            <text:p>2756</text:p>
          </table:table-cell>
          <table:table-cell office:value-type="float" office:value="16378" calcext:value-type="float">
            <text:p>1637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6700" calcext:value-type="float">
            <text:p>16700</text:p>
          </table:table-cell>
          <table:table-cell office:value-type="float" office:value="110383336" calcext:value-type="float">
            <text:p>110383336</text:p>
          </table:table-cell>
          <table:table-cell office:value-type="float" office:value="112204476" calcext:value-type="float">
            <text:p>112204476</text:p>
          </table:table-cell>
          <table:table-cell office:value-type="float" office:value="268.95" calcext:value-type="float">
            <text:p>268.95</text:p>
          </table:table-cell>
          <table:table-cell office:value-type="float" office:value="275.41" calcext:value-type="float">
            <text:p>275.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ilroad-100-pt.pnml</text:p>
          </table:table-cell>
          <table:table-cell office:value-type="float" office:value="1018" calcext:value-type="float">
            <text:p>1018</text:p>
          </table:table-cell>
          <table:table-cell office:value-type="float" office:value="10506" calcext:value-type="float">
            <text:p>10506</text:p>
          </table:table-cell>
          <table:table-cell office:value-type="float" office:value="62728" calcext:value-type="float">
            <text:p>6272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3681" calcext:value-type="float">
            <text:p>63681</text:p>
          </table:table-cell>
          <table:table-cell office:value-type="float" office:value="1563541711" calcext:value-type="float">
            <text:p>1563541711</text:p>
          </table:table-cell>
          <table:table-cell office:value-type="float" office:value="1587555913" calcext:value-type="float">
            <text:p>1587555913</text:p>
          </table:table-cell>
          <table:table-cell office:value-type="float" office:value="1016.8" calcext:value-type="float">
            <text:p>1016.8</text:p>
          </table:table-cell>
          <table:table-cell office:value-type="float" office:value="1064.9" calcext:value-type="float">
            <text:p>1064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S-C-10.pnm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23552" calcext:value-type="float">
            <text:p>823552</text:p>
          </table:table-cell>
          <table:table-cell office:value-type="float" office:value="509" calcext:value-type="float">
            <text:p>509</text:p>
          </table:table-cell>
          <table:table-cell office:value-type="float" office:value="348" calcext:value-type="float">
            <text:p>348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365" calcext:value-type="float">
            <text:p>4365</text:p>
          </table:table-cell>
          <table:table-cell office:value-type="float" office:value="5937" calcext:value-type="float">
            <text:p>5937</text:p>
          </table:table-cell>
          <table:table-cell office:value-type="float" office:value="8.79" calcext:value-type="float">
            <text:p>8.79</text:p>
          </table:table-cell>
          <table:table-cell office:value-type="float" office:value="8.93" calcext:value-type="float">
            <text:p>8.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10.pnm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365" calcext:value-type="float">
            <text:p>4365</text:p>
          </table:table-cell>
          <table:table-cell office:value-type="float" office:value="5937" calcext:value-type="float">
            <text:p>5937</text:p>
          </table:table-cell>
          <table:table-cell office:value-type="float" office:value="8.79" calcext:value-type="float">
            <text:p>8.79</text:p>
          </table:table-cell>
          <table:table-cell office:value-type="float" office:value="8.93" calcext:value-type="float">
            <text:p>8.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S-C-100.pnml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.41951197160194E+057" calcext:value-type="float">
            <text:p>1419511971601940000000000000000000000000000000000000000000</text:p>
          </table:table-cell>
          <table:table-cell office:value-type="float" office:value="5369" calcext:value-type="float">
            <text:p>5369</text:p>
          </table:table-cell>
          <table:table-cell office:value-type="float" office:value="3588" calcext:value-type="float">
            <text:p>3588</text:p>
          </table:table-cell>
          <table:table-cell office:value-type="float" office:value="6266" calcext:value-type="float">
            <text:p>6266</text:p>
          </table:table-cell>
          <table:table-cell office:value-type="float" office:value="5336" calcext:value-type="float">
            <text:p>533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6485" calcext:value-type="float">
            <text:p>46485</text:p>
          </table:table-cell>
          <table:table-cell office:value-type="float" office:value="64527" calcext:value-type="float">
            <text:p>64527</text:p>
          </table:table-cell>
          <table:table-cell office:value-type="float" office:value="9.302" calcext:value-type="float">
            <text:p>9.302</text:p>
          </table:table-cell>
          <table:table-cell office:value-type="float" office:value="9.369" calcext:value-type="float">
            <text:p>9.3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AS-C-100.pnml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6485" calcext:value-type="float">
            <text:p>46485</text:p>
          </table:table-cell>
          <table:table-cell office:value-type="float" office:value="64527" calcext:value-type="float">
            <text:p>64527</text:p>
          </table:table-cell>
          <table:table-cell office:value-type="float" office:value="9.302" calcext:value-type="float">
            <text:p>9.302</text:p>
          </table:table-cell>
          <table:table-cell office:value-type="float" office:value="9.369" calcext:value-type="float">
            <text:p>9.3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S-C-100.pnml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46485" calcext:value-type="float">
            <text:p>46485</text:p>
          </table:table-cell>
          <table:table-cell office:value-type="float" office:value="64527" calcext:value-type="float">
            <text:p>64527</text:p>
          </table:table-cell>
          <table:table-cell office:value-type="float" office:value="9.302" calcext:value-type="float">
            <text:p>9.302</text:p>
          </table:table-cell>
          <table:table-cell office:value-type="float" office:value="9.369" calcext:value-type="float">
            <text:p>9.3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C-15.pnml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78878464" calcext:value-type="float">
            <text:p>578878464</text:p>
          </table:table-cell>
          <table:table-cell office:value-type="float" office:value="768" calcext:value-type="float">
            <text:p>768</text:p>
          </table:table-cell>
          <table:table-cell office:value-type="float" office:value="528" calcext:value-type="float">
            <text:p>528</text:p>
          </table:table-cell>
          <table:table-cell office:value-type="float" office:value="908" calcext:value-type="float">
            <text:p>908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705" calcext:value-type="float">
            <text:p>6705</text:p>
          </table:table-cell>
          <table:table-cell office:value-type="float" office:value="9192" calcext:value-type="float">
            <text:p>9192</text:p>
          </table:table-cell>
          <table:table-cell office:value-type="float" office:value="8.98" calcext:value-type="float">
            <text:p>8.98</text:p>
          </table:table-cell>
          <table:table-cell office:value-type="float" office:value="9.1" calcext:value-type="float">
            <text:p>9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15.pnml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705" calcext:value-type="float">
            <text:p>6705</text:p>
          </table:table-cell>
          <table:table-cell office:value-type="float" office:value="9192" calcext:value-type="float">
            <text:p>9192</text:p>
          </table:table-cell>
          <table:table-cell office:value-type="float" office:value="8.98" calcext:value-type="float">
            <text:p>8.98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S-C-20.pnml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06454747136" calcext:value-type="float">
            <text:p>406454747136</text:p>
          </table:table-cell>
          <table:table-cell office:value-type="float" office:value="1049" calcext:value-type="float">
            <text:p>1049</text:p>
          </table:table-cell>
          <table:table-cell office:value-type="float" office:value="708" calcext:value-type="float">
            <text:p>708</text:p>
          </table:table-cell>
          <table:table-cell office:value-type="float" office:value="1226" calcext:value-type="float">
            <text:p>1226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045" calcext:value-type="float">
            <text:p>9045</text:p>
          </table:table-cell>
          <table:table-cell office:value-type="float" office:value="12447" calcext:value-type="float">
            <text:p>12447</text:p>
          </table:table-cell>
          <table:table-cell office:value-type="float" office:value="9.08" calcext:value-type="float">
            <text:p>9.08</text:p>
          </table:table-cell>
          <table:table-cell office:value-type="float" office:value="9.18" calcext:value-type="float">
            <text:p>9.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20.pnml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045" calcext:value-type="float">
            <text:p>9045</text:p>
          </table:table-cell>
          <table:table-cell office:value-type="float" office:value="12447" calcext:value-type="float">
            <text:p>12447</text:p>
          </table:table-cell>
          <table:table-cell office:value-type="float" office:value="9.08" calcext:value-type="float">
            <text:p>9.08</text:p>
          </table:table-cell>
          <table:table-cell office:value-type="float" office:value="9.18" calcext:value-type="float">
            <text:p>9.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S-C-3.pnm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76" calcext:value-type="float">
            <text:p>1376</text:p>
          </table:table-cell>
          <table:table-cell office:value-type="float" office:value="1597" calcext:value-type="float">
            <text:p>1597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3.pnm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376" calcext:value-type="float">
            <text:p>1376</text:p>
          </table:table-cell>
          <table:table-cell office:value-type="float" office:value="1597" calcext:value-type="float">
            <text:p>1597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-C-3.pnm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76" calcext:value-type="float">
            <text:p>1376</text:p>
          </table:table-cell>
          <table:table-cell office:value-type="float" office:value="1597" calcext:value-type="float">
            <text:p>1597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S-C-5.pnml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office:value-type="float" office:value="278" calcext:value-type="float">
            <text:p>27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025" calcext:value-type="float">
            <text:p>2025</text:p>
          </table:table-cell>
          <table:table-cell office:value-type="float" office:value="2682" calcext:value-type="float">
            <text:p>268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5.pnml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025" calcext:value-type="float">
            <text:p>2025</text:p>
          </table:table-cell>
          <table:table-cell office:value-type="float" office:value="2682" calcext:value-type="float">
            <text:p>268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S-C-50.pnml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4.87175380081244E+028" calcext:value-type="float">
            <text:p>48717538008124400000000000000</text:p>
          </table:table-cell>
          <table:table-cell office:value-type="float" office:value="2669" calcext:value-type="float">
            <text:p>2669</text:p>
          </table:table-cell>
          <table:table-cell office:value-type="float" office:value="1788" calcext:value-type="float">
            <text:p>1788</text:p>
          </table:table-cell>
          <table:table-cell office:value-type="float" office:value="3116" calcext:value-type="float">
            <text:p>3116</text:p>
          </table:table-cell>
          <table:table-cell office:value-type="float" office:value="2636" calcext:value-type="float">
            <text:p>263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3085" calcext:value-type="float">
            <text:p>23085</text:p>
          </table:table-cell>
          <table:table-cell office:value-type="float" office:value="31977" calcext:value-type="float">
            <text:p>31977</text:p>
          </table:table-cell>
          <table:table-cell office:value-type="float" office:value="9.246" calcext:value-type="float">
            <text:p>9.246</text:p>
          </table:table-cell>
          <table:table-cell office:value-type="float" office:value="9.322" calcext:value-type="float">
            <text:p>9.3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C-50.pnml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3085" calcext:value-type="float">
            <text:p>23085</text:p>
          </table:table-cell>
          <table:table-cell office:value-type="float" office:value="31977" calcext:value-type="float">
            <text:p>31977</text:p>
          </table:table-cell>
          <table:table-cell office:value-type="float" office:value="9.246" calcext:value-type="float">
            <text:p>9.246</text:p>
          </table:table-cell>
          <table:table-cell office:value-type="float" office:value="9.322" calcext:value-type="float">
            <text:p>9.3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S-R-10.pnml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144" calcext:value-type="float">
            <text:p>6144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258" calcext:value-type="float">
            <text:p>25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72" calcext:value-type="float">
            <text:p>2172</text:p>
          </table:table-cell>
          <table:table-cell office:value-type="float" office:value="2701" calcext:value-type="float">
            <text:p>2701</text:p>
          </table:table-cell>
          <table:table-cell office:value-type="float" office:value="7.09" calcext:value-type="float">
            <text:p>7.09</text:p>
          </table:table-cell>
          <table:table-cell office:value-type="float" office:value="7.19" calcext:value-type="float">
            <text:p>7.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10.pnml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172" calcext:value-type="float">
            <text:p>2172</text:p>
          </table:table-cell>
          <table:table-cell office:value-type="float" office:value="2701" calcext:value-type="float">
            <text:p>2701</text:p>
          </table:table-cell>
          <table:table-cell office:value-type="float" office:value="7.09" calcext:value-type="float">
            <text:p>7.09</text:p>
          </table:table-cell>
          <table:table-cell office:value-type="float" office:value="7.19" calcext:value-type="float">
            <text:p>7.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S-R-10.pnml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72" calcext:value-type="float">
            <text:p>2172</text:p>
          </table:table-cell>
          <table:table-cell office:value-type="float" office:value="2701" calcext:value-type="float">
            <text:p>2701</text:p>
          </table:table-cell>
          <table:table-cell office:value-type="float" office:value="7.09" calcext:value-type="float">
            <text:p>7.09</text:p>
          </table:table-cell>
          <table:table-cell office:value-type="float" office:value="7.19" calcext:value-type="float">
            <text:p>7.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-R-100.pnml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6.46501806116397E+031" calcext:value-type="float">
            <text:p>64650180611639700000000000000000</text:p>
          </table:table-cell>
          <table:table-cell office:value-type="float" office:value="1391" calcext:value-type="float">
            <text:p>1391</text:p>
          </table:table-cell>
          <table:table-cell office:value-type="float" office:value="2000" calcext:value-type="float">
            <text:p>2000</text:p>
          </table:table-cell>
          <table:table-cell office:value-type="float" office:value="2598" calcext:value-type="float">
            <text:p>2598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2602" calcext:value-type="float">
            <text:p>22602</text:p>
          </table:table-cell>
          <table:table-cell office:value-type="float" office:value="28171" calcext:value-type="float">
            <text:p>28171</text:p>
          </table:table-cell>
          <table:table-cell office:value-type="float" office:value="7.402" calcext:value-type="float">
            <text:p>7.402</text:p>
          </table:table-cell>
          <table:table-cell office:value-type="float" office:value="7.443" calcext:value-type="float">
            <text:p>7.4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AS-R-100.pnml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2602" calcext:value-type="float">
            <text:p>22602</text:p>
          </table:table-cell>
          <table:table-cell office:value-type="float" office:value="28171" calcext:value-type="float">
            <text:p>28171</text:p>
          </table:table-cell>
          <table:table-cell office:value-type="float" office:value="7.402" calcext:value-type="float">
            <text:p>7.402</text:p>
          </table:table-cell>
          <table:table-cell office:value-type="float" office:value="7.443" calcext:value-type="float">
            <text:p>7.4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S-R-100.pnml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2602" calcext:value-type="float">
            <text:p>22602</text:p>
          </table:table-cell>
          <table:table-cell office:value-type="float" office:value="28171" calcext:value-type="float">
            <text:p>28171</text:p>
          </table:table-cell>
          <table:table-cell office:value-type="float" office:value="7.402" calcext:value-type="float">
            <text:p>7.402</text:p>
          </table:table-cell>
          <table:table-cell office:value-type="float" office:value="7.443" calcext:value-type="float">
            <text:p>7.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S-R-15.pnml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78528" calcext:value-type="float">
            <text:p>278528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float" office:value="388" calcext:value-type="float">
            <text:p>388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07" calcext:value-type="float">
            <text:p>3307</text:p>
          </table:table-cell>
          <table:table-cell office:value-type="float" office:value="4116" calcext:value-type="float">
            <text:p>4116</text:p>
          </table:table-cell>
          <table:table-cell office:value-type="float" office:value="7.2" calcext:value-type="float">
            <text:p>7.2</text:p>
          </table:table-cell>
          <table:table-cell office:value-type="float" office:value="7.29" calcext:value-type="float">
            <text:p>7.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15.pnml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3307" calcext:value-type="float">
            <text:p>3307</text:p>
          </table:table-cell>
          <table:table-cell office:value-type="float" office:value="4116" calcext:value-type="float">
            <text:p>4116</text:p>
          </table:table-cell>
          <table:table-cell office:value-type="float" office:value="7.2" calcext:value-type="float">
            <text:p>7.2</text:p>
          </table:table-cell>
          <table:table-cell office:value-type="float" office:value="7.29" calcext:value-type="float">
            <text:p>7.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-R-15.pnml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07" calcext:value-type="float">
            <text:p>3307</text:p>
          </table:table-cell>
          <table:table-cell office:value-type="float" office:value="4116" calcext:value-type="float">
            <text:p>4116</text:p>
          </table:table-cell>
          <table:table-cell office:value-type="float" office:value="7.2" calcext:value-type="float">
            <text:p>7.2</text:p>
          </table:table-cell>
          <table:table-cell office:value-type="float" office:value="7.29" calcext:value-type="float">
            <text:p>7.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S-R-2.pn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56" calcext:value-type="float">
            <text:p>356</text:p>
          </table:table-cell>
          <table:table-cell office:value-type="float" office:value="437" calcext:value-type="float">
            <text:p>437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AS-R-20.pnml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518" calcext:value-type="float">
            <text:p>51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42" calcext:value-type="float">
            <text:p>4442</text:p>
          </table:table-cell>
          <table:table-cell office:value-type="float" office:value="5531" calcext:value-type="float">
            <text:p>5531</text:p>
          </table:table-cell>
          <table:table-cell office:value-type="float" office:value="7.26" calcext:value-type="float">
            <text:p>7.26</text:p>
          </table:table-cell>
          <table:table-cell office:value-type="float" office:value="7.33" calcext:value-type="float">
            <text:p>7.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20.pnml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42" calcext:value-type="float">
            <text:p>4442</text:p>
          </table:table-cell>
          <table:table-cell office:value-type="float" office:value="5531" calcext:value-type="float">
            <text:p>5531</text:p>
          </table:table-cell>
          <table:table-cell office:value-type="float" office:value="7.26" calcext:value-type="float">
            <text:p>7.26</text:p>
          </table:table-cell>
          <table:table-cell office:value-type="float" office:value="7.33" calcext:value-type="float">
            <text:p>7.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20.pnml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4442" calcext:value-type="float">
            <text:p>4442</text:p>
          </table:table-cell>
          <table:table-cell office:value-type="float" office:value="5531" calcext:value-type="float">
            <text:p>5531</text:p>
          </table:table-cell>
          <table:table-cell office:value-type="float" office:value="7.26" calcext:value-type="float">
            <text:p>7.26</text:p>
          </table:table-cell>
          <table:table-cell office:value-type="float" office:value="7.33" calcext:value-type="float">
            <text:p>7.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3.pnm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83" calcext:value-type="float">
            <text:p>583</text:p>
          </table:table-cell>
          <table:table-cell office:value-type="float" office:value="720" calcext:value-type="float">
            <text:p>720</text:p>
          </table:table-cell>
          <table:table-cell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3.pnm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583" calcext:value-type="float">
            <text:p>583</text:p>
          </table:table-cell>
          <table:table-cell office:value-type="float" office:value="720" calcext:value-type="float">
            <text:p>720</text:p>
          </table:table-cell>
          <table:table-cell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3.pnm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83" calcext:value-type="float">
            <text:p>583</text:p>
          </table:table-cell>
          <table:table-cell office:value-type="float" office:value="720" calcext:value-type="float">
            <text:p>720</text:p>
          </table:table-cell>
          <table:table-cell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5.pnm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37" calcext:value-type="float">
            <text:p>1037</text:p>
          </table:table-cell>
          <table:table-cell office:value-type="float" office:value="1286" calcext:value-type="float">
            <text:p>1286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5.pnm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37" calcext:value-type="float">
            <text:p>1037</text:p>
          </table:table-cell>
          <table:table-cell office:value-type="float" office:value="1286" calcext:value-type="float">
            <text:p>1286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5.pnm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037" calcext:value-type="float">
            <text:p>1037</text:p>
          </table:table-cell>
          <table:table-cell office:value-type="float" office:value="1286" calcext:value-type="float">
            <text:p>1286</text:p>
          </table:table-cell>
          <table:table-cell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-R-50.pnml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252" calcext:value-type="float">
            <text:p>11252</text:p>
          </table:table-cell>
          <table:table-cell office:value-type="float" office:value="14021" calcext:value-type="float">
            <text:p>14021</text:p>
          </table:table-cell>
          <table:table-cell office:value-type="float" office:value="7.37" calcext:value-type="float">
            <text:p>7.37</text:p>
          </table:table-cell>
          <table:table-cell office:value-type="float" office:value="7.42" calcext:value-type="float">
            <text:p>7.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-R-50.pnml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2.92733975779082E+016" calcext:value-type="float">
            <text:p>29273397577908200</text:p>
          </table:table-cell>
          <table:table-cell office:value-type="float" office:value="691" calcext:value-type="float">
            <text:p>691</text:p>
          </table:table-cell>
          <table:table-cell office:value-type="float" office:value="1000" calcext:value-type="float">
            <text:p>1000</text:p>
          </table:table-cell>
          <table:table-cell office:value-type="float" office:value="1298" calcext:value-type="float">
            <text:p>1298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252" calcext:value-type="float">
            <text:p>11252</text:p>
          </table:table-cell>
          <table:table-cell office:value-type="float" office:value="14021" calcext:value-type="float">
            <text:p>14021</text:p>
          </table:table-cell>
          <table:table-cell office:value-type="float" office:value="7.37" calcext:value-type="float">
            <text:p>7.37</text:p>
          </table:table-cell>
          <table:table-cell office:value-type="float" office:value="7.42" calcext:value-type="float">
            <text:p>7.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S-R-50.pnml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1252" calcext:value-type="float">
            <text:p>11252</text:p>
          </table:table-cell>
          <table:table-cell office:value-type="float" office:value="14021" calcext:value-type="float">
            <text:p>14021</text:p>
          </table:table-cell>
          <table:table-cell office:value-type="float" office:value="7.37" calcext:value-type="float">
            <text:p>7.37</text:p>
          </table:table-cell>
          <table:table-cell office:value-type="float" office:value="7.42" calcext:value-type="float">
            <text:p>7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ng.pnml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902651904000" calcext:value-type="float">
            <text:p>902651904000</text:p>
          </table:table-cell>
          <table:table-cell office:value-type="float" office:value="4834" calcext:value-type="float">
            <text:p>4834</text:p>
          </table:table-cell>
          <table:table-cell office:value-type="float" office:value="772" calcext:value-type="float">
            <text:p>772</text:p>
          </table:table-cell>
          <table:table-cell office:value-type="float" office:value="1081" calcext:value-type="float">
            <text:p>1081</text:p>
          </table:table-cell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38500" calcext:value-type="float">
            <text:p>38500</text:p>
          </table:table-cell>
          <table:table-cell office:value-type="float" office:value="44722" calcext:value-type="float">
            <text:p>44722</text:p>
          </table:table-cell>
          <table:table-cell office:value-type="float" office:value="27.3" calcext:value-type="float">
            <text:p>27.3</text:p>
          </table:table-cell>
          <table:table-cell office:value-type="float" office:value="29.5" calcext:value-type="float">
            <text:p>29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ing.pnml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38500" calcext:value-type="float">
            <text:p>38500</text:p>
          </table:table-cell>
          <table:table-cell office:value-type="float" office:value="44722" calcext:value-type="float">
            <text:p>44722</text:p>
          </table:table-cell>
          <table:table-cell office:value-type="float" office:value="27.3" calcext:value-type="float">
            <text:p>27.3</text:p>
          </table:table-cell>
          <table:table-cell office:value-type="float" office:value="29.5" calcext:value-type="float">
            <text:p>29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wmutex-r1000w10.pnml</text:p>
          </table:table-cell>
          <table:table-cell office:value-type="float" office:value="3020" calcext:value-type="float">
            <text:p>3020</text:p>
          </table:table-cell>
          <table:table-cell office:value-type="float" office:value="2020" calcext:value-type="float">
            <text:p>2020</text:p>
          </table:table-cell>
          <table:table-cell office:value-type="float" office:value="26040" calcext:value-type="float">
            <text:p>26040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float" office:value="31035" calcext:value-type="float">
            <text:p>31035</text:p>
          </table:table-cell>
          <table:table-cell office:value-type="float" office:value="327644880" calcext:value-type="float">
            <text:p>327644880</text:p>
          </table:table-cell>
          <table:table-cell office:value-type="float" office:value="328328688" calcext:value-type="float">
            <text:p>328328688</text:p>
          </table:table-cell>
          <table:table-cell office:value-type="float" office:value="47.784" calcext:value-type="float">
            <text:p>47.784</text:p>
          </table:table-cell>
          <table:table-cell office:value-type="float" office:value="47.887" calcext:value-type="float">
            <text:p>47.88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wmutex-r1000w10.pnml</text:p>
          </table:table-cell>
          <table:table-cell office:value-type="float" office:value="3020" calcext:value-type="float">
            <text:p>3020</text:p>
          </table:table-cell>
          <table:table-cell office:value-type="float" office:value="2020" calcext:value-type="float">
            <text:p>2020</text:p>
          </table:table-cell>
          <table:table-cell office:value-type="float" office:value="26040" calcext:value-type="float">
            <text:p>26040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023" calcext:value-type="float">
            <text:p>30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35" calcext:value-type="float">
            <text:p>31035</text:p>
          </table:table-cell>
          <table:table-cell office:value-type="float" office:value="327644880" calcext:value-type="float">
            <text:p>327644880</text:p>
          </table:table-cell>
          <table:table-cell office:value-type="float" office:value="328328688" calcext:value-type="float">
            <text:p>328328688</text:p>
          </table:table-cell>
          <table:table-cell office:value-type="float" office:value="47.784" calcext:value-type="float">
            <text:p>47.784</text:p>
          </table:table-cell>
          <table:table-cell office:value-type="float" office:value="47.887" calcext:value-type="float">
            <text:p>47.8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wmutex-r100w10.pnml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3142" calcext:value-type="float">
            <text:p>3142</text:p>
          </table:table-cell>
          <table:table-cell office:value-type="float" office:value="3468347" calcext:value-type="float">
            <text:p>3468347</text:p>
          </table:table-cell>
          <table:table-cell office:value-type="float" office:value="3557054" calcext:value-type="float">
            <text:p>3557054</text:p>
          </table:table-cell>
          <table:table-cell office:value-type="float" office:value="56.65" calcext:value-type="float">
            <text:p>56.65</text:p>
          </table:table-cell>
          <table:table-cell office:value-type="float" office:value="58.1" calcext:value-type="float">
            <text:p>58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wmutex-r100w10.pnml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42" calcext:value-type="float">
            <text:p>3142</text:p>
          </table:table-cell>
          <table:table-cell office:value-type="float" office:value="3468347" calcext:value-type="float">
            <text:p>3468347</text:p>
          </table:table-cell>
          <table:table-cell office:value-type="float" office:value="3557054" calcext:value-type="float">
            <text:p>3557054</text:p>
          </table:table-cell>
          <table:table-cell office:value-type="float" office:value="56.65" calcext:value-type="float">
            <text:p>56.65</text:p>
          </table:table-cell>
          <table:table-cell office:value-type="float" office:value="58.1" calcext:value-type="float">
            <text:p>58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wmutex-r10w10.pnml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34" calcext:value-type="float">
            <text:p>1034</text:p>
          </table:table-cell>
          <table:table-cell office:value-type="float" office:value="432" calcext:value-type="float">
            <text:p>432</text:p>
          </table:table-cell>
          <table:table-cell office:value-type="float" office:value="600" calcext:value-type="float">
            <text:p>600</text:p>
          </table:table-cell>
          <table:table-cell office:value-type="float" office:value="804" calcext:value-type="float">
            <text:p>804</text:p>
          </table:table-cell>
          <table:table-cell office:value-type="float" office:value="20560" calcext:value-type="float">
            <text:p>2056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57847" calcext:value-type="float">
            <text:p>57847</text:p>
          </table:table-cell>
          <table:table-cell office:value-type="float" office:value="65086" calcext:value-type="float">
            <text:p>65086</text:p>
          </table:table-cell>
          <table:table-cell office:value-type="float" office:value="41.1" calcext:value-type="float">
            <text:p>41.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10.pnml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57847" calcext:value-type="float">
            <text:p>57847</text:p>
          </table:table-cell>
          <table:table-cell office:value-type="float" office:value="65086" calcext:value-type="float">
            <text:p>65086</text:p>
          </table:table-cell>
          <table:table-cell office:value-type="float" office:value="41.1" calcext:value-type="float">
            <text:p>41.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wmutex-r10w10.pnml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57847" calcext:value-type="float">
            <text:p>57847</text:p>
          </table:table-cell>
          <table:table-cell office:value-type="float" office:value="65086" calcext:value-type="float">
            <text:p>65086</text:p>
          </table:table-cell>
          <table:table-cell office:value-type="float" office:value="41.1" calcext:value-type="float">
            <text:p>41.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wmutex-r10w100.pnml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1124" calcext:value-type="float">
            <text:p>1124</text:p>
          </table:table-cell>
          <table:table-cell office:value-type="float" office:value="883" calcext:value-type="float">
            <text:p>883</text:p>
          </table:table-cell>
          <table:table-cell office:value-type="float" office:value="4920" calcext:value-type="float">
            <text:p>4920</text:p>
          </table:table-cell>
          <table:table-cell office:value-type="float" office:value="6922" calcext:value-type="float">
            <text:p>6922</text:p>
          </table:table-cell>
          <table:table-cell office:value-type="float" office:value="205060" calcext:value-type="float">
            <text:p>205060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3690088" calcext:value-type="float">
            <text:p>3690088</text:p>
          </table:table-cell>
          <table:table-cell office:value-type="float" office:value="3807313" calcext:value-type="float">
            <text:p>3807313</text:p>
          </table:table-cell>
          <table:table-cell office:value-type="float" office:value="121.8" calcext:value-type="float">
            <text:p>121.8</text:p>
          </table:table-cell>
          <table:table-cell office:value-type="float" office:value="134.1" calcext:value-type="float">
            <text:p>134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100.pnml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2883" calcext:value-type="float">
            <text:p>2883</text:p>
          </table:table-cell>
          <table:table-cell office:value-type="float" office:value="3690088" calcext:value-type="float">
            <text:p>3690088</text:p>
          </table:table-cell>
          <table:table-cell office:value-type="float" office:value="3807313" calcext:value-type="float">
            <text:p>3807313</text:p>
          </table:table-cell>
          <table:table-cell office:value-type="float" office:value="121.8" calcext:value-type="float">
            <text:p>121.8</text:p>
          </table:table-cell>
          <table:table-cell office:value-type="float" office:value="134.1" calcext:value-type="float">
            <text:p>134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wmutex-r10w100.pnml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3690088" calcext:value-type="float">
            <text:p>3690088</text:p>
          </table:table-cell>
          <table:table-cell office:value-type="float" office:value="3807313" calcext:value-type="float">
            <text:p>3807313</text:p>
          </table:table-cell>
          <table:table-cell office:value-type="float" office:value="121.8" calcext:value-type="float">
            <text:p>121.8</text:p>
          </table:table-cell>
          <table:table-cell office:value-type="float" office:value="134.1" calcext:value-type="float">
            <text:p>134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wmutex-r10w1000.pnml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office:value-type="float" office:value="24060" calcext:value-type="float">
            <text:p>2406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float" office:value="8200" calcext:value-type="float">
            <text:p>8200</text:p>
          </table:table-cell>
          <table:table-cell office:value-type="float" office:value="48120" calcext:value-type="float">
            <text:p>48120</text:p>
          </table:table-cell>
          <table:table-cell office:value-type="float" office:value="68122" calcext:value-type="float">
            <text:p>68122</text:p>
          </table:table-cell>
          <table:table-cell office:value-type="float" office:value="2050060" calcext:value-type="float">
            <text:p>2050060</text:p>
          </table:table-cell>
          <table:table-cell office:value-type="float" office:value="1" calcext:value-type="float">
            <text:p>1</text:p>
          </table:table-cell>
          <table:table-cell office:value-type="float" office:value="28071" calcext:value-type="float">
            <text:p>28071</text:p>
          </table:table-cell>
          <table:table-cell office:value-type="float" office:value="337936515" calcext:value-type="float">
            <text:p>337936515</text:p>
          </table:table-cell>
          <table:table-cell office:value-type="float" office:value="344527962" calcext:value-type="float">
            <text:p>344527962</text:p>
          </table:table-cell>
          <table:table-cell office:value-type="float" office:value="640.3" calcext:value-type="float">
            <text:p>640.3</text:p>
          </table:table-cell>
          <table:table-cell office:value-type="float" office:value="681.54" calcext:value-type="float">
            <text:p>681.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1000.pnml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office:value-type="float" office:value="24060" calcext:value-type="float">
            <text:p>2406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071" calcext:value-type="float">
            <text:p>28071</text:p>
          </table:table-cell>
          <table:table-cell office:value-type="float" office:value="337936515" calcext:value-type="float">
            <text:p>337936515</text:p>
          </table:table-cell>
          <table:table-cell office:value-type="float" office:value="344527962" calcext:value-type="float">
            <text:p>344527962</text:p>
          </table:table-cell>
          <table:table-cell office:value-type="float" office:value="640.3" calcext:value-type="float">
            <text:p>640.3</text:p>
          </table:table-cell>
          <table:table-cell office:value-type="float" office:value="681.54" calcext:value-type="float">
            <text:p>681.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wmutex-r10w1000.pnml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office:value-type="float" office:value="24060" calcext:value-type="float">
            <text:p>2406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float" office:value="28071" calcext:value-type="float">
            <text:p>28071</text:p>
          </table:table-cell>
          <table:table-cell office:value-type="float" office:value="337936515" calcext:value-type="float">
            <text:p>337936515</text:p>
          </table:table-cell>
          <table:table-cell office:value-type="float" office:value="344527962" calcext:value-type="float">
            <text:p>344527962</text:p>
          </table:table-cell>
          <table:table-cell office:value-type="float" office:value="640.3" calcext:value-type="float">
            <text:p>640.3</text:p>
          </table:table-cell>
          <table:table-cell office:value-type="float" office:value="681.54" calcext:value-type="float">
            <text:p>681.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wmutex-r10w20.pnml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44" calcext:value-type="float">
            <text:p>1044</text:p>
          </table:table-cell>
          <table:table-cell office:value-type="float" office:value="1006" calcext:value-type="float">
            <text:p>1006</text:p>
          </table:table-cell>
          <table:table-cell office:value-type="float" office:value="1080" calcext:value-type="float">
            <text:p>1080</text:p>
          </table:table-cell>
          <table:table-cell office:value-type="float" office:value="1488" calcext:value-type="float">
            <text:p>1488</text:p>
          </table:table-cell>
          <table:table-cell office:value-type="float" office:value="41060" calcext:value-type="float">
            <text:p>41060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187098" calcext:value-type="float">
            <text:p>187098</text:p>
          </table:table-cell>
          <table:table-cell office:value-type="float" office:value="206308" calcext:value-type="float">
            <text:p>206308</text:p>
          </table:table-cell>
          <table:table-cell office:value-type="float" office:value="66" calcext:value-type="float">
            <text:p>66</text:p>
          </table:table-cell>
          <table:table-cell office:value-type="float" office:value="72.1" calcext:value-type="float">
            <text:p>72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20.pnml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187098" calcext:value-type="float">
            <text:p>187098</text:p>
          </table:table-cell>
          <table:table-cell office:value-type="float" office:value="206308" calcext:value-type="float">
            <text:p>206308</text:p>
          </table:table-cell>
          <table:table-cell office:value-type="float" office:value="66" calcext:value-type="float">
            <text:p>66</text:p>
          </table:table-cell>
          <table:table-cell office:value-type="float" office:value="72.1" calcext:value-type="float">
            <text:p>72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wmutex-r10w20.pnml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187098" calcext:value-type="float">
            <text:p>187098</text:p>
          </table:table-cell>
          <table:table-cell office:value-type="float" office:value="206308" calcext:value-type="float">
            <text:p>206308</text:p>
          </table:table-cell>
          <table:table-cell office:value-type="float" office:value="66" calcext:value-type="float">
            <text:p>66</text:p>
          </table:table-cell>
          <table:table-cell office:value-type="float" office:value="72.1" calcext:value-type="float">
            <text:p>72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wmutex-r10w2000.pnml</text:p>
          </table:table-cell>
          <table:table-cell office:value-type="float" office:value="4030" calcext:value-type="float">
            <text:p>4030</text:p>
          </table:table-cell>
          <table:table-cell office:value-type="float" office:value="4020" calcext:value-type="float">
            <text:p>4020</text:p>
          </table:table-cell>
          <table:table-cell office:value-type="float" office:value="48060" calcext:value-type="float">
            <text:p>48060</text:p>
          </table:table-cell>
          <table:table-cell office:value-type="float" office:value="0" calcext:value-type="float">
            <text:p>0</text:p>
          </table:table-cell>
          <table:table-cell office:value-type="float" office:value="4030" calcext:value-type="float">
            <text:p>4030</text:p>
          </table:table-cell>
          <table:table-cell office:value-type="float" office:value="4020" calcext:value-type="float">
            <text:p>4020</text:p>
          </table:table-cell>
          <table:table-cell table:number-columns-repeated="6"/>
          <table:table-cell office:value-type="float" office:value="56083" calcext:value-type="float">
            <text:p>56083</text:p>
          </table:table-cell>
          <table:table-cell office:value-type="float" office:value="1295495528" calcext:value-type="float">
            <text:p>1295495528</text:p>
          </table:table-cell>
          <table:table-cell office:value-type="float" office:value="1316329783" calcext:value-type="float">
            <text:p>1316329783</text:p>
          </table:table-cell>
          <table:table-cell office:value-type="float" office:value="807.52" calcext:value-type="float">
            <text:p>807.52</text:p>
          </table:table-cell>
          <table:table-cell office:value-type="float" office:value="857.81" calcext:value-type="float">
            <text:p>857.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wmutex-r10w2000.pnml</text:p>
          </table:table-cell>
          <table:table-cell office:value-type="float" office:value="4030" calcext:value-type="float">
            <text:p>4030</text:p>
          </table:table-cell>
          <table:table-cell office:value-type="float" office:value="4020" calcext:value-type="float">
            <text:p>4020</text:p>
          </table:table-cell>
          <table:table-cell office:value-type="float" office:value="48060" calcext:value-type="float">
            <text:p>48060</text:p>
          </table:table-cell>
          <table:table-cell office:value-type="float" office:value="0" calcext:value-type="float">
            <text:p>0</text:p>
          </table:table-cell>
          <table:table-cell office:value-type="float" office:value="4030" calcext:value-type="float">
            <text:p>4030</text:p>
          </table:table-cell>
          <table:table-cell office:value-type="float" office:value="4020" calcext:value-type="float">
            <text:p>4020</text:p>
          </table:table-cell>
          <table:table-cell office:value-type="float" office:value="3024" calcext:value-type="float">
            <text:p>3024</text:p>
          </table:table-cell>
          <table:table-cell office:value-type="float" office:value="21592" calcext:value-type="float">
            <text:p>21592</text:p>
          </table:table-cell>
          <table:table-cell office:value-type="float" office:value="96120" calcext:value-type="float">
            <text:p>96120</text:p>
          </table:table-cell>
          <table:table-cell office:value-type="float" office:value="136126" calcext:value-type="float">
            <text:p>136126</text:p>
          </table:table-cell>
          <table:table-cell office:value-type="float" office:value="4100060" calcext:value-type="float">
            <text:p>4100060</text:p>
          </table:table-cell>
          <table:table-cell office:value-type="float" office:value="1" calcext:value-type="float">
            <text:p>1</text:p>
          </table:table-cell>
          <table:table-cell office:value-type="float" office:value="56083" calcext:value-type="float">
            <text:p>56083</text:p>
          </table:table-cell>
          <table:table-cell office:value-type="float" office:value="1295495528" calcext:value-type="float">
            <text:p>1295495528</text:p>
          </table:table-cell>
          <table:table-cell office:value-type="float" office:value="1316329783" calcext:value-type="float">
            <text:p>1316329783</text:p>
          </table:table-cell>
          <table:table-cell office:value-type="float" office:value="807.52" calcext:value-type="float">
            <text:p>807.52</text:p>
          </table:table-cell>
          <table:table-cell office:value-type="float" office:value="857.81" calcext:value-type="float">
            <text:p>857.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wmutex-r10w2000.pnml</text:p>
          </table:table-cell>
          <table:table-cell office:value-type="float" office:value="4030" calcext:value-type="float">
            <text:p>4030</text:p>
          </table:table-cell>
          <table:table-cell office:value-type="float" office:value="4020" calcext:value-type="float">
            <text:p>4020</text:p>
          </table:table-cell>
          <table:table-cell office:value-type="float" office:value="48060" calcext:value-type="float">
            <text:p>48060</text:p>
          </table:table-cell>
          <table:table-cell office:value-type="float" office:value="0" calcext:value-type="float">
            <text:p>0</text:p>
          </table:table-cell>
          <table:table-cell office:value-type="float" office:value="4030" calcext:value-type="float">
            <text:p>4030</text:p>
          </table:table-cell>
          <table:table-cell office:value-type="float" office:value="4020" calcext:value-type="float">
            <text:p>4020</text:p>
          </table:table-cell>
          <table:table-cell office:value-type="float" office:value="2" calcext:value-type="float">
            <text:p>2</text:p>
          </table:table-cell>
          <table:table-cell office:value-type="float" office:value="4033" calcext:value-type="float">
            <text:p>40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083" calcext:value-type="float">
            <text:p>56083</text:p>
          </table:table-cell>
          <table:table-cell office:value-type="float" office:value="1295495528" calcext:value-type="float">
            <text:p>1295495528</text:p>
          </table:table-cell>
          <table:table-cell office:value-type="float" office:value="1316329783" calcext:value-type="float">
            <text:p>1316329783</text:p>
          </table:table-cell>
          <table:table-cell office:value-type="float" office:value="807.52" calcext:value-type="float">
            <text:p>807.52</text:p>
          </table:table-cell>
          <table:table-cell office:value-type="float" office:value="857.81" calcext:value-type="float">
            <text:p>857.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10w50.pnml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74" calcext:value-type="float">
            <text:p>1074</text:p>
          </table:table-cell>
          <table:table-cell office:value-type="float" office:value="2614" calcext:value-type="float">
            <text:p>2614</text:p>
          </table:table-cell>
          <table:table-cell office:value-type="float" office:value="2520" calcext:value-type="float">
            <text:p>2520</text:p>
          </table:table-cell>
          <table:table-cell office:value-type="float" office:value="3472" calcext:value-type="float">
            <text:p>3472</text:p>
          </table:table-cell>
          <table:table-cell office:value-type="float" office:value="102560" calcext:value-type="float">
            <text:p>102560</text:p>
          </table:table-cell>
          <table:table-cell office:value-type="float" office:value="1" calcext:value-type="float">
            <text:p>1</text:p>
          </table:table-cell>
          <table:table-cell office:value-type="float" office:value="1291" calcext:value-type="float">
            <text:p>1291</text:p>
          </table:table-cell>
          <table:table-cell office:value-type="float" office:value="970317" calcext:value-type="float">
            <text:p>970317</text:p>
          </table:table-cell>
          <table:table-cell office:value-type="float" office:value="1065621" calcext:value-type="float">
            <text:p>1065621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5" calcext:value-type="float">
            <text:p>147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50.pnml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1291" calcext:value-type="float">
            <text:p>1291</text:p>
          </table:table-cell>
          <table:table-cell office:value-type="float" office:value="970317" calcext:value-type="float">
            <text:p>970317</text:p>
          </table:table-cell>
          <table:table-cell office:value-type="float" office:value="1065621" calcext:value-type="float">
            <text:p>1065621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5" calcext:value-type="float">
            <text:p>14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wmutex-r10w50.pnml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1" calcext:value-type="float">
            <text:p>1291</text:p>
          </table:table-cell>
          <table:table-cell office:value-type="float" office:value="970317" calcext:value-type="float">
            <text:p>970317</text:p>
          </table:table-cell>
          <table:table-cell office:value-type="float" office:value="1065621" calcext:value-type="float">
            <text:p>1065621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5" calcext:value-type="float">
            <text:p>14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wmutex-r10w500.pnml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12060" calcext:value-type="float">
            <text:p>1206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1524" calcext:value-type="float">
            <text:p>1524</text:p>
          </table:table-cell>
          <table:table-cell office:value-type="float" office:value="229089" calcext:value-type="float">
            <text:p>229089</text:p>
          </table:table-cell>
          <table:table-cell office:value-type="float" office:value="24120" calcext:value-type="float">
            <text:p>24120</text:p>
          </table:table-cell>
          <table:table-cell office:value-type="float" office:value="34068" calcext:value-type="float">
            <text:p>34068</text:p>
          </table:table-cell>
          <table:table-cell office:value-type="float" office:value="1025060" calcext:value-type="float">
            <text:p>1025060</text:p>
          </table:table-cell>
          <table:table-cell office:value-type="float" office:value="1" calcext:value-type="float">
            <text:p>1</text:p>
          </table:table-cell>
          <table:table-cell office:value-type="float" office:value="12321" calcext:value-type="float">
            <text:p>12321</text:p>
          </table:table-cell>
          <table:table-cell office:value-type="float" office:value="84621105" calcext:value-type="float">
            <text:p>84621105</text:p>
          </table:table-cell>
          <table:table-cell office:value-type="float" office:value="89906649" calcext:value-type="float">
            <text:p>89906649</text:p>
          </table:table-cell>
          <table:table-cell office:value-type="float" office:value="1075.3" calcext:value-type="float">
            <text:p>1075.3</text:p>
          </table:table-cell>
          <table:table-cell office:value-type="float" office:value="1218.9" calcext:value-type="float">
            <text:p>1218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10w500.pnml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12060" calcext:value-type="float">
            <text:p>1206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21" calcext:value-type="float">
            <text:p>12321</text:p>
          </table:table-cell>
          <table:table-cell office:value-type="float" office:value="84621105" calcext:value-type="float">
            <text:p>84621105</text:p>
          </table:table-cell>
          <table:table-cell office:value-type="float" office:value="89906649" calcext:value-type="float">
            <text:p>89906649</text:p>
          </table:table-cell>
          <table:table-cell office:value-type="float" office:value="1075.3" calcext:value-type="float">
            <text:p>1075.3</text:p>
          </table:table-cell>
          <table:table-cell office:value-type="float" office:value="1218.9" calcext:value-type="float">
            <text:p>1218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wmutex-r10w500.pnml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12060" calcext:value-type="float">
            <text:p>1206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table:number-columns-repeated="6"/>
          <table:table-cell office:value-type="float" office:value="12321" calcext:value-type="float">
            <text:p>12321</text:p>
          </table:table-cell>
          <table:table-cell office:value-type="float" office:value="84621105" calcext:value-type="float">
            <text:p>84621105</text:p>
          </table:table-cell>
          <table:table-cell office:value-type="float" office:value="89906649" calcext:value-type="float">
            <text:p>89906649</text:p>
          </table:table-cell>
          <table:table-cell office:value-type="float" office:value="1075.3" calcext:value-type="float">
            <text:p>1075.3</text:p>
          </table:table-cell>
          <table:table-cell office:value-type="float" office:value="1218.9" calcext:value-type="float">
            <text:p>1218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wmutex-r2000w10.pnml</text:p>
          </table:table-cell>
          <table:table-cell office:value-type="float" office:value="6020" calcext:value-type="float">
            <text:p>6020</text:p>
          </table:table-cell>
          <table:table-cell office:value-type="float" office:value="4020" calcext:value-type="float">
            <text:p>4020</text:p>
          </table:table-cell>
          <table:table-cell office:value-type="float" office:value="52040" calcext:value-type="float">
            <text:p>52040</text:p>
          </table:table-cell>
          <table:table-cell office:value-type="float" office:value="0" calcext:value-type="float">
            <text:p>0</text:p>
          </table:table-cell>
          <table:table-cell office:value-type="float" office:value="6020" calcext:value-type="float">
            <text:p>6020</text:p>
          </table:table-cell>
          <table:table-cell office:value-type="float" office:value="4020" calcext:value-type="float">
            <text:p>4020</text:p>
          </table:table-cell>
          <table:table-cell table:number-columns-repeated="6"/>
          <table:table-cell office:value-type="float" office:value="62031" calcext:value-type="float">
            <text:p>62031</text:p>
          </table:table-cell>
          <table:table-cell office:value-type="float" office:value="1305794592" calcext:value-type="float">
            <text:p>1305794592</text:p>
          </table:table-cell>
          <table:table-cell office:value-type="float" office:value="1307137220" calcext:value-type="float">
            <text:p>1307137220</text:p>
          </table:table-cell>
          <table:table-cell office:value-type="float" office:value="46.517" calcext:value-type="float">
            <text:p>46.517</text:p>
          </table:table-cell>
          <table:table-cell office:value-type="float" office:value="46.596" calcext:value-type="float">
            <text:p>46.5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wmutex-r2000w10.pnml</text:p>
          </table:table-cell>
          <table:table-cell office:value-type="float" office:value="6020" calcext:value-type="float">
            <text:p>6020</text:p>
          </table:table-cell>
          <table:table-cell office:value-type="float" office:value="4020" calcext:value-type="float">
            <text:p>4020</text:p>
          </table:table-cell>
          <table:table-cell office:value-type="float" office:value="52040" calcext:value-type="float">
            <text:p>52040</text:p>
          </table:table-cell>
          <table:table-cell office:value-type="float" office:value="0" calcext:value-type="float">
            <text:p>0</text:p>
          </table:table-cell>
          <table:table-cell office:value-type="float" office:value="6020" calcext:value-type="float">
            <text:p>6020</text:p>
          </table:table-cell>
          <table:table-cell office:value-type="float" office:value="4020" calcext:value-type="float">
            <text:p>4020</text:p>
          </table:table-cell>
          <table:table-cell office:value-type="float" office:value="2" calcext:value-type="float">
            <text:p>2</text:p>
          </table:table-cell>
          <table:table-cell office:value-type="float" office:value="6023" calcext:value-type="float">
            <text:p>60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031" calcext:value-type="float">
            <text:p>62031</text:p>
          </table:table-cell>
          <table:table-cell office:value-type="float" office:value="1305794592" calcext:value-type="float">
            <text:p>1305794592</text:p>
          </table:table-cell>
          <table:table-cell office:value-type="float" office:value="1307137220" calcext:value-type="float">
            <text:p>1307137220</text:p>
          </table:table-cell>
          <table:table-cell office:value-type="float" office:value="46.517" calcext:value-type="float">
            <text:p>46.517</text:p>
          </table:table-cell>
          <table:table-cell office:value-type="float" office:value="46.596" calcext:value-type="float">
            <text:p>46.5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wmutex-r20w10.pnml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48586" calcext:value-type="float">
            <text:p>1048586</text:p>
          </table:table-cell>
          <table:table-cell office:value-type="float" office:value="1608" calcext:value-type="float">
            <text:p>1608</text:p>
          </table:table-cell>
          <table:table-cell office:value-type="float" office:value="1120" calcext:value-type="float">
            <text:p>1120</text:p>
          </table:table-cell>
          <table:table-cell office:value-type="float" office:value="1550" calcext:value-type="float">
            <text:p>1550</text:p>
          </table:table-cell>
          <table:table-cell office:value-type="float" office:value="20971660" calcext:value-type="float">
            <text:p>2097166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177382" calcext:value-type="float">
            <text:p>177382</text:p>
          </table:table-cell>
          <table:table-cell office:value-type="float" office:value="195512" calcext:value-type="float">
            <text:p>195512</text:p>
          </table:table-cell>
          <table:table-cell office:value-type="float" office:value="46.9" calcext:value-type="float">
            <text:p>46.9</text:p>
          </table:table-cell>
          <table:table-cell office:value-type="float" office:value="49.1" calcext:value-type="float">
            <text:p>49.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wmutex-r20w10.pnml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177382" calcext:value-type="float">
            <text:p>177382</text:p>
          </table:table-cell>
          <table:table-cell office:value-type="float" office:value="195512" calcext:value-type="float">
            <text:p>195512</text:p>
          </table:table-cell>
          <table:table-cell office:value-type="float" office:value="46.9" calcext:value-type="float">
            <text:p>46.9</text:p>
          </table:table-cell>
          <table:table-cell office:value-type="float" office:value="49.1" calcext:value-type="float">
            <text:p>49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20w10.pnml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177382" calcext:value-type="float">
            <text:p>177382</text:p>
          </table:table-cell>
          <table:table-cell office:value-type="float" office:value="195512" calcext:value-type="float">
            <text:p>195512</text:p>
          </table:table-cell>
          <table:table-cell office:value-type="float" office:value="46.9" calcext:value-type="float">
            <text:p>46.9</text:p>
          </table:table-cell>
          <table:table-cell office:value-type="float" office:value="49.1" calcext:value-type="float">
            <text:p>49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mutex-r500w10.pnml</text:p>
          </table:table-cell>
          <table:table-cell office:value-type="float" office:value="1520" calcext:value-type="float">
            <text:p>1520</text:p>
          </table:table-cell>
          <table:table-cell office:value-type="float" office:value="1020" calcext:value-type="float">
            <text:p>1020</text:p>
          </table:table-cell>
          <table:table-cell office:value-type="float" office:value="13040" calcext:value-type="float">
            <text:p>1304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1020" calcext:value-type="float">
            <text:p>1020</text:p>
          </table:table-cell>
          <table:table-cell table:number-columns-repeated="6"/>
          <table:table-cell office:value-type="float" office:value="15510" calcext:value-type="float">
            <text:p>15510</text:p>
          </table:table-cell>
          <table:table-cell office:value-type="float" office:value="83081929" calcext:value-type="float">
            <text:p>83081929</text:p>
          </table:table-cell>
          <table:table-cell office:value-type="float" office:value="83437090" calcext:value-type="float">
            <text:p>83437090</text:p>
          </table:table-cell>
          <table:table-cell office:value-type="float" office:value="63.371" calcext:value-type="float">
            <text:p>63.371</text:p>
          </table:table-cell>
          <table:table-cell office:value-type="float" office:value="70.846" calcext:value-type="float">
            <text:p>70.8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wmutex-r500w10.pnml</text:p>
          </table:table-cell>
          <table:table-cell office:value-type="float" office:value="1520" calcext:value-type="float">
            <text:p>1520</text:p>
          </table:table-cell>
          <table:table-cell office:value-type="float" office:value="1020" calcext:value-type="float">
            <text:p>1020</text:p>
          </table:table-cell>
          <table:table-cell office:value-type="float" office:value="13040" calcext:value-type="float">
            <text:p>1304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1523" calcext:value-type="float">
            <text:p>15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510" calcext:value-type="float">
            <text:p>15510</text:p>
          </table:table-cell>
          <table:table-cell office:value-type="float" office:value="83081929" calcext:value-type="float">
            <text:p>83081929</text:p>
          </table:table-cell>
          <table:table-cell office:value-type="float" office:value="83437090" calcext:value-type="float">
            <text:p>83437090</text:p>
          </table:table-cell>
          <table:table-cell office:value-type="float" office:value="63.371" calcext:value-type="float">
            <text:p>63.371</text:p>
          </table:table-cell>
          <table:table-cell office:value-type="float" office:value="70.846" calcext:value-type="float">
            <text:p>70.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feBus-03-unfolded.pnml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4650" calcext:value-type="float">
            <text:p>4650</text:p>
          </table:table-cell>
          <table:table-cell office:value-type="float" office:value="5117" calcext:value-type="float">
            <text:p>5117</text:p>
          </table:table-cell>
          <table:table-cell office:value-type="float" office:value="812" calcext:value-type="float">
            <text:p>812</text:p>
          </table:table-cell>
          <table:table-cell office:value-type="float" office:value="1668" calcext:value-type="float">
            <text:p>1668</text:p>
          </table:table-cell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82030" calcext:value-type="float">
            <text:p>82030</text:p>
          </table:table-cell>
          <table:table-cell office:value-type="float" office:value="95131" calcext:value-type="float">
            <text:p>95131</text:p>
          </table:table-cell>
          <table:table-cell office:value-type="float" office:value="41" calcext:value-type="float">
            <text:p>41</text:p>
          </table:table-cell>
          <table:table-cell office:value-type="float" office:value="42.9" calcext:value-type="float">
            <text:p>42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feBus-06-unfolded.pnml</text:p>
          </table:table-cell>
          <table:table-cell office:value-type="float" office:value="144" calcext:value-type="float">
            <text:p>144</text:p>
          </table:table-cell>
          <table:table-cell office:value-type="float" office:value="451" calcext:value-type="float">
            <text:p>451</text:p>
          </table:table-cell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51" calcext:value-type="float">
            <text:p>451</text:p>
          </table:table-cell>
          <table:table-cell table:number-columns-repeated="6"/>
          <table:table-cell office:value-type="float" office:value="2603" calcext:value-type="float">
            <text:p>2603</text:p>
          </table:table-cell>
          <table:table-cell office:value-type="float" office:value="2473924" calcext:value-type="float">
            <text:p>2473924</text:p>
          </table:table-cell>
          <table:table-cell office:value-type="float" office:value="2681222" calcext:value-type="float">
            <text:p>2681222</text:p>
          </table:table-cell>
          <table:table-cell office:value-type="float" office:value="144.9" calcext:value-type="float">
            <text:p>144.9</text:p>
          </table:table-cell>
          <table:table-cell office:value-type="float" office:value="149.1" calcext:value-type="float">
            <text:p>149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eBus-06-unfolded.pnml</text:p>
          </table:table-cell>
          <table:table-cell office:value-type="float" office:value="144" calcext:value-type="float">
            <text:p>144</text:p>
          </table:table-cell>
          <table:table-cell office:value-type="float" office:value="451" calcext:value-type="float">
            <text:p>451</text:p>
          </table:table-cell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51" calcext:value-type="float">
            <text:p>451</text:p>
          </table:table-cell>
          <table:table-cell office:value-type="float" office:value="6816756" calcext:value-type="float">
            <text:p>6816756</text:p>
          </table:table-cell>
          <table:table-cell office:value-type="float" office:value="723331" calcext:value-type="float">
            <text:p>723331</text:p>
          </table:table-cell>
          <table:table-cell office:value-type="float" office:value="4424" calcext:value-type="float">
            <text:p>4424</text:p>
          </table:table-cell>
          <table:table-cell office:value-type="float" office:value="9651" calcext:value-type="float">
            <text:p>9651</text:p>
          </table:table-cell>
          <table:table-cell office:value-type="float" office:value="10073" calcext:value-type="float">
            <text:p>10073</text:p>
          </table:table-cell>
          <table:table-cell office:value-type="float" office:value="1" calcext:value-type="float">
            <text:p>1</text:p>
          </table:table-cell>
          <table:table-cell office:value-type="float" office:value="2603" calcext:value-type="float">
            <text:p>2603</text:p>
          </table:table-cell>
          <table:table-cell office:value-type="float" office:value="2473924" calcext:value-type="float">
            <text:p>2473924</text:p>
          </table:table-cell>
          <table:table-cell office:value-type="float" office:value="2681222" calcext:value-type="float">
            <text:p>2681222</text:p>
          </table:table-cell>
          <table:table-cell office:value-type="float" office:value="144.9" calcext:value-type="float">
            <text:p>144.9</text:p>
          </table:table-cell>
          <table:table-cell office:value-type="float" office:value="149.1" calcext:value-type="float">
            <text:p>149.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afeBus-10-unfolded.pnml</text:p>
          </table:table-cell>
          <table:table-cell office:value-type="float" office:value="316" calcext:value-type="float">
            <text:p>316</text:p>
          </table:table-cell>
          <table:table-cell office:value-type="float" office:value="1631" calcext:value-type="float">
            <text:p>1631</text:p>
          </table:table-cell>
          <table:table-cell office:value-type="float" office:value="11384" calcext:value-type="float">
            <text:p>11384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631" calcext:value-type="float">
            <text:p>1631</text:p>
          </table:table-cell>
          <table:table-cell table:number-columns-repeated="6"/>
          <table:table-cell office:value-type="float" office:value="10495" calcext:value-type="float">
            <text:p>10495</text:p>
          </table:table-cell>
          <table:table-cell office:value-type="float" office:value="39251013" calcext:value-type="float">
            <text:p>39251013</text:p>
          </table:table-cell>
          <table:table-cell office:value-type="float" office:value="42880257" calcext:value-type="float">
            <text:p>42880257</text:p>
          </table:table-cell>
          <table:table-cell office:value-type="float" office:value="519.33" calcext:value-type="float">
            <text:p>519.33</text:p>
          </table:table-cell>
          <table:table-cell office:value-type="float" office:value="580.97" calcext:value-type="float">
            <text:p>580.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feBus-15-unfolded.pnml</text:p>
          </table:table-cell>
          <table:table-cell office:value-type="float" office:value="621" calcext:value-type="float">
            <text:p>621</text:p>
          </table:table-cell>
          <table:table-cell office:value-type="float" office:value="4771" calcext:value-type="float">
            <text:p>4771</text:p>
          </table:table-cell>
          <table:table-cell office:value-type="float" office:value="34549" calcext:value-type="float">
            <text:p>3454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4771" calcext:value-type="float">
            <text:p>4771</text:p>
          </table:table-cell>
          <table:table-cell table:number-columns-repeated="6"/>
          <table:table-cell office:value-type="float" office:value="31875" calcext:value-type="float">
            <text:p>31875</text:p>
          </table:table-cell>
          <table:table-cell office:value-type="float" office:value="381402908" calcext:value-type="float">
            <text:p>381402908</text:p>
          </table:table-cell>
          <table:table-cell office:value-type="float" office:value="406263989" calcext:value-type="float">
            <text:p>406263989</text:p>
          </table:table-cell>
          <table:table-cell office:value-type="float" office:value="1207.2" calcext:value-type="float">
            <text:p>1207.2</text:p>
          </table:table-cell>
          <table:table-cell office:value-type="float" office:value="1357.5" calcext:value-type="float">
            <text:p>1357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feBus-20-unfolded.pnml</text:p>
          </table:table-cell>
          <table:table-cell office:value-type="float" office:value="1026" calcext:value-type="float">
            <text:p>1026</text:p>
          </table:table-cell>
          <table:table-cell office:value-type="float" office:value="10461" calcext:value-type="float">
            <text:p>10461</text:p>
          </table:table-cell>
          <table:table-cell office:value-type="float" office:value="77364" calcext:value-type="float">
            <text:p>77364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10461" calcext:value-type="float">
            <text:p>10461</text:p>
          </table:table-cell>
          <table:table-cell table:number-columns-repeated="6"/>
          <table:table-cell office:value-type="float" office:value="70795" calcext:value-type="float">
            <text:p>70795</text:p>
          </table:table-cell>
          <table:table-cell office:value-type="float" office:value="1977637416" calcext:value-type="float">
            <text:p>1977637416</text:p>
          </table:table-cell>
          <table:table-cell office:value-type="float" office:value="2074864510" calcext:value-type="float">
            <text:p>2074864510</text:p>
          </table:table-cell>
          <table:table-cell office:value-type="float" office:value="2198.6" calcext:value-type="float">
            <text:p>2198.6</text:p>
          </table:table-cell>
          <table:table-cell office:value-type="float" office:value="2467.1" calcext:value-type="float">
            <text:p>2467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afeBus-20-unfolded.pnml</text:p>
          </table:table-cell>
          <table:table-cell office:value-type="float" office:value="1026" calcext:value-type="float">
            <text:p>1026</text:p>
          </table:table-cell>
          <table:table-cell office:value-type="float" office:value="10461" calcext:value-type="float">
            <text:p>10461</text:p>
          </table:table-cell>
          <table:table-cell office:value-type="float" office:value="77364" calcext:value-type="float">
            <text:p>7736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70795" calcext:value-type="float">
            <text:p>70795</text:p>
          </table:table-cell>
          <table:table-cell office:value-type="float" office:value="1977637416" calcext:value-type="float">
            <text:p>1977637416</text:p>
          </table:table-cell>
          <table:table-cell office:value-type="float" office:value="2074864510" calcext:value-type="float">
            <text:p>2074864510</text:p>
          </table:table-cell>
          <table:table-cell office:value-type="float" office:value="2198.6" calcext:value-type="float">
            <text:p>2198.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g-10-5-10.pnml</text:p>
          </table:table-cell>
          <table:table-cell office:value-type="float" office:value="1380" calcext:value-type="float">
            <text:p>1380</text:p>
          </table:table-cell>
          <table:table-cell office:value-type="float" office:value="1640" calcext:value-type="float">
            <text:p>1640</text:p>
          </table:table-cell>
          <table:table-cell office:value-type="float" office:value="6560" calcext:value-type="float">
            <text:p>656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1640" calcext:value-type="float">
            <text:p>1640</text:p>
          </table:table-cell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1736217" calcext:value-type="float">
            <text:p>1736217</text:p>
          </table:table-cell>
          <table:table-cell office:value-type="float" office:value="2079258" calcext:value-type="float">
            <text:p>2079258</text:p>
          </table:table-cell>
          <table:table-cell office:value-type="float" office:value="82.4" calcext:value-type="float">
            <text:p>82.4</text:p>
          </table:table-cell>
          <table:table-cell office:value-type="float" office:value="89.05" calcext:value-type="float">
            <text:p>89.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g-13-6-13.pnml</text:p>
          </table:table-cell>
          <table:table-cell office:value-type="float" office:value="2301" calcext:value-type="float">
            <text:p>2301</text:p>
          </table:table-cell>
          <table:table-cell office:value-type="float" office:value="2756" calcext:value-type="float">
            <text:p>2756</text:p>
          </table:table-cell>
          <table:table-cell office:value-type="float" office:value="11024" calcext:value-type="float">
            <text:p>11024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301</text:p>
          </table:table-cell>
          <table:table-cell office:value-type="float" office:value="2756" calcext:value-type="float">
            <text:p>2756</text:p>
          </table:table-cell>
          <table:table-cell table:number-columns-repeated="6"/>
          <table:table-cell office:value-type="float" office:value="851" calcext:value-type="float">
            <text:p>851</text:p>
          </table:table-cell>
          <table:table-cell office:value-type="float" office:value="3817098" calcext:value-type="float">
            <text:p>3817098</text:p>
          </table:table-cell>
          <table:table-cell office:value-type="float" office:value="4589180" calcext:value-type="float">
            <text:p>4589180</text:p>
          </table:table-cell>
          <table:table-cell office:value-type="float" office:value="107.71" calcext:value-type="float">
            <text:p>107.71</text:p>
          </table:table-cell>
          <table:table-cell office:value-type="float" office:value="116.37" calcext:value-type="float">
            <text:p>116.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g-2-1-2.pnml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085423232578" calcext:value-type="float">
            <text:p>2085423232578</text:p>
          </table:table-cell>
          <table:table-cell office:value-type="float" office:value="5924" calcext:value-type="float">
            <text:p>5924</text:p>
          </table:table-cell>
          <table:table-cell office:value-type="float" office:value="2936" calcext:value-type="float">
            <text:p>2936</text:p>
          </table:table-cell>
          <table:table-cell office:value-type="float" office:value="2704" calcext:value-type="float">
            <text:p>2704</text:p>
          </table:table-cell>
          <table:table-cell office:value-type="float" office:value="3616" calcext:value-type="float">
            <text:p>3616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5297" calcext:value-type="float">
            <text:p>15297</text:p>
          </table:table-cell>
          <table:table-cell office:value-type="float" office:value="19703" calcext:value-type="float">
            <text:p>19703</text:p>
          </table:table-cell>
          <table:table-cell office:value-type="float" office:value="18.7" calcext:value-type="float">
            <text:p>18.7</text:p>
          </table:table-cell>
          <table:table-cell office:value-type="float" office:value="19.7" calcext:value-type="float">
            <text:p>19.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g-2-1-2.pnml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15297" calcext:value-type="float">
            <text:p>15297</text:p>
          </table:table-cell>
          <table:table-cell office:value-type="float" office:value="19703" calcext:value-type="float">
            <text:p>19703</text:p>
          </table:table-cell>
          <table:table-cell office:value-type="float" office:value="18.7" calcext:value-type="float">
            <text:p>18.7</text:p>
          </table:table-cell>
          <table:table-cell office:value-type="float" office:value="19.7" calcext:value-type="float">
            <text:p>19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g-4-2-4.pnml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13924" calcext:value-type="float">
            <text:p>113924</text:p>
          </table:table-cell>
          <table:table-cell office:value-type="float" office:value="135389" calcext:value-type="float">
            <text:p>135389</text:p>
          </table:table-cell>
          <table:table-cell office:value-type="float" office:value="32.9" calcext:value-type="float">
            <text:p>32.9</text:p>
          </table:table-cell>
          <table:table-cell office:value-type="float" office:value="35.39" calcext:value-type="float">
            <text:p>35.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g-8-4-8.pnml</text:p>
          </table:table-cell>
          <table:table-cell office:value-type="float" office:value="896" calcext:value-type="float">
            <text:p>896</text:p>
          </table:table-cell>
          <table:table-cell office:value-type="float" office:value="1056" calcext:value-type="float">
            <text:p>1056</text:p>
          </table:table-cell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1056" calcext:value-type="float">
            <text:p>1056</text:p>
          </table:table-cell>
          <table:table-cell table:number-columns-repeated="6"/>
          <table:table-cell office:value-type="float" office:value="528" calcext:value-type="float">
            <text:p>528</text:p>
          </table:table-cell>
          <table:table-cell office:value-type="float" office:value="890040" calcext:value-type="float">
            <text:p>890040</text:p>
          </table:table-cell>
          <table:table-cell office:value-type="float" office:value="1061975" calcext:value-type="float">
            <text:p>1061975</text:p>
          </table:table-cell>
          <table:table-cell office:value-type="float" office:value="65.65" calcext:value-type="float">
            <text:p>65.65</text:p>
          </table:table-cell>
          <table:table-cell office:value-type="float" office:value="70.95" calcext:value-type="float">
            <text:p>70.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10.pnml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1830519" calcext:value-type="float">
            <text:p>1830519</text:p>
          </table:table-cell>
          <table:table-cell office:value-type="float" office:value="30896" calcext:value-type="float">
            <text:p>30896</text:p>
          </table:table-cell>
          <table:table-cell office:value-type="float" office:value="1580" calcext:value-type="float">
            <text:p>1580</text:p>
          </table:table-cell>
          <table:table-cell office:value-type="float" office:value="2166" calcext:value-type="float">
            <text:p>2166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415731" calcext:value-type="float">
            <text:p>415731</text:p>
          </table:table-cell>
          <table:table-cell office:value-type="float" office:value="473744" calcext:value-type="float">
            <text:p>473744</text:p>
          </table:table-cell>
          <table:table-cell office:value-type="float" office:value="100.7" calcext:value-type="float">
            <text:p>100.7</text:p>
          </table:table-cell>
          <table:table-cell office:value-type="float" office:value="108.1" calcext:value-type="float">
            <text:p>108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100.pnml</text:p>
          </table:table-cell>
          <table:table-cell office:value-type="float" office:value="10301" calcext:value-type="float">
            <text:p>10301</text:p>
          </table:table-cell>
          <table:table-cell office:value-type="float" office:value="20100" calcext:value-type="float">
            <text:p>2010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10178" calcext:value-type="float">
            <text:p>110178</text:p>
          </table:table-cell>
          <table:table-cell office:value-type="float" office:value="4080787280" calcext:value-type="float">
            <text:p>4080787280</text:p>
          </table:table-cell>
          <table:table-cell office:value-type="float" office:value="4241339788" calcext:value-type="float">
            <text:p>4241339788</text:p>
          </table:table-cell>
          <table:table-cell office:value-type="float" office:value="1986.37" calcext:value-type="float">
            <text:p>1986.3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ared_memory-pt-100.pnml</text:p>
          </table:table-cell>
          <table:table-cell office:value-type="float" office:value="10301" calcext:value-type="float">
            <text:p>10301</text:p>
          </table:table-cell>
          <table:table-cell office:value-type="float" office:value="20100" calcext:value-type="float">
            <text:p>2010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10178" calcext:value-type="float">
            <text:p>110178</text:p>
          </table:table-cell>
          <table:table-cell office:value-type="float" office:value="4080787280" calcext:value-type="float">
            <text:p>4080787280</text:p>
          </table:table-cell>
          <table:table-cell office:value-type="float" office:value="4241339788" calcext:value-type="float">
            <text:p>424133978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hared_memory-pt-20.pnml</text:p>
          </table:table-cell>
          <table:table-cell office:value-type="float" office:value="461" calcext:value-type="float">
            <text:p>461</text:p>
          </table:table-cell>
          <table:table-cell office:value-type="float" office:value="820" calcext:value-type="float">
            <text:p>82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820" calcext:value-type="float">
            <text:p>820</text:p>
          </table:table-cell>
          <table:table-cell table:number-columns-repeated="6"/>
          <table:table-cell office:value-type="float" office:value="4402" calcext:value-type="float">
            <text:p>4402</text:p>
          </table:table-cell>
          <table:table-cell office:value-type="float" office:value="6779439" calcext:value-type="float">
            <text:p>6779439</text:p>
          </table:table-cell>
          <table:table-cell office:value-type="float" office:value="7395922" calcext:value-type="float">
            <text:p>7395922</text:p>
          </table:table-cell>
          <table:table-cell office:value-type="float" office:value="277.5" calcext:value-type="float">
            <text:p>277.5</text:p>
          </table:table-cell>
          <table:table-cell office:value-type="float" office:value="293.2" calcext:value-type="float">
            <text:p>293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200.pnml</text:p>
          </table:table-cell>
          <table:table-cell office:value-type="float" office:value="40601" calcext:value-type="float">
            <text:p>40601</text:p>
          </table:table-cell>
          <table:table-cell office:value-type="float" office:value="80200" calcext:value-type="float">
            <text:p>802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5.pnml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863" calcext:value-type="float">
            <text:p>1863</text:p>
          </table:table-cell>
          <table:table-cell office:value-type="float" office:value="464" calcext:value-type="float">
            <text:p>464</text:p>
          </table:table-cell>
          <table:table-cell office:value-type="float" office:value="390" calcext:value-type="float">
            <text:p>390</text:p>
          </table:table-cell>
          <table:table-cell office:value-type="float" office:value="539" calcext:value-type="float">
            <text:p>539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23334" calcext:value-type="float">
            <text:p>23334</text:p>
          </table:table-cell>
          <table:table-cell office:value-type="float" office:value="27708" calcext:value-type="float">
            <text:p>27708</text:p>
          </table:table-cell>
          <table:table-cell office:value-type="float" office:value="34.3" calcext:value-type="float">
            <text:p>34.3</text:p>
          </table:table-cell>
          <table:table-cell office:value-type="float" office:value="37.2" calcext:value-type="float">
            <text:p>37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ared_memory-pt-50.pnml</text:p>
          </table:table-cell>
          <table:table-cell office:value-type="float" office:value="2651" calcext:value-type="float">
            <text:p>2651</text:p>
          </table:table-cell>
          <table:table-cell office:value-type="float" office:value="5050" calcext:value-type="float">
            <text:p>505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5050" calcext:value-type="float">
            <text:p>5050</text:p>
          </table:table-cell>
          <table:table-cell table:number-columns-repeated="6"/>
          <table:table-cell office:value-type="float" office:value="27573" calcext:value-type="float">
            <text:p>27573</text:p>
          </table:table-cell>
          <table:table-cell office:value-type="float" office:value="217229256" calcext:value-type="float">
            <text:p>217229256</text:p>
          </table:table-cell>
          <table:table-cell office:value-type="float" office:value="227607171" calcext:value-type="float">
            <text:p>227607171</text:p>
          </table:table-cell>
          <table:table-cell office:value-type="float" office:value="590.12" calcext:value-type="float">
            <text:p>590.12</text:p>
          </table:table-cell>
          <table:table-cell office:value-type="float" office:value="609.42" calcext:value-type="float">
            <text:p>609.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mple_lbs-10.pnml</text:p>
          </table:table-cell>
          <table:table-cell office:value-type="float" office:value="104" calcext:value-type="float">
            <text:p>104</text:p>
          </table:table-cell>
          <table:table-cell office:value-type="float" office:value="605" calcext:value-type="float">
            <text:p>605</text:p>
          </table:table-cell>
          <table:table-cell office:value-type="float" office:value="4148" calcext:value-type="float">
            <text:p>414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05" calcext:value-type="float">
            <text:p>605</text:p>
          </table:table-cell>
          <table:table-cell office:value-type="float" office:value="406034376" calcext:value-type="float">
            <text:p>406034376</text:p>
          </table:table-cell>
          <table:table-cell office:value-type="float" office:value="406884" calcext:value-type="float">
            <text:p>406884</text:p>
          </table:table-cell>
          <table:table-cell office:value-type="float" office:value="4532" calcext:value-type="float">
            <text:p>4532</text:p>
          </table:table-cell>
          <table:table-cell office:value-type="float" office:value="12499" calcext:value-type="float">
            <text:p>12499</text:p>
          </table:table-cell>
          <table:table-cell office:value-type="float" office:value="15910" calcext:value-type="float">
            <text:p>15910</text:p>
          </table:table-cell>
          <table:table-cell office:value-type="float" office:value="1" calcext:value-type="float">
            <text:p>1</text:p>
          </table:table-cell>
          <table:table-cell office:value-type="float" office:value="4401" calcext:value-type="float">
            <text:p>4401</text:p>
          </table:table-cell>
          <table:table-cell office:value-type="float" office:value="7839931" calcext:value-type="float">
            <text:p>7839931</text:p>
          </table:table-cell>
          <table:table-cell office:value-type="float" office:value="8155972" calcext:value-type="float">
            <text:p>8155972</text:p>
          </table:table-cell>
          <table:table-cell office:value-type="float" office:value="138.5" calcext:value-type="float">
            <text:p>138.5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imple_lbs-10.pnml</text:p>
          </table:table-cell>
          <table:table-cell office:value-type="float" office:value="104" calcext:value-type="float">
            <text:p>104</text:p>
          </table:table-cell>
          <table:table-cell office:value-type="float" office:value="605" calcext:value-type="float">
            <text:p>605</text:p>
          </table:table-cell>
          <table:table-cell office:value-type="float" office:value="4148" calcext:value-type="float">
            <text:p>414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05" calcext:value-type="float">
            <text:p>605</text:p>
          </table:table-cell>
          <table:table-cell table:number-columns-repeated="6"/>
          <table:table-cell office:value-type="float" office:value="4401" calcext:value-type="float">
            <text:p>4401</text:p>
          </table:table-cell>
          <table:table-cell office:value-type="float" office:value="7839931" calcext:value-type="float">
            <text:p>7839931</text:p>
          </table:table-cell>
          <table:table-cell office:value-type="float" office:value="8155972" calcext:value-type="float">
            <text:p>8155972</text:p>
          </table:table-cell>
          <table:table-cell office:value-type="float" office:value="138.5" calcext:value-type="float">
            <text:p>138.5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imple_lbs-15.pnml</text:p>
          </table:table-cell>
          <table:table-cell office:value-type="float" office:value="149" calcext:value-type="float">
            <text:p>149</text:p>
          </table:table-cell>
          <table:table-cell office:value-type="float" office:value="1280" calcext:value-type="float">
            <text:p>1280</text:p>
          </table:table-cell>
          <table:table-cell office:value-type="float" office:value="8988" calcext:value-type="float">
            <text:p>898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280" calcext:value-type="float">
            <text:p>1280</text:p>
          </table:table-cell>
          <table:table-cell table:number-columns-repeated="6"/>
          <table:table-cell office:value-type="float" office:value="9585" calcext:value-type="float">
            <text:p>9585</text:p>
          </table:table-cell>
          <table:table-cell office:value-type="float" office:value="37063912" calcext:value-type="float">
            <text:p>37063912</text:p>
          </table:table-cell>
          <table:table-cell office:value-type="float" office:value="37968784" calcext:value-type="float">
            <text:p>37968784</text:p>
          </table:table-cell>
          <table:table-cell office:value-type="float" office:value="192.6" calcext:value-type="float">
            <text:p>192.6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mple_lbs-2.pnml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32" calcext:value-type="float">
            <text:p>832</text:p>
          </table:table-cell>
          <table:table-cell office:value-type="float" office:value="842" calcext:value-type="float">
            <text:p>842</text:p>
          </table:table-cell>
          <table:table-cell office:value-type="float" office:value="436" calcext:value-type="float">
            <text:p>436</text:p>
          </table:table-cell>
          <table:table-cell office:value-type="float" office:value="894" calcext:value-type="float">
            <text:p>894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25435" calcext:value-type="float">
            <text:p>25435</text:p>
          </table:table-cell>
          <table:table-cell office:value-type="float" office:value="29194" calcext:value-type="float">
            <text:p>29194</text:p>
          </table:table-cell>
          <table:table-cell office:value-type="float" office:value="30.3" calcext:value-type="float">
            <text:p>30.3</text:p>
          </table:table-cell>
          <table:table-cell office:value-type="float" office:value="33.1" calcext:value-type="float">
            <text:p>33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mple_lbs-20.pnml</text:p>
          </table:table-cell>
          <table:table-cell office:value-type="float" office:value="194" calcext:value-type="float">
            <text:p>194</text:p>
          </table:table-cell>
          <table:table-cell office:value-type="float" office:value="2205" calcext:value-type="float">
            <text:p>2205</text:p>
          </table:table-cell>
          <table:table-cell office:value-type="float" office:value="15678" calcext:value-type="float">
            <text:p>1567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205" calcext:value-type="float">
            <text:p>2205</text:p>
          </table:table-cell>
          <table:table-cell table:number-columns-repeated="6"/>
          <table:table-cell office:value-type="float" office:value="16680" calcext:value-type="float">
            <text:p>16680</text:p>
          </table:table-cell>
          <table:table-cell office:value-type="float" office:value="112293389" calcext:value-type="float">
            <text:p>112293389</text:p>
          </table:table-cell>
          <table:table-cell office:value-type="float" office:value="114291717" calcext:value-type="float">
            <text:p>114291717</text:p>
          </table:table-cell>
          <table:table-cell office:value-type="float" office:value="247.49" calcext:value-type="float">
            <text:p>247.49</text:p>
          </table:table-cell>
          <table:table-cell office:value-type="float" office:value="257.14" calcext:value-type="float">
            <text:p>257.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mple_lbs-5.pnml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116176" calcext:value-type="float">
            <text:p>116176</text:p>
          </table:table-cell>
          <table:table-cell office:value-type="float" office:value="8647" calcext:value-type="float">
            <text:p>8647</text:p>
          </table:table-cell>
          <table:table-cell office:value-type="float" office:value="1428" calcext:value-type="float">
            <text:p>1428</text:p>
          </table:table-cell>
          <table:table-cell office:value-type="float" office:value="3727" calcext:value-type="float">
            <text:p>3727</text:p>
          </table:table-cell>
          <table:table-cell office:value-type="float" office:value="4437" calcext:value-type="float">
            <text:p>4437</text:p>
          </table:table-cell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office:value-type="float" office:value="614299" calcext:value-type="float">
            <text:p>614299</text:p>
          </table:table-cell>
          <table:table-cell office:value-type="float" office:value="662526" calcext:value-type="float">
            <text:p>662526</text:p>
          </table:table-cell>
          <table:table-cell office:value-type="float" office:value="75.62" calcext:value-type="float">
            <text:p>75.62</text:p>
          </table:table-cell>
          <table:table-cell office:value-type="float" office:value="79.4" calcext:value-type="float">
            <text:p>79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oli0_counter_square5.pnml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634" calcext:value-type="float">
            <text:p>634</text:p>
          </table:table-cell>
          <table:table-cell office:value-type="float" office:value="109910" calcext:value-type="float">
            <text:p>109910</text:p>
          </table:table-cell>
          <table:table-cell office:value-type="float" office:value="130921" calcext:value-type="float">
            <text:p>130921</text:p>
          </table:table-cell>
          <table:table-cell office:value-type="float" office:value="47.3" calcext:value-type="float">
            <text:p>47.3</text:p>
          </table:table-cell>
          <table:table-cell office:value-type="float" office:value="49.2" calcext:value-type="float">
            <text:p>49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oli0_counter_square5.pnml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74458198" calcext:value-type="float">
            <text:p>174458198</text:p>
          </table:table-cell>
          <table:table-cell office:value-type="float" office:value="6259561" calcext:value-type="float">
            <text:p>6259561</text:p>
          </table:table-cell>
          <table:table-cell office:value-type="float" office:value="4760" calcext:value-type="float">
            <text:p>4760</text:p>
          </table:table-cell>
          <table:table-cell office:value-type="float" office:value="8486" calcext:value-type="float">
            <text:p>8486</text:p>
          </table:table-cell>
          <table:table-cell office:value-type="float" office:value="13574" calcext:value-type="float">
            <text:p>13574</text:p>
          </table:table-cell>
          <table:table-cell office:value-type="float" office:value="24" calcext:value-type="float">
            <text:p>24</text:p>
          </table:table-cell>
          <table:table-cell office:value-type="float" office:value="634" calcext:value-type="float">
            <text:p>634</text:p>
          </table:table-cell>
          <table:table-cell office:value-type="float" office:value="109910" calcext:value-type="float">
            <text:p>109910</text:p>
          </table:table-cell>
          <table:table-cell office:value-type="float" office:value="130921" calcext:value-type="float">
            <text:p>130921</text:p>
          </table:table-cell>
          <table:table-cell office:value-type="float" office:value="47.3" calcext:value-type="float">
            <text:p>47.3</text:p>
          </table:table-cell>
          <table:table-cell office:value-type="float" office:value="49.2" calcext:value-type="float">
            <text:p>49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li0_square5.pnml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6098428" calcext:value-type="float">
            <text:p>16098428</text:p>
          </table:table-cell>
          <table:table-cell office:value-type="float" office:value="81711" calcext:value-type="float">
            <text:p>81711</text:p>
          </table:table-cell>
          <table:table-cell office:value-type="float" office:value="912" calcext:value-type="float">
            <text:p>912</text:p>
          </table:table-cell>
          <table:table-cell office:value-type="float" office:value="920" calcext:value-type="float">
            <text:p>920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57572" calcext:value-type="float">
            <text:p>57572</text:p>
          </table:table-cell>
          <table:table-cell office:value-type="float" office:value="72959" calcext:value-type="float">
            <text:p>72959</text:p>
          </table:table-cell>
          <table:table-cell office:value-type="float" office:value="42.6" calcext:value-type="float">
            <text:p>42.6</text:p>
          </table:table-cell>
          <table:table-cell office:value-type="float" office:value="44.6" calcext:value-type="float">
            <text:p>44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oli1_counter.pnml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624" calcext:value-type="float">
            <text:p>624</text:p>
          </table:table-cell>
          <table:table-cell office:value-type="float" office:value="111095" calcext:value-type="float">
            <text:p>111095</text:p>
          </table:table-cell>
          <table:table-cell office:value-type="float" office:value="129536" calcext:value-type="float">
            <text:p>129536</text:p>
          </table:table-cell>
          <table:table-cell office:value-type="float" office:value="49.7" calcext:value-type="float">
            <text:p>49.7</text:p>
          </table:table-cell>
          <table:table-cell office:value-type="float" office:value="53.7" calcext:value-type="float">
            <text:p>53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oli1.pnml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87636299" calcext:value-type="float">
            <text:p>187636299</text:p>
          </table:table-cell>
          <table:table-cell office:value-type="float" office:value="4066413" calcext:value-type="float">
            <text:p>4066413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59733" calcext:value-type="float">
            <text:p>59733</text:p>
          </table:table-cell>
          <table:table-cell office:value-type="float" office:value="74043" calcext:value-type="float">
            <text:p>74043</text:p>
          </table:table-cell>
          <table:table-cell office:value-type="float" office:value="42.2" calcext:value-type="float">
            <text:p>42.2</text:p>
          </table:table-cell>
          <table:table-cell office:value-type="float" office:value="45.1" calcext:value-type="float">
            <text:p>45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oli1.pnml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59733" calcext:value-type="float">
            <text:p>59733</text:p>
          </table:table-cell>
          <table:table-cell office:value-type="float" office:value="74043" calcext:value-type="float">
            <text:p>74043</text:p>
          </table:table-cell>
          <table:table-cell office:value-type="float" office:value="42.2" calcext:value-type="float">
            <text:p>42.2</text:p>
          </table:table-cell>
          <table:table-cell office:value-type="float" office:value="45.1" calcext:value-type="float">
            <text:p>45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oli2_counter.pnml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760" calcext:value-type="float">
            <text:p>760</text:p>
          </table:table-cell>
          <table:table-cell office:value-type="float" office:value="170687" calcext:value-type="float">
            <text:p>170687</text:p>
          </table:table-cell>
          <table:table-cell office:value-type="float" office:value="195172" calcext:value-type="float">
            <text:p>195172</text:p>
          </table:table-cell>
          <table:table-cell office:value-type="float" office:value="62.2" calcext:value-type="float">
            <text:p>62.2</text:p>
          </table:table-cell>
          <table:table-cell office:value-type="float" office:value="68.1" calcext:value-type="float">
            <text:p>68.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oli2.pnml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83082" calcext:value-type="float">
            <text:p>83082</text:p>
          </table:table-cell>
          <table:table-cell office:value-type="float" office:value="103838" calcext:value-type="float">
            <text:p>103838</text:p>
          </table:table-cell>
          <table:table-cell office:value-type="float" office:value="48.8" calcext:value-type="float">
            <text:p>48.8</text:p>
          </table:table-cell>
          <table:table-cell office:value-type="float" office:value="51.3" calcext:value-type="float">
            <text:p>51.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wimmingPool-1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9621" calcext:value-type="float">
            <text:p>89621</text:p>
          </table:table-cell>
          <table:table-cell office:value-type="float" office:value="6729" calcext:value-type="float">
            <text:p>6729</text:p>
          </table:table-cell>
          <table:table-cell office:value-type="float" office:value="1705" calcext:value-type="float">
            <text:p>1705</text:p>
          </table:table-cell>
          <table:table-cell office:value-type="float" office:value="1365" calcext:value-type="float">
            <text:p>1365</text:p>
          </table:table-cell>
          <table:table-cell office:value-type="float" office:value="5327" calcext:value-type="float">
            <text:p>53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wimmingPool-1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861" calcext:value-type="float">
            <text:p>3861</text:p>
          </table:table-cell>
          <table:table-cell office:value-type="float" office:value="714" calcext:value-type="float">
            <text:p>714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572" calcext:value-type="float">
            <text:p>57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mmingPool-1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mmingPool-10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2283226" calcext:value-type="float">
            <text:p>22283226</text:p>
          </table:table-cell>
          <table:table-cell office:value-type="float" office:value="208059" calcext:value-type="float">
            <text:p>208059</text:p>
          </table:table-cell>
          <table:table-cell office:value-type="float" office:value="32500" calcext:value-type="float">
            <text:p>32500</text:p>
          </table:table-cell>
          <table:table-cell office:value-type="float" office:value="21820" calcext:value-type="float">
            <text:p>21820</text:p>
          </table:table-cell>
          <table:table-cell office:value-type="float" office:value="197657" calcext:value-type="float">
            <text:p>197657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10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wimmingPool-2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6046" calcext:value-type="float">
            <text:p>46046</text:p>
          </table:table-cell>
          <table:table-cell office:value-type="float" office:value="3219" calcext:value-type="float">
            <text:p>3219</text:p>
          </table:table-cell>
          <table:table-cell office:value-type="float" office:value="1700" calcext:value-type="float">
            <text:p>1700</text:p>
          </table:table-cell>
          <table:table-cell office:value-type="float" office:value="1180" calcext:value-type="float">
            <text:p>1180</text:p>
          </table:table-cell>
          <table:table-cell office:value-type="float" office:value="2737" calcext:value-type="float">
            <text:p>273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2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408031" calcext:value-type="float">
            <text:p>3408031</text:p>
          </table:table-cell>
          <table:table-cell office:value-type="float" office:value="62174" calcext:value-type="float">
            <text:p>62174</text:p>
          </table:table-cell>
          <table:table-cell office:value-type="float" office:value="6035" calcext:value-type="float">
            <text:p>6035</text:p>
          </table:table-cell>
          <table:table-cell office:value-type="float" office:value="4735" calcext:value-type="float">
            <text:p>4735</text:p>
          </table:table-cell>
          <table:table-cell office:value-type="float" office:value="35247" calcext:value-type="float">
            <text:p>3524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wimmingPool-2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3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2209356" calcext:value-type="float">
            <text:p>32209356</text:p>
          </table:table-cell>
          <table:table-cell office:value-type="float" office:value="254594" calcext:value-type="float">
            <text:p>254594</text:p>
          </table:table-cell>
          <table:table-cell office:value-type="float" office:value="12990" calcext:value-type="float">
            <text:p>12990</text:p>
          </table:table-cell>
          <table:table-cell office:value-type="float" office:value="10130" calcext:value-type="float">
            <text:p>10130</text:p>
          </table:table-cell>
          <table:table-cell office:value-type="float" office:value="111267" calcext:value-type="float">
            <text:p>11126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wimmingPool-3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mmingPool-3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10056" calcext:value-type="float">
            <text:p>210056</text:p>
          </table:table-cell>
          <table:table-cell office:value-type="float" office:value="8524" calcext:value-type="float">
            <text:p>8524</text:p>
          </table:table-cell>
          <table:table-cell office:value-type="float" office:value="3450" calcext:value-type="float">
            <text:p>3450</text:p>
          </table:table-cell>
          <table:table-cell office:value-type="float" office:value="2360" calcext:value-type="float">
            <text:p>2360</text:p>
          </table:table-cell>
          <table:table-cell office:value-type="float" office:value="7502" calcext:value-type="float">
            <text:p>750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mmingPool-4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4385221" calcext:value-type="float">
            <text:p>164385221</text:p>
          </table:table-cell>
          <table:table-cell office:value-type="float" office:value="718489" calcext:value-type="float">
            <text:p>718489</text:p>
          </table:table-cell>
          <table:table-cell office:value-type="float" office:value="22570" calcext:value-type="float">
            <text:p>22570</text:p>
          </table:table-cell>
          <table:table-cell office:value-type="float" office:value="17550" calcext:value-type="float">
            <text:p>17550</text:p>
          </table:table-cell>
          <table:table-cell office:value-type="float" office:value="254887" calcext:value-type="float">
            <text:p>25488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wimmingPool-4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wimmingPool-4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9391" calcext:value-type="float">
            <text:p>629391</text:p>
          </table:table-cell>
          <table:table-cell office:value-type="float" office:value="17629" calcext:value-type="float">
            <text:p>17629</text:p>
          </table:table-cell>
          <table:table-cell office:value-type="float" office:value="5800" calcext:value-type="float">
            <text:p>5800</text:p>
          </table:table-cell>
          <table:table-cell office:value-type="float" office:value="3940" calcext:value-type="float">
            <text:p>3940</text:p>
          </table:table-cell>
          <table:table-cell office:value-type="float" office:value="15867" calcext:value-type="float">
            <text:p>15867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mmingPool-5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91371001" calcext:value-type="float">
            <text:p>591371001</text:p>
          </table:table-cell>
          <table:table-cell office:value-type="float" office:value="1634609" calcext:value-type="float">
            <text:p>1634609</text:p>
          </table:table-cell>
          <table:table-cell office:value-type="float" office:value="34775" calcext:value-type="float">
            <text:p>34775</text:p>
          </table:table-cell>
          <table:table-cell office:value-type="float" office:value="26995" calcext:value-type="float">
            <text:p>26995</text:p>
          </table:table-cell>
          <table:table-cell office:value-type="float" office:value="487607" calcext:value-type="float">
            <text:p>487607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wimmingPool-5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wimmingPool-5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87551" calcext:value-type="float">
            <text:p>1487551</text:p>
          </table:table-cell>
          <table:table-cell office:value-type="float" office:value="31534" calcext:value-type="float">
            <text:p>31534</text:p>
          </table:table-cell>
          <table:table-cell office:value-type="float" office:value="8750" calcext:value-type="float">
            <text:p>8750</text:p>
          </table:table-cell>
          <table:table-cell office:value-type="float" office:value="5920" calcext:value-type="float">
            <text:p>5920</text:p>
          </table:table-cell>
          <table:table-cell office:value-type="float" office:value="28832" calcext:value-type="float">
            <text:p>2883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mmingPool-6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97442696" calcext:value-type="float">
            <text:p>1697442696</text:p>
          </table:table-cell>
          <table:table-cell office:value-type="float" office:value="3229954" calcext:value-type="float">
            <text:p>3229954</text:p>
          </table:table-cell>
          <table:table-cell office:value-type="float" office:value="49605" calcext:value-type="float">
            <text:p>49605</text:p>
          </table:table-cell>
          <table:table-cell office:value-type="float" office:value="38465" calcext:value-type="float">
            <text:p>38465</text:p>
          </table:table-cell>
          <table:table-cell office:value-type="float" office:value="830927" calcext:value-type="float">
            <text:p>830927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wimmingPool-6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wimmingPool-6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18036" calcext:value-type="float">
            <text:p>3018036</text:p>
          </table:table-cell>
          <table:table-cell office:value-type="float" office:value="51239" calcext:value-type="float">
            <text:p>51239</text:p>
          </table:table-cell>
          <table:table-cell office:value-type="float" office:value="12300" calcext:value-type="float">
            <text:p>12300</text:p>
          </table:table-cell>
          <table:table-cell office:value-type="float" office:value="8300" calcext:value-type="float">
            <text:p>8300</text:p>
          </table:table-cell>
          <table:table-cell office:value-type="float" office:value="47397" calcext:value-type="float">
            <text:p>47397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mmingPool-7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wimmingPool-7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504346" calcext:value-type="float">
            <text:p>5504346</text:p>
          </table:table-cell>
          <table:table-cell office:value-type="float" office:value="77744" calcext:value-type="float">
            <text:p>77744</text:p>
          </table:table-cell>
          <table:table-cell office:value-type="float" office:value="16450" calcext:value-type="float">
            <text:p>16450</text:p>
          </table:table-cell>
          <table:table-cell office:value-type="float" office:value="11080" calcext:value-type="float">
            <text:p>11080</text:p>
          </table:table-cell>
          <table:table-cell office:value-type="float" office:value="72562" calcext:value-type="float">
            <text:p>72562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7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60404431" calcext:value-type="float">
            <text:p>4160404431</text:p>
          </table:table-cell>
          <table:table-cell office:value-type="float" office:value="5777774" calcext:value-type="float">
            <text:p>5777774</text:p>
          </table:table-cell>
          <table:table-cell office:value-type="float" office:value="67060" calcext:value-type="float">
            <text:p>67060</text:p>
          </table:table-cell>
          <table:table-cell office:value-type="float" office:value="51960" calcext:value-type="float">
            <text:p>51960</text:p>
          </table:table-cell>
          <table:table-cell office:value-type="float" office:value="1306347" calcext:value-type="float">
            <text:p>1306347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immingPool-8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wimmingPool-8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073666581" calcext:value-type="float">
            <text:p>9073666581</text:p>
          </table:table-cell>
          <table:table-cell office:value-type="float" office:value="9597569" calcext:value-type="float">
            <text:p>9597569</text:p>
          </table:table-cell>
          <table:table-cell office:value-type="float" office:value="87140" calcext:value-type="float">
            <text:p>87140</text:p>
          </table:table-cell>
          <table:table-cell office:value-type="float" office:value="67480" calcext:value-type="float">
            <text:p>67480</text:p>
          </table:table-cell>
          <table:table-cell office:value-type="float" office:value="1935367" calcext:value-type="float">
            <text:p>1935367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mmingPool-8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279981" calcext:value-type="float">
            <text:p>9279981</text:p>
          </table:table-cell>
          <table:table-cell office:value-type="float" office:value="112049" calcext:value-type="float">
            <text:p>112049</text:p>
          </table:table-cell>
          <table:table-cell office:value-type="float" office:value="21200" calcext:value-type="float">
            <text:p>21200</text:p>
          </table:table-cell>
          <table:table-cell office:value-type="float" office:value="14260" calcext:value-type="float">
            <text:p>14260</text:p>
          </table:table-cell>
          <table:table-cell office:value-type="float" office:value="105327" calcext:value-type="float">
            <text:p>105327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mmingPool-9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728441" calcext:value-type="float">
            <text:p>14728441</text:p>
          </table:table-cell>
          <table:table-cell office:value-type="float" office:value="155154" calcext:value-type="float">
            <text:p>155154</text:p>
          </table:table-cell>
          <table:table-cell office:value-type="float" office:value="26550" calcext:value-type="float">
            <text:p>26550</text:p>
          </table:table-cell>
          <table:table-cell office:value-type="float" office:value="17840" calcext:value-type="float">
            <text:p>17840</text:p>
          </table:table-cell>
          <table:table-cell office:value-type="float" office:value="146692" calcext:value-type="float">
            <text:p>146692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mmingPool-9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wimmingPool-9.pnm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089714521" calcext:value-type="float">
            <text:p>18089714521</text:p>
          </table:table-cell>
          <table:table-cell office:value-type="float" office:value="15055089" calcext:value-type="float">
            <text:p>15055089</text:p>
          </table:table-cell>
          <table:table-cell office:value-type="float" office:value="109845" calcext:value-type="float">
            <text:p>109845</text:p>
          </table:table-cell>
          <table:table-cell office:value-type="float" office:value="85025" calcext:value-type="float">
            <text:p>85025</text:p>
          </table:table-cell>
          <table:table-cell office:value-type="float" office:value="2739487" calcext:value-type="float">
            <text:p>2739487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kenRing-10-unfolded.pnml</text:p>
          </table:table-cell>
          <table:table-cell office:value-type="float" office:value="121" calcext:value-type="float">
            <text:p>121</text:p>
          </table:table-cell>
          <table:table-cell office:value-type="float" office:value="1111" calcext:value-type="float">
            <text:p>1111</text:p>
          </table:table-cell>
          <table:table-cell office:value-type="float" office:value="4444" calcext:value-type="float">
            <text:p>444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11" calcext:value-type="float">
            <text:p>1111</text:p>
          </table:table-cell>
          <table:table-cell office:value-type="float" office:value="58905" calcext:value-type="float">
            <text:p>58905</text:p>
          </table:table-cell>
          <table:table-cell office:value-type="float" office:value="3160" calcext:value-type="float">
            <text:p>3160</text:p>
          </table:table-cell>
          <table:table-cell office:value-type="float" office:value="2040" calcext:value-type="float">
            <text:p>2040</text:p>
          </table:table-cell>
          <table:table-cell office:value-type="float" office:value="8696" calcext:value-type="float">
            <text:p>8696</text:p>
          </table:table-cell>
          <table:table-cell office:value-type="float" office:value="5838" calcext:value-type="float">
            <text:p>5838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office:value-type="float" office:value="3173632" calcext:value-type="float">
            <text:p>3173632</text:p>
          </table:table-cell>
          <table:table-cell office:value-type="float" office:value="3615349" calcext:value-type="float">
            <text:p>3615349</text:p>
          </table:table-cell>
          <table:table-cell office:value-type="float" office:value="188.3" calcext:value-type="float">
            <text:p>188.3</text:p>
          </table:table-cell>
          <table:table-cell office:value-type="float" office:value="197.8" calcext:value-type="float">
            <text:p>197.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kenRing-15-unfolded.pnml</text:p>
          </table:table-cell>
          <table:table-cell office:value-type="float" office:value="256" calcext:value-type="float">
            <text:p>256</text:p>
          </table:table-cell>
          <table:table-cell office:value-type="float" office:value="3616" calcext:value-type="float">
            <text:p>3616</text:p>
          </table:table-cell>
          <table:table-cell office:value-type="float" office:value="14464" calcext:value-type="float">
            <text:p>1446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616" calcext:value-type="float">
            <text:p>3616</text:p>
          </table:table-cell>
          <table:table-cell office:value-type="float" office:value="35357924" calcext:value-type="float">
            <text:p>35357924</text:p>
          </table:table-cell>
          <table:table-cell office:value-type="float" office:value="12893" calcext:value-type="float">
            <text:p>12893</text:p>
          </table:table-cell>
          <table:table-cell office:value-type="float" office:value="5610" calcext:value-type="float">
            <text:p>5610</text:p>
          </table:table-cell>
          <table:table-cell office:value-type="float" office:value="28201" calcext:value-type="float">
            <text:p>28201</text:p>
          </table:table-cell>
          <table:table-cell office:value-type="float" office:value="18893" calcext:value-type="float">
            <text:p>18893</text:p>
          </table:table-cell>
          <table:table-cell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25990527" calcext:value-type="float">
            <text:p>25990527</text:p>
          </table:table-cell>
          <table:table-cell office:value-type="float" office:value="29691452" calcext:value-type="float">
            <text:p>29691452</text:p>
          </table:table-cell>
          <table:table-cell office:value-type="float" office:value="442.82" calcext:value-type="float">
            <text:p>442.82</text:p>
          </table:table-cell>
          <table:table-cell office:value-type="float" office:value="470.63" calcext:value-type="float">
            <text:p>470.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okenRing-15-unfolded.pnml</text:p>
          </table:table-cell>
          <table:table-cell office:value-type="float" office:value="256" calcext:value-type="float">
            <text:p>256</text:p>
          </table:table-cell>
          <table:table-cell office:value-type="float" office:value="3616" calcext:value-type="float">
            <text:p>3616</text:p>
          </table:table-cell>
          <table:table-cell office:value-type="float" office:value="14464" calcext:value-type="float">
            <text:p>1446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616" calcext:value-type="float">
            <text:p>3616</text:p>
          </table:table-cell>
          <table:table-cell table:number-columns-repeated="6"/>
          <table:table-cell office:value-type="float" office:value="4683" calcext:value-type="float">
            <text:p>4683</text:p>
          </table:table-cell>
          <table:table-cell office:value-type="float" office:value="25990527" calcext:value-type="float">
            <text:p>25990527</text:p>
          </table:table-cell>
          <table:table-cell office:value-type="float" office:value="29691452" calcext:value-type="float">
            <text:p>29691452</text:p>
          </table:table-cell>
          <table:table-cell office:value-type="float" office:value="442.82" calcext:value-type="float">
            <text:p>442.82</text:p>
          </table:table-cell>
          <table:table-cell office:value-type="float" office:value="470.63" calcext:value-type="float">
            <text:p>470.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kenRing-20-unfolded.pnml</text:p>
          </table:table-cell>
          <table:table-cell office:value-type="float" office:value="441" calcext:value-type="float">
            <text:p>441</text:p>
          </table:table-cell>
          <table:table-cell office:value-type="float" office:value="8421" calcext:value-type="float">
            <text:p>8421</text:p>
          </table:table-cell>
          <table:table-cell office:value-type="float" office:value="33684" calcext:value-type="float">
            <text:p>33684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8421" calcext:value-type="float">
            <text:p>8421</text:p>
          </table:table-cell>
          <table:table-cell table:number-columns-repeated="6"/>
          <table:table-cell office:value-type="float" office:value="8214" calcext:value-type="float">
            <text:p>8214</text:p>
          </table:table-cell>
          <table:table-cell office:value-type="float" office:value="106014401" calcext:value-type="float">
            <text:p>106014401</text:p>
          </table:table-cell>
          <table:table-cell office:value-type="float" office:value="121122800" calcext:value-type="float">
            <text:p>121122800</text:p>
          </table:table-cell>
          <table:table-cell office:value-type="float" office:value="801.72" calcext:value-type="float">
            <text:p>801.72</text:p>
          </table:table-cell>
          <table:table-cell office:value-type="float" office:value="837.57" calcext:value-type="float">
            <text:p>837.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kenRing-20-unfolded.pnml</text:p>
          </table:table-cell>
          <table:table-cell office:value-type="float" office:value="441" calcext:value-type="float">
            <text:p>441</text:p>
          </table:table-cell>
          <table:table-cell office:value-type="float" office:value="8421" calcext:value-type="float">
            <text:p>8421</text:p>
          </table:table-cell>
          <table:table-cell office:value-type="float" office:value="33684" calcext:value-type="float">
            <text:p>33684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8421" calcext:value-type="float">
            <text:p>8421</text:p>
          </table:table-cell>
          <table:table-cell office:value-type="float" office:value="24466267459" calcext:value-type="float">
            <text:p>24466267459</text:p>
          </table:table-cell>
          <table:table-cell office:value-type="float" office:value="35043" calcext:value-type="float">
            <text:p>35043</text:p>
          </table:table-cell>
          <table:table-cell office:value-type="float" office:value="11880" calcext:value-type="float">
            <text:p>11880</text:p>
          </table:table-cell>
          <table:table-cell office:value-type="float" office:value="65811" calcext:value-type="float">
            <text:p>65811</text:p>
          </table:table-cell>
          <table:table-cell office:value-type="float" office:value="43873" calcext:value-type="float">
            <text:p>43873</text:p>
          </table:table-cell>
          <table:table-cell office:value-type="float" office:value="1" calcext:value-type="float">
            <text:p>1</text:p>
          </table:table-cell>
          <table:table-cell office:value-type="float" office:value="8214" calcext:value-type="float">
            <text:p>8214</text:p>
          </table:table-cell>
          <table:table-cell office:value-type="float" office:value="106014401" calcext:value-type="float">
            <text:p>106014401</text:p>
          </table:table-cell>
          <table:table-cell office:value-type="float" office:value="121122800" calcext:value-type="float">
            <text:p>121122800</text:p>
          </table:table-cell>
          <table:table-cell office:value-type="float" office:value="801.72" calcext:value-type="float">
            <text:p>801.72</text:p>
          </table:table-cell>
          <table:table-cell office:value-type="float" office:value="837.57" calcext:value-type="float">
            <text:p>837.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okenRing-30-unfolded.pnml</text:p>
          </table:table-cell>
          <table:table-cell office:value-type="float" office:value="961" calcext:value-type="float">
            <text:p>961</text:p>
          </table:table-cell>
          <table:table-cell office:value-type="float" office:value="27931" calcext:value-type="float">
            <text:p>27931</text:p>
          </table:table-cell>
          <table:table-cell office:value-type="float" office:value="111724" calcext:value-type="float">
            <text:p>11172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0528" calcext:value-type="float">
            <text:p>20528</text:p>
          </table:table-cell>
          <table:table-cell office:value-type="float" office:value="821309447" calcext:value-type="float">
            <text:p>821309447</text:p>
          </table:table-cell>
          <table:table-cell office:value-type="float" office:value="945896853" calcext:value-type="float">
            <text:p>945896853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kenRing-40-unfolded.pnml</text:p>
          </table:table-cell>
          <table:table-cell office:value-type="float" office:value="1681" calcext:value-type="float">
            <text:p>1681</text:p>
          </table:table-cell>
          <table:table-cell office:value-type="float" office:value="65641" calcext:value-type="float">
            <text:p>65641</text:p>
          </table:table-cell>
          <table:table-cell office:value-type="float" office:value="262564" calcext:value-type="float">
            <text:p>26256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8354" calcext:value-type="float">
            <text:p>38354</text:p>
          </table:table-cell>
          <table:table-cell office:value-type="float" office:value="3536603754" calcext:value-type="float">
            <text:p>3536603754</text:p>
          </table:table-cell>
          <table:table-cell office:value-type="float" office:value="4073916860" calcext:value-type="float">
            <text:p>4073916860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kenRing-5-unfolded.pnml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475" calcext:value-type="float">
            <text:p>475</text:p>
          </table:table-cell>
          <table:table-cell office:value-type="float" office:value="420" calcext:value-type="float">
            <text:p>420</text:p>
          </table:table-cell>
          <table:table-cell office:value-type="float" office:value="1208" calcext:value-type="float">
            <text:p>1208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99905" calcext:value-type="float">
            <text:p>99905</text:p>
          </table:table-cell>
          <table:table-cell office:value-type="float" office:value="116111" calcext:value-type="float">
            <text:p>116111</text:p>
          </table:table-cell>
          <table:table-cell office:value-type="float" office:value="51.1" calcext:value-type="float">
            <text:p>51.1</text:p>
          </table:table-cell>
          <table:table-cell office:value-type="float" office:value="53.4" calcext:value-type="float">
            <text:p>53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kenRing-50-unfolded.pnml</text:p>
          </table:table-cell>
          <table:table-cell office:value-type="float" office:value="2601" calcext:value-type="float">
            <text:p>2601</text:p>
          </table:table-cell>
          <table:table-cell office:value-type="float" office:value="127551" calcext:value-type="float">
            <text:p>127551</text:p>
          </table:table-cell>
          <table:table-cell office:value-type="float" office:value="510204" calcext:value-type="float">
            <text:p>51020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57432" calcext:value-type="float">
            <text:p>57432</text:p>
          </table:table-cell>
          <table:table-cell office:value-type="float" office:value="10743480117" calcext:value-type="float">
            <text:p>10743480117</text:p>
          </table:table-cell>
          <table:table-cell office:value-type="float" office:value="12405775893" calcext:value-type="float">
            <text:p>12405775893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kenRing-50-unfolded.pnml</text:p>
          </table:table-cell>
          <table:table-cell office:value-type="float" office:value="2601" calcext:value-type="float">
            <text:p>2601</text:p>
          </table:table-cell>
          <table:table-cell office:value-type="float" office:value="127551" calcext:value-type="float">
            <text:p>127551</text:p>
          </table:table-cell>
          <table:table-cell office:value-type="float" office:value="510204" calcext:value-type="float">
            <text:p>510204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nf-8x8-4stageSEN-01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52537" calcext:value-type="float">
            <text:p>52537</text:p>
          </table:table-cell>
          <table:table-cell office:value-type="float" office:value="71327" calcext:value-type="float">
            <text:p>71327</text:p>
          </table:table-cell>
          <table:table-cell office:value-type="float" office:value="6224" calcext:value-type="float">
            <text:p>6224</text:p>
          </table:table-cell>
          <table:table-cell office:value-type="float" office:value="13547" calcext:value-type="float">
            <text:p>13547</text:p>
          </table:table-cell>
          <table:table-cell office:value-type="float" office:value="9596" calcext:value-type="float">
            <text:p>9596</text:p>
          </table:table-cell>
          <table:table-cell office:value-type="float" office:value="1" calcext:value-type="float">
            <text:p>1</text:p>
          </table:table-cell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02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05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10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20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f-8x8-4stageSEN-50.pnml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155" calcext:value-type="float">
            <text:p>3155</text:p>
          </table:table-cell>
          <table:table-cell office:value-type="float" office:value="3792638" calcext:value-type="float">
            <text:p>3792638</text:p>
          </table:table-cell>
          <table:table-cell office:value-type="float" office:value="3986841" calcext:value-type="float">
            <text:p>3986841</text:p>
          </table:table-cell>
          <table:table-cell office:value-type="float" office:value="102.3" calcext:value-type="float">
            <text:p>102.3</text:p>
          </table:table-cell>
          <table:table-cell office:value-type="float" office:value="110.4" calcext:value-type="float">
            <text:p>110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tahNoC.pnml</text:p>
          </table:table-cell>
          <table:table-cell office:value-type="float" office:value="216" calcext:value-type="float">
            <text:p>216</text:p>
          </table:table-cell>
          <table:table-cell office:value-type="float" office:value="977" calcext:value-type="float">
            <text:p>977</text:p>
          </table:table-cell>
          <table:table-cell office:value-type="float" office:value="2905" calcext:value-type="float">
            <text:p>290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977" calcext:value-type="float">
            <text:p>977</text:p>
          </table:table-cell>
          <table:table-cell office:value-type="float" office:value="4759924249" calcext:value-type="float">
            <text:p>4759924249</text:p>
          </table:table-cell>
          <table:table-cell office:value-type="float" office:value="26049" calcext:value-type="float">
            <text:p>26049</text:p>
          </table:table-cell>
          <table:table-cell office:value-type="float" office:value="3794" calcext:value-type="float">
            <text:p>3794</text:p>
          </table:table-cell>
          <table:table-cell office:value-type="float" office:value="2919" calcext:value-type="float">
            <text:p>2919</text:p>
          </table:table-cell>
          <table:table-cell office:value-type="float" office:value="2877" calcext:value-type="float">
            <text:p>2877</text:p>
          </table:table-cell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2896783" calcext:value-type="float">
            <text:p>2896783</text:p>
          </table:table-cell>
          <table:table-cell office:value-type="float" office:value="3112308" calcext:value-type="float">
            <text:p>3112308</text:p>
          </table:table-cell>
          <table:table-cell office:value-type="float" office:value="224.5" calcext:value-type="float">
            <text:p>224.5</text:p>
          </table:table-cell>
          <table:table-cell office:value-type="float" office:value="254.1" calcext:value-type="float">
            <text:p>254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tahNoC.pnml</text:p>
          </table:table-cell>
          <table:table-cell office:value-type="float" office:value="216" calcext:value-type="float">
            <text:p>216</text:p>
          </table:table-cell>
          <table:table-cell office:value-type="float" office:value="977" calcext:value-type="float">
            <text:p>977</text:p>
          </table:table-cell>
          <table:table-cell office:value-type="float" office:value="2905" calcext:value-type="float">
            <text:p>290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977" calcext:value-type="float">
            <text:p>977</text:p>
          </table:table-cell>
          <table:table-cell table:number-columns-repeated="6"/>
          <table:table-cell office:value-type="float" office:value="3125" calcext:value-type="float">
            <text:p>3125</text:p>
          </table:table-cell>
          <table:table-cell office:value-type="float" office:value="2896783" calcext:value-type="float">
            <text:p>2896783</text:p>
          </table:table-cell>
          <table:table-cell office:value-type="float" office:value="3112308" calcext:value-type="float">
            <text:p>3112308</text:p>
          </table:table-cell>
          <table:table-cell office:value-type="float" office:value="224.5" calcext:value-type="float">
            <text:p>224.5</text:p>
          </table:table-cell>
          <table:table-cell office:value-type="float" office:value="254.1" calcext:value-type="float">
            <text:p>25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sy2003.pnml</text:p>
          </table:table-cell>
          <table:table-cell office:value-type="float" office:value="485" calcext:value-type="float">
            <text:p>485</text:p>
          </table:table-cell>
          <table:table-cell office:value-type="float" office:value="776" calcext:value-type="float">
            <text:p>776</text:p>
          </table:table-cell>
          <table:table-cell office:value-type="float" office:value="2809" calcext:value-type="float">
            <text:p>2809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776" calcext:value-type="float">
            <text:p>776</text:p>
          </table:table-cell>
          <table:table-cell office:value-type="float" office:value="9.7947391476109E+021" calcext:value-type="float">
            <text:p>9794739147610900000000</text:p>
          </table:table-cell>
          <table:table-cell office:value-type="float" office:value="55228" calcext:value-type="float">
            <text:p>55228</text:p>
          </table:table-cell>
          <table:table-cell office:value-type="float" office:value="4038" calcext:value-type="float">
            <text:p>4038</text:p>
          </table:table-cell>
          <table:table-cell office:value-type="float" office:value="2760" calcext:value-type="float">
            <text:p>2760</text:p>
          </table:table-cell>
          <table:table-cell office:value-type="float" office:value="2694" calcext:value-type="float">
            <text:p>2694</text:p>
          </table:table-cell>
          <table:table-cell office:value-type="float" office:value="1" calcext:value-type="float">
            <text:p>1</text:p>
          </table:table-cell>
          <table:table-cell office:value-type="float" office:value="3363" calcext:value-type="float">
            <text:p>3363</text:p>
          </table:table-cell>
          <table:table-cell office:value-type="float" office:value="2204119" calcext:value-type="float">
            <text:p>2204119</text:p>
          </table:table-cell>
          <table:table-cell office:value-type="float" office:value="2325933" calcext:value-type="float">
            <text:p>2325933</text:p>
          </table:table-cell>
          <table:table-cell office:value-type="float" office:value="132.6" calcext:value-type="float">
            <text:p>132.6</text:p>
          </table:table-cell>
          <table:table-cell office:value-type="float" office:value="157.8" calcext:value-type="float">
            <text:p>157.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asy2003.pnml</text:p>
          </table:table-cell>
          <table:table-cell office:value-type="float" office:value="485" calcext:value-type="float">
            <text:p>485</text:p>
          </table:table-cell>
          <table:table-cell office:value-type="float" office:value="776" calcext:value-type="float">
            <text:p>776</text:p>
          </table:table-cell>
          <table:table-cell office:value-type="float" office:value="2809" calcext:value-type="float">
            <text:p>2809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office:value-type="float" office:value="3363" calcext:value-type="float">
            <text:p>3363</text:p>
          </table:table-cell>
          <table:table-cell office:value-type="float" office:value="2204119" calcext:value-type="float">
            <text:p>2204119</text:p>
          </table:table-cell>
          <table:table-cell office:value-type="float" office:value="2325933" calcext:value-type="float">
            <text:p>2325933</text:p>
          </table:table-cell>
          <table:table-cell office:value-type="float" office:value="132.6" calcext:value-type="float">
            <text:p>132.6</text:p>
          </table:table-cell>
          <table:table-cell office:value-type="float" office:value="157.8" calcext:value-type="float">
            <text:p>157.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A1:Sheet1.AMJ10485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17:56:19.970734353</dc:date>
    <meta:generator>LibreOffice/4.2.8.2$Linux_X86_64 LibreOffice_project/420m0$Build-2</meta:generator>
    <meta:editing-duration>PT50M12S</meta:editing-duration>
    <meta:editing-cycles>3</meta:editing-cycles>
    <meta:document-statistic meta:table-count="1" meta:cell-count="7160" meta:object-count="0"/>
  </office:meta>
</office:document-meta>
</file>